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3e141"/>
    </style:style>
    <style:style style:name="P2" style:family="paragraph" style:parent-style-name="Standard">
      <style:paragraph-properties fo:text-align="start" style:justify-single-word="false"/>
      <style:text-properties style:text-underline-style="none" fo:font-weight="normal" officeooo:rsid="0003fbb8" officeooo:paragraph-rsid="0003fbb8"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57a3f" officeooo:paragraph-rsid="00157a3f"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ca36c" officeooo:paragraph-rsid="001ca36c" style:font-weight-asian="normal" style:font-weight-complex="normal"/>
    </style:style>
    <style:style style:name="P5" style:family="paragraph" style:parent-style-name="Standard">
      <style:paragraph-properties fo:text-align="start" style:justify-single-word="false">
        <style:tab-stops>
          <style:tab-stop style:position="-1.699cm"/>
        </style:tab-stops>
      </style:paragraph-properties>
      <style:text-properties style:text-underline-style="none" fo:font-weight="normal" officeooo:rsid="005663b6" officeooo:paragraph-rsid="005663b6"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5cd217" officeooo:paragraph-rsid="0003fbb8"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5fd071" officeooo:paragraph-rsid="005fd071"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8a9497" officeooo:paragraph-rsid="008a9497"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dd46ee" officeooo:paragraph-rsid="00dd46ee"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e589c7" officeooo:paragraph-rsid="00e589c7"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f70a48" officeooo:paragraph-rsid="00f70a48"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101423a" officeooo:paragraph-rsid="0101423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1411bb4" officeooo:paragraph-rsid="01411bb4"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151bd20" officeooo:paragraph-rsid="0151bd20"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189f1d8" officeooo:paragraph-rsid="0189f1d8"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192ffd7" officeooo:paragraph-rsid="0193b14c"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1c6b520" officeooo:paragraph-rsid="01c8861d"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1c6b520" officeooo:paragraph-rsid="01c8eda7"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1c8861d" officeooo:paragraph-rsid="01c8861d"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1c8eda7" officeooo:paragraph-rsid="01c8eda7"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1c8eda7" officeooo:paragraph-rsid="01cacfa3"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1cacfa3" officeooo:paragraph-rsid="01cacfa3"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1cacfa3" officeooo:paragraph-rsid="01cc1f25" style:font-weight-asian="normal" style:font-weight-complex="normal"/>
    </style:style>
    <style:style style:name="P24" style:family="paragraph" style:parent-style-name="Standard">
      <style:paragraph-properties fo:text-align="start" style:justify-single-word="false"/>
      <style:text-properties style:text-underline-style="none" fo:font-weight="normal" officeooo:rsid="01cacfa3" officeooo:paragraph-rsid="01ccbcd6"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1ccbcd6" officeooo:paragraph-rsid="01ccbcd6"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2154a9c" officeooo:paragraph-rsid="02154a9c"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c969e" officeooo:paragraph-rsid="001c969e"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c2b59e" officeooo:paragraph-rsid="00c2b59e"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15b6c75" officeooo:paragraph-rsid="015b6c75"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29144ec" officeooo:paragraph-rsid="029144ec"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2a256fb" officeooo:paragraph-rsid="02a256fb" style:font-weight-asian="normal" style:font-weight-complex="normal"/>
    </style:style>
    <style:style style:name="P32" style:family="paragraph" style:parent-style-name="Standard">
      <style:paragraph-properties fo:text-align="start" style:justify-single-word="false"/>
      <style:text-properties style:text-underline-style="none" fo:font-weight="normal" officeooo:rsid="02a89edc" officeooo:paragraph-rsid="02a89edc"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2b25b68" officeooo:paragraph-rsid="02b25b68"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7f2973" officeooo:paragraph-rsid="0088e5ab" fo:background-color="transparent" style:font-weight-asian="normal" style:font-weight-complex="normal"/>
    </style:style>
    <style:style style:name="P35" style:family="paragraph" style:parent-style-name="Standard">
      <style:paragraph-properties fo:text-align="start" style:justify-single-word="false"/>
      <style:text-properties style:text-underline-style="none" fo:font-weight="bold" officeooo:rsid="0003fbb8" officeooo:paragraph-rsid="0003fbb8" style:font-weight-asian="bold" style:font-weight-complex="bold"/>
    </style:style>
    <style:style style:name="P36" style:family="paragraph" style:parent-style-name="Standard">
      <style:paragraph-properties fo:text-align="start" style:justify-single-word="false"/>
      <style:text-properties style:text-underline-style="none" fo:font-weight="bold" officeooo:rsid="0003fbb8" officeooo:paragraph-rsid="001a776e" style:font-weight-asian="bold" style:font-weight-complex="bold"/>
    </style:style>
    <style:style style:name="P37" style:family="paragraph" style:parent-style-name="Standard">
      <style:paragraph-properties fo:text-align="start" style:justify-single-word="false"/>
      <style:text-properties style:text-underline-style="none" fo:font-weight="bold" officeooo:rsid="001a776e" officeooo:paragraph-rsid="001a776e" style:font-weight-asian="bold" style:font-weight-complex="bold"/>
    </style:style>
    <style:style style:name="P38" style:family="paragraph" style:parent-style-name="Standard">
      <style:paragraph-properties fo:text-align="start" style:justify-single-word="false"/>
      <style:text-properties style:text-underline-style="none" fo:font-weight="bold" officeooo:rsid="001a776e" officeooo:paragraph-rsid="001c969e" style:font-weight-asian="bold" style:font-weight-complex="bold"/>
    </style:style>
    <style:style style:name="P39" style:family="paragraph" style:parent-style-name="Standard">
      <style:paragraph-properties fo:text-align="start" style:justify-single-word="false"/>
      <style:text-properties style:text-underline-style="none" fo:font-weight="bold" officeooo:rsid="00a75a0a" officeooo:paragraph-rsid="00a75a0a" style:font-weight-asian="bold" style:font-weight-complex="bold"/>
    </style:style>
    <style:style style:name="P40" style:family="paragraph" style:parent-style-name="Standard">
      <style:paragraph-properties fo:text-align="start" style:justify-single-word="false"/>
      <style:text-properties style:text-underline-style="none" fo:font-weight="bold" officeooo:rsid="00c2b59e" officeooo:paragraph-rsid="00c2b59e" style:font-weight-asian="bold" style:font-weight-complex="bold"/>
    </style:style>
    <style:style style:name="P41" style:family="paragraph" style:parent-style-name="Standard">
      <style:paragraph-properties fo:text-align="start" style:justify-single-word="false"/>
      <style:text-properties style:text-underline-style="none" fo:font-weight="bold" officeooo:rsid="0142e986" officeooo:paragraph-rsid="0142e986" style:font-weight-asian="bold" style:font-weight-complex="bold"/>
    </style:style>
    <style:style style:name="P42" style:family="paragraph" style:parent-style-name="Standard">
      <style:paragraph-properties fo:text-align="start" style:justify-single-word="false"/>
      <style:text-properties style:text-underline-style="none" fo:font-weight="bold" officeooo:rsid="0151bd20" officeooo:paragraph-rsid="0151bd20" style:font-weight-asian="bold" style:font-weight-complex="bold"/>
    </style:style>
    <style:style style:name="P43" style:family="paragraph" style:parent-style-name="Standard">
      <style:paragraph-properties fo:text-align="start" style:justify-single-word="false"/>
      <style:text-properties style:text-underline-style="none" fo:font-weight="bold" officeooo:rsid="01e1dd40" officeooo:paragraph-rsid="01e2a3c1" style:font-weight-asian="bold" style:font-weight-complex="bold"/>
    </style:style>
    <style:style style:name="P44" style:family="paragraph" style:parent-style-name="Standard">
      <style:paragraph-properties fo:text-align="start" style:justify-single-word="false"/>
      <style:text-properties style:text-underline-style="none" fo:font-weight="bold" officeooo:rsid="01e1dd40" officeooo:paragraph-rsid="01e60265" style:font-weight-asian="bold" style:font-weight-complex="bold"/>
    </style:style>
    <style:style style:name="P45" style:family="paragraph" style:parent-style-name="Standard">
      <style:paragraph-properties fo:text-align="start" style:justify-single-word="false"/>
      <style:text-properties style:text-underline-style="none" fo:font-weight="bold" officeooo:rsid="0219bad3" officeooo:paragraph-rsid="0219bad3" style:font-weight-asian="bold" style:font-weight-complex="bold"/>
    </style:style>
    <style:style style:name="P46" style:family="paragraph" style:parent-style-name="Standard">
      <style:paragraph-properties fo:text-align="start" style:justify-single-word="false"/>
      <style:text-properties style:text-underline-style="none" fo:font-weight="bold" officeooo:rsid="001c969e" officeooo:paragraph-rsid="001c969e" style:font-weight-asian="bold" style:font-weight-complex="bold"/>
    </style:style>
    <style:style style:name="P47" style:family="paragraph" style:parent-style-name="Standard">
      <style:paragraph-properties fo:text-align="start" style:justify-single-word="false"/>
      <style:text-properties style:text-underline-style="none" fo:font-weight="bold" officeooo:rsid="024ac397" officeooo:paragraph-rsid="024ac397" style:font-weight-asian="bold" style:font-weight-complex="bold"/>
    </style:style>
    <style:style style:name="P48" style:family="paragraph" style:parent-style-name="Standard">
      <style:paragraph-properties fo:text-align="start" style:justify-single-word="false"/>
      <style:text-properties style:text-underline-style="none" fo:font-weight="bold" officeooo:rsid="029144ec" officeooo:paragraph-rsid="029144ec" style:font-weight-asian="bold" style:font-weight-complex="bold"/>
    </style:style>
    <style:style style:name="P49" style:family="paragraph" style:parent-style-name="Standard">
      <style:paragraph-properties fo:text-align="start" style:justify-single-word="false"/>
      <style:text-properties style:text-underline-style="none" fo:font-weight="bold" officeooo:rsid="0295fb6a" officeooo:paragraph-rsid="0295fb6a" style:font-weight-asian="bold" style:font-weight-complex="bold"/>
    </style:style>
    <style:style style:name="P50" style:family="paragraph" style:parent-style-name="Standard">
      <style:paragraph-properties fo:text-align="start" style:justify-single-word="false"/>
      <style:text-properties style:text-underline-style="none" fo:font-weight="bold" officeooo:rsid="0003fbb8" officeooo:paragraph-rsid="0003fbb8" fo:background-color="transparent" style:font-weight-asian="bold" style:font-weight-complex="bold"/>
    </style:style>
    <style:style style:name="P51" style:family="paragraph" style:parent-style-name="Standard">
      <style:paragraph-properties fo:text-align="start" style:justify-single-word="false"/>
      <style:text-properties style:text-underline-style="none" fo:font-weight="bold" officeooo:rsid="007d7341" officeooo:paragraph-rsid="007f2973" fo:background-color="transparent" style:font-weight-asian="bold" style:font-weight-complex="bold"/>
    </style:style>
    <style:style style:name="P52" style:family="paragraph" style:parent-style-name="Standard">
      <style:paragraph-properties fo:text-align="start" style:justify-single-word="false"/>
      <style:text-properties style:text-underline-style="none" fo:font-weight="bold" officeooo:rsid="00871d88" officeooo:paragraph-rsid="00871d88" fo:background-color="transparent" style:font-weight-asian="bold" style:font-weight-complex="bold"/>
    </style:style>
    <style:style style:name="P53" style:family="paragraph" style:parent-style-name="Standard">
      <style:paragraph-properties fo:text-align="start" style:justify-single-word="false"/>
      <style:text-properties style:text-underline-style="solid" style:text-underline-width="auto" style:text-underline-color="font-color" fo:font-weight="bold" officeooo:rsid="00797820" officeooo:paragraph-rsid="00797820" style:font-weight-asian="bold" style:font-weight-complex="bold"/>
    </style:style>
    <style:style style:name="P54" style:family="paragraph" style:parent-style-name="Standard">
      <style:paragraph-properties fo:text-align="start" style:justify-single-word="false"/>
      <style:text-properties style:text-underline-style="solid" style:text-underline-width="auto" style:text-underline-color="font-color" fo:font-weight="bold" officeooo:rsid="00777893" officeooo:paragraph-rsid="00777893" style:font-weight-asian="bold" style:font-weight-complex="bold"/>
    </style:style>
    <style:style style:name="P55" style:family="paragraph" style:parent-style-name="Standard">
      <style:paragraph-properties fo:text-align="start" style:justify-single-word="false"/>
      <style:text-properties fo:font-size="8pt" style:text-underline-style="none" fo:font-weight="bold" officeooo:rsid="008a9497" officeooo:paragraph-rsid="008a9497" style:font-size-asian="8pt" style:font-weight-asian="bold" style:font-size-complex="8pt" style:font-weight-complex="bold"/>
    </style:style>
    <style:style style:name="P56" style:family="paragraph" style:parent-style-name="Standard">
      <style:paragraph-properties fo:text-align="start" style:justify-single-word="false"/>
      <style:text-properties style:text-underline-style="solid" style:text-underline-type="double" style:text-underline-width="auto" style:text-underline-color="font-color" fo:font-weight="bold" officeooo:rsid="0003fbb8" officeooo:paragraph-rsid="0003fbb8" style:font-weight-asian="bold" style:font-weight-complex="bold"/>
    </style:style>
    <style:style style:name="P57" style:family="paragraph" style:parent-style-name="Standard">
      <style:paragraph-properties fo:text-align="start" style:justify-single-word="false"/>
      <style:text-properties fo:color="#800000" fo:font-size="12pt" style:text-underline-style="solid" style:text-underline-width="auto" style:text-underline-color="font-color" fo:font-weight="bold" officeooo:rsid="0003e141" officeooo:paragraph-rsid="0003e141" fo:background-color="#dddddd" style:font-size-asian="10.5pt" style:font-weight-asian="bold" style:font-size-complex="12pt" style:font-weight-complex="bold"/>
    </style:style>
    <style:style style:name="P58" style:family="paragraph" style:parent-style-name="Standard">
      <style:paragraph-properties fo:margin-left="1.251cm" fo:margin-right="0cm" fo:text-align="start" style:justify-single-word="false" fo:text-indent="-0.635cm" style:auto-text-indent="false">
        <style:tab-stops>
          <style:tab-stop style:position="0.044cm"/>
        </style:tab-stops>
      </style:paragraph-properties>
      <style:text-properties style:text-underline-style="none" fo:font-weight="normal" officeooo:rsid="0066d03c" officeooo:paragraph-rsid="0066d03c" style:font-weight-asian="normal" style:font-weight-complex="normal"/>
    </style:style>
    <style:style style:name="P59" style:family="paragraph" style:parent-style-name="Standard">
      <style:paragraph-properties fo:margin-left="1.251cm" fo:margin-right="0cm" fo:text-align="start" style:justify-single-word="false" fo:text-indent="-0.635cm" style:auto-text-indent="false">
        <style:tab-stops>
          <style:tab-stop style:position="0.044cm"/>
        </style:tab-stops>
      </style:paragraph-properties>
      <style:text-properties style:text-underline-style="solid" style:text-underline-width="auto" style:text-underline-color="font-color" fo:font-weight="bold" officeooo:rsid="0067f860" officeooo:paragraph-rsid="0067f860" style:font-weight-asian="bold" style:font-weight-complex="bold"/>
    </style:style>
    <style:style style:name="P60" style:family="paragraph" style:parent-style-name="Standard" style:list-style-name="L1">
      <style:paragraph-properties fo:text-align="start" style:justify-single-word="false"/>
      <style:text-properties style:text-underline-style="none" fo:font-weight="normal" officeooo:rsid="00056e15" officeooo:paragraph-rsid="00056e15" style:font-weight-asian="normal" style:font-weight-complex="normal"/>
    </style:style>
    <style:style style:name="P61" style:family="paragraph" style:parent-style-name="Standard" style:list-style-name="L1">
      <style:paragraph-properties fo:text-align="start" style:justify-single-word="false"/>
      <style:text-properties style:text-underline-style="none" fo:font-weight="normal" officeooo:rsid="00069b9a" officeooo:paragraph-rsid="00069b9a" style:font-weight-asian="normal" style:font-weight-complex="normal"/>
    </style:style>
    <style:style style:name="P62" style:family="paragraph" style:parent-style-name="Standard" style:list-style-name="L1">
      <style:paragraph-properties fo:text-align="start" style:justify-single-word="false"/>
      <style:text-properties style:text-underline-style="none" fo:font-weight="normal" officeooo:rsid="00081ad1" officeooo:paragraph-rsid="00081ad1" style:font-weight-asian="normal" style:font-weight-complex="normal"/>
    </style:style>
    <style:style style:name="P63" style:family="paragraph" style:parent-style-name="Standard" style:list-style-name="L1">
      <style:paragraph-properties fo:text-align="start" style:justify-single-word="false"/>
      <style:text-properties style:text-underline-style="none" fo:font-weight="normal" officeooo:rsid="00090ede" officeooo:paragraph-rsid="00090ede" style:font-weight-asian="normal" style:font-weight-complex="normal"/>
    </style:style>
    <style:style style:name="P64" style:family="paragraph" style:parent-style-name="Standard" style:list-style-name="L1">
      <style:paragraph-properties fo:text-align="start" style:justify-single-word="false"/>
      <style:text-properties style:text-underline-style="none" fo:font-weight="normal" officeooo:rsid="000a30f9" officeooo:paragraph-rsid="000a30f9" style:font-weight-asian="normal" style:font-weight-complex="normal"/>
    </style:style>
    <style:style style:name="P65" style:family="paragraph" style:parent-style-name="Standard" style:list-style-name="L1">
      <style:paragraph-properties fo:text-align="start" style:justify-single-word="false"/>
      <style:text-properties style:text-underline-style="none" fo:font-weight="normal" officeooo:rsid="000b9af0" officeooo:paragraph-rsid="000b9af0" style:font-weight-asian="normal" style:font-weight-complex="normal"/>
    </style:style>
    <style:style style:name="P66" style:family="paragraph" style:parent-style-name="Standard" style:list-style-name="L1">
      <style:paragraph-properties fo:text-align="start" style:justify-single-word="false"/>
      <style:text-properties style:text-underline-style="none" fo:font-weight="normal" officeooo:rsid="000be937" officeooo:paragraph-rsid="000be937" style:font-weight-asian="normal" style:font-weight-complex="normal"/>
    </style:style>
    <style:style style:name="P67" style:family="paragraph" style:parent-style-name="Standard" style:list-style-name="L1">
      <style:paragraph-properties fo:text-align="start" style:justify-single-word="false"/>
      <style:text-properties style:text-underline-style="none" fo:font-weight="normal" officeooo:rsid="000db046" officeooo:paragraph-rsid="000db046" style:font-weight-asian="normal" style:font-weight-complex="normal"/>
    </style:style>
    <style:style style:name="P68" style:family="paragraph" style:parent-style-name="Standard" style:list-style-name="L1">
      <style:paragraph-properties fo:text-align="start" style:justify-single-word="false"/>
      <style:text-properties style:text-underline-style="none" fo:font-weight="normal" officeooo:rsid="000dba44" officeooo:paragraph-rsid="000dba44" style:font-weight-asian="normal" style:font-weight-complex="normal"/>
    </style:style>
    <style:style style:name="P69" style:family="paragraph" style:parent-style-name="Standard" style:list-style-name="L1">
      <style:paragraph-properties fo:text-align="start" style:justify-single-word="false"/>
      <style:text-properties style:text-underline-style="none" fo:font-weight="normal" officeooo:rsid="00105bc4" officeooo:paragraph-rsid="00105bc4" style:font-weight-asian="normal" style:font-weight-complex="normal"/>
    </style:style>
    <style:style style:name="P70" style:family="paragraph" style:parent-style-name="Standard" style:list-style-name="L1">
      <style:paragraph-properties fo:text-align="start" style:justify-single-word="false"/>
      <style:text-properties style:text-underline-style="none" fo:font-weight="normal" officeooo:rsid="00120ca4" officeooo:paragraph-rsid="00120ca4" style:font-weight-asian="normal" style:font-weight-complex="normal"/>
    </style:style>
    <style:style style:name="P71" style:family="paragraph" style:parent-style-name="Standard" style:list-style-name="L1">
      <style:paragraph-properties fo:text-align="start" style:justify-single-word="false"/>
      <style:text-properties style:text-underline-style="none" fo:font-weight="normal" officeooo:rsid="0012beac" officeooo:paragraph-rsid="0012beac" style:font-weight-asian="normal" style:font-weight-complex="normal"/>
    </style:style>
    <style:style style:name="P72" style:family="paragraph" style:parent-style-name="Standard" style:list-style-name="L1">
      <style:paragraph-properties fo:text-align="start" style:justify-single-word="false"/>
      <style:text-properties style:text-underline-style="none" fo:font-weight="normal" officeooo:rsid="0012ede8" officeooo:paragraph-rsid="0012ede8" style:font-weight-asian="normal" style:font-weight-complex="normal"/>
    </style:style>
    <style:style style:name="P73" style:family="paragraph" style:parent-style-name="Standard" style:list-style-name="L1">
      <style:paragraph-properties fo:text-align="start" style:justify-single-word="false"/>
      <style:text-properties style:text-underline-style="none" fo:font-weight="normal" officeooo:rsid="0013bc18" officeooo:paragraph-rsid="0013bc18" style:font-weight-asian="normal" style:font-weight-complex="normal"/>
    </style:style>
    <style:style style:name="P74" style:family="paragraph" style:parent-style-name="Standard" style:list-style-name="L1">
      <style:paragraph-properties fo:text-align="start" style:justify-single-word="false"/>
      <style:text-properties style:text-underline-style="none" fo:font-weight="normal" officeooo:rsid="00157a3f" officeooo:paragraph-rsid="00157a3f" style:font-weight-asian="normal" style:font-weight-complex="normal"/>
    </style:style>
    <style:style style:name="P75" style:family="paragraph" style:parent-style-name="Standard" style:list-style-name="L1">
      <style:paragraph-properties fo:text-align="start" style:justify-single-word="false"/>
      <style:text-properties style:text-underline-style="none" fo:font-weight="normal" officeooo:rsid="0018b609" officeooo:paragraph-rsid="0018b609" style:font-weight-asian="normal" style:font-weight-complex="normal"/>
    </style:style>
    <style:style style:name="P76" style:family="paragraph" style:parent-style-name="Standard" style:list-style-name="L1">
      <style:paragraph-properties fo:text-align="start" style:justify-single-word="false"/>
      <style:text-properties style:text-underline-style="none" fo:font-weight="normal" officeooo:rsid="0019186d" officeooo:paragraph-rsid="0019186d" style:font-weight-asian="normal" style:font-weight-complex="normal"/>
    </style:style>
    <style:style style:name="P77" style:family="paragraph" style:parent-style-name="Standard" style:list-style-name="L2">
      <style:paragraph-properties fo:text-align="start" style:justify-single-word="false"/>
      <style:text-properties style:text-underline-style="none" fo:font-weight="normal" officeooo:rsid="0022d446" officeooo:paragraph-rsid="0022d446" style:font-weight-asian="normal" style:font-weight-complex="normal"/>
    </style:style>
    <style:style style:name="P78" style:family="paragraph" style:parent-style-name="Standard" style:list-style-name="L2">
      <style:paragraph-properties fo:text-align="start" style:justify-single-word="false"/>
      <style:text-properties style:text-underline-style="none" fo:font-weight="normal" officeooo:rsid="0023c172" officeooo:paragraph-rsid="0023c172" style:font-weight-asian="normal" style:font-weight-complex="normal"/>
    </style:style>
    <style:style style:name="P79" style:family="paragraph" style:parent-style-name="Standard" style:list-style-name="L2">
      <style:paragraph-properties fo:text-align="start" style:justify-single-word="false"/>
      <style:text-properties style:text-underline-style="none" fo:font-weight="normal" officeooo:rsid="002431f6" officeooo:paragraph-rsid="002431f6" style:font-weight-asian="normal" style:font-weight-complex="normal"/>
    </style:style>
    <style:style style:name="P80" style:family="paragraph" style:parent-style-name="Standard" style:list-style-name="L2">
      <style:paragraph-properties fo:text-align="start" style:justify-single-word="false"/>
      <style:text-properties style:text-underline-style="none" fo:font-weight="normal" officeooo:rsid="0024fd9f" officeooo:paragraph-rsid="0024fd9f" style:font-weight-asian="normal" style:font-weight-complex="normal"/>
    </style:style>
    <style:style style:name="P81" style:family="paragraph" style:parent-style-name="Standard" style:list-style-name="L2">
      <style:paragraph-properties fo:text-align="start" style:justify-single-word="false"/>
      <style:text-properties style:text-underline-style="none" fo:font-weight="normal" officeooo:rsid="002a299a" officeooo:paragraph-rsid="002a299a" style:font-weight-asian="normal" style:font-weight-complex="normal"/>
    </style:style>
    <style:style style:name="P82" style:family="paragraph" style:parent-style-name="Standard" style:list-style-name="L2">
      <style:paragraph-properties fo:text-align="start" style:justify-single-word="false"/>
      <style:text-properties style:text-underline-style="none" fo:font-weight="normal" officeooo:rsid="002c11e6" officeooo:paragraph-rsid="002c11e6" style:font-weight-asian="normal" style:font-weight-complex="normal"/>
    </style:style>
    <style:style style:name="P83" style:family="paragraph" style:parent-style-name="Standard" style:list-style-name="L2">
      <style:paragraph-properties fo:text-align="start" style:justify-single-word="false"/>
      <style:text-properties style:text-underline-style="none" fo:font-weight="normal" officeooo:rsid="002fae5e" officeooo:paragraph-rsid="002fae5e" style:font-weight-asian="normal" style:font-weight-complex="normal"/>
    </style:style>
    <style:style style:name="P84" style:family="paragraph" style:parent-style-name="Standard" style:list-style-name="L2">
      <style:paragraph-properties fo:text-align="start" style:justify-single-word="false"/>
      <style:text-properties style:text-underline-style="none" fo:font-weight="normal" officeooo:rsid="003053b0" officeooo:paragraph-rsid="003053b0" style:font-weight-asian="normal" style:font-weight-complex="normal"/>
    </style:style>
    <style:style style:name="P85" style:family="paragraph" style:parent-style-name="Standard" style:list-style-name="L2">
      <style:paragraph-properties fo:text-align="start" style:justify-single-word="false"/>
      <style:text-properties style:text-underline-style="none" fo:font-weight="normal" officeooo:rsid="00317a81" officeooo:paragraph-rsid="00317a81" style:font-weight-asian="normal" style:font-weight-complex="normal"/>
    </style:style>
    <style:style style:name="P86" style:family="paragraph" style:parent-style-name="Standard" style:list-style-name="L3">
      <style:paragraph-properties fo:text-align="start" style:justify-single-word="false"/>
      <style:text-properties style:text-underline-style="none" fo:font-weight="normal" officeooo:rsid="0032de40" officeooo:paragraph-rsid="0032de40" style:font-weight-asian="normal" style:font-weight-complex="normal"/>
    </style:style>
    <style:style style:name="P87" style:family="paragraph" style:parent-style-name="Standard" style:list-style-name="L3">
      <style:paragraph-properties fo:text-align="start" style:justify-single-word="false"/>
      <style:text-properties style:text-underline-style="none" fo:font-weight="normal" officeooo:rsid="00343276" officeooo:paragraph-rsid="00343276" style:font-weight-asian="normal" style:font-weight-complex="normal"/>
    </style:style>
    <style:style style:name="P88" style:family="paragraph" style:parent-style-name="Standard" style:list-style-name="L3">
      <style:paragraph-properties fo:text-align="start" style:justify-single-word="false"/>
      <style:text-properties style:text-underline-style="none" fo:font-weight="normal" officeooo:rsid="00354b5d" officeooo:paragraph-rsid="00354b5d" style:font-weight-asian="normal" style:font-weight-complex="normal"/>
    </style:style>
    <style:style style:name="P89" style:family="paragraph" style:parent-style-name="Standard" style:list-style-name="L3">
      <style:paragraph-properties fo:text-align="start" style:justify-single-word="false"/>
      <style:text-properties style:text-underline-style="none" fo:font-weight="normal" officeooo:rsid="003616e2" officeooo:paragraph-rsid="003616e2" style:font-weight-asian="normal" style:font-weight-complex="normal"/>
    </style:style>
    <style:style style:name="P90" style:family="paragraph" style:parent-style-name="Standard" style:list-style-name="L3">
      <style:paragraph-properties fo:text-align="start" style:justify-single-word="false"/>
      <style:text-properties style:text-underline-style="none" fo:font-weight="normal" officeooo:rsid="003688ec" officeooo:paragraph-rsid="003688ec" style:font-weight-asian="normal" style:font-weight-complex="normal"/>
    </style:style>
    <style:style style:name="P91" style:family="paragraph" style:parent-style-name="Standard" style:list-style-name="L3">
      <style:paragraph-properties fo:text-align="start" style:justify-single-word="false"/>
      <style:text-properties style:text-underline-style="none" fo:font-weight="normal" officeooo:rsid="003a5e12" officeooo:paragraph-rsid="003a5e12" style:font-weight-asian="normal" style:font-weight-complex="normal"/>
    </style:style>
    <style:style style:name="P92" style:family="paragraph" style:parent-style-name="Standard" style:list-style-name="L3">
      <style:paragraph-properties fo:text-align="start" style:justify-single-word="false"/>
      <style:text-properties style:text-underline-style="none" fo:font-weight="normal" officeooo:rsid="003bc437" officeooo:paragraph-rsid="003bc437" style:font-weight-asian="normal" style:font-weight-complex="normal"/>
    </style:style>
    <style:style style:name="P93" style:family="paragraph" style:parent-style-name="Standard" style:list-style-name="L3">
      <style:paragraph-properties fo:text-align="start" style:justify-single-word="false"/>
      <style:text-properties style:text-underline-style="none" fo:font-weight="normal" officeooo:rsid="003c9e22" officeooo:paragraph-rsid="003c9e22" style:font-weight-asian="normal" style:font-weight-complex="normal"/>
    </style:style>
    <style:style style:name="P94" style:family="paragraph" style:parent-style-name="Standard" style:list-style-name="L3">
      <style:paragraph-properties fo:text-align="start" style:justify-single-word="false"/>
      <style:text-properties style:text-underline-style="none" fo:font-weight="normal" officeooo:rsid="003f43b4" officeooo:paragraph-rsid="003f43b4" style:font-weight-asian="normal" style:font-weight-complex="normal"/>
    </style:style>
    <style:style style:name="P95" style:family="paragraph" style:parent-style-name="Standard" style:list-style-name="L3">
      <style:paragraph-properties fo:text-align="start" style:justify-single-word="false"/>
      <style:text-properties style:text-underline-style="none" fo:font-weight="normal" officeooo:rsid="003fa72c" officeooo:paragraph-rsid="003fa72c" style:font-weight-asian="normal" style:font-weight-complex="normal"/>
    </style:style>
    <style:style style:name="P96" style:family="paragraph" style:parent-style-name="Standard" style:list-style-name="L3">
      <style:paragraph-properties fo:text-align="start" style:justify-single-word="false"/>
      <style:text-properties style:text-underline-style="none" fo:font-weight="normal" officeooo:rsid="0042d425" officeooo:paragraph-rsid="0042d425" style:font-weight-asian="normal" style:font-weight-complex="normal"/>
    </style:style>
    <style:style style:name="P97" style:family="paragraph" style:parent-style-name="Standard" style:list-style-name="L3">
      <style:paragraph-properties fo:text-align="start" style:justify-single-word="false"/>
      <style:text-properties style:text-underline-style="none" fo:font-weight="normal" officeooo:rsid="00448703" officeooo:paragraph-rsid="00448703" style:font-weight-asian="normal" style:font-weight-complex="normal"/>
    </style:style>
    <style:style style:name="P98" style:family="paragraph" style:parent-style-name="Standard" style:list-style-name="L3">
      <style:paragraph-properties fo:text-align="start" style:justify-single-word="false"/>
      <style:text-properties style:text-underline-style="none" fo:font-weight="normal" officeooo:rsid="00479f48" officeooo:paragraph-rsid="00479f48" style:font-weight-asian="normal" style:font-weight-complex="normal"/>
    </style:style>
    <style:style style:name="P99" style:family="paragraph" style:parent-style-name="Standard" style:list-style-name="L3">
      <style:paragraph-properties fo:text-align="start" style:justify-single-word="false"/>
      <style:text-properties style:text-underline-style="none" fo:font-weight="normal" officeooo:rsid="0047cc13" officeooo:paragraph-rsid="0047cc13" style:font-weight-asian="normal" style:font-weight-complex="normal"/>
    </style:style>
    <style:style style:name="P100" style:family="paragraph" style:parent-style-name="Standard" style:list-style-name="L3">
      <style:paragraph-properties fo:text-align="start" style:justify-single-word="false"/>
      <style:text-properties style:text-underline-style="none" fo:font-weight="normal" officeooo:rsid="0048433a" officeooo:paragraph-rsid="0048433a" style:font-weight-asian="normal" style:font-weight-complex="normal"/>
    </style:style>
    <style:style style:name="P101" style:family="paragraph" style:parent-style-name="Standard" style:list-style-name="L6">
      <style:paragraph-properties fo:text-align="start" style:justify-single-word="false">
        <style:tab-stops>
          <style:tab-stop style:position="0.044cm"/>
        </style:tab-stops>
      </style:paragraph-properties>
      <style:text-properties style:text-underline-style="none" fo:font-weight="normal" officeooo:rsid="006aeb96" officeooo:paragraph-rsid="006aeb96" style:font-weight-asian="normal" style:font-weight-complex="normal"/>
    </style:style>
    <style:style style:name="P102" style:family="paragraph" style:parent-style-name="Standard" style:list-style-name="L6">
      <style:paragraph-properties fo:text-align="start" style:justify-single-word="false">
        <style:tab-stops>
          <style:tab-stop style:position="0.044cm"/>
        </style:tab-stops>
      </style:paragraph-properties>
      <style:text-properties style:text-underline-style="none" fo:font-weight="normal" officeooo:rsid="00712669" officeooo:paragraph-rsid="00712669" style:font-weight-asian="normal" style:font-weight-complex="normal"/>
    </style:style>
    <style:style style:name="P103" style:family="paragraph" style:parent-style-name="Standard" style:list-style-name="L6">
      <style:paragraph-properties fo:text-align="start" style:justify-single-word="false">
        <style:tab-stops>
          <style:tab-stop style:position="0.044cm"/>
        </style:tab-stops>
      </style:paragraph-properties>
      <style:text-properties style:text-underline-style="none" fo:font-weight="normal" officeooo:rsid="0072b74f" officeooo:paragraph-rsid="0072b74f" style:font-weight-asian="normal" style:font-weight-complex="normal"/>
    </style:style>
    <style:style style:name="P104" style:family="paragraph" style:parent-style-name="Standard" style:list-style-name="L6">
      <style:paragraph-properties fo:text-align="start" style:justify-single-word="false">
        <style:tab-stops>
          <style:tab-stop style:position="0.044cm"/>
        </style:tab-stops>
      </style:paragraph-properties>
      <style:text-properties style:text-underline-style="none" fo:font-weight="normal" officeooo:rsid="007314f5" officeooo:paragraph-rsid="007314f5" style:font-weight-asian="normal" style:font-weight-complex="normal"/>
    </style:style>
    <style:style style:name="P105" style:family="paragraph" style:parent-style-name="Standard" style:list-style-name="L6">
      <style:paragraph-properties fo:text-align="start" style:justify-single-word="false">
        <style:tab-stops>
          <style:tab-stop style:position="0.044cm"/>
        </style:tab-stops>
      </style:paragraph-properties>
      <style:text-properties style:text-underline-style="none" fo:font-weight="normal" officeooo:rsid="0074d29a" officeooo:paragraph-rsid="0074d29a" style:font-weight-asian="normal" style:font-weight-complex="normal"/>
    </style:style>
    <style:style style:name="P106" style:family="paragraph" style:parent-style-name="Standard" style:list-style-name="L7">
      <style:paragraph-properties fo:text-align="start" style:justify-single-word="false"/>
      <style:text-properties style:text-underline-style="none" fo:font-weight="normal" officeooo:rsid="0078dd81" officeooo:paragraph-rsid="0078dd81" style:font-weight-asian="normal" style:font-weight-complex="normal"/>
    </style:style>
    <style:style style:name="P107" style:family="paragraph" style:parent-style-name="Standard" style:list-style-name="L8">
      <style:paragraph-properties fo:text-align="start" style:justify-single-word="false"/>
      <style:text-properties style:text-underline-style="none" fo:font-weight="normal" officeooo:rsid="007b6700" officeooo:paragraph-rsid="007b6700" style:font-weight-asian="normal" style:font-weight-complex="normal"/>
    </style:style>
    <style:style style:name="P108" style:family="paragraph" style:parent-style-name="Standard" style:list-style-name="L8">
      <style:paragraph-properties fo:text-align="start" style:justify-single-word="false"/>
      <style:text-properties style:text-underline-style="none" fo:font-weight="normal" officeooo:rsid="007d7341" officeooo:paragraph-rsid="007d7341" style:font-weight-asian="normal" style:font-weight-complex="normal"/>
    </style:style>
    <style:style style:name="P109" style:family="paragraph" style:parent-style-name="Standard" style:list-style-name="L11">
      <style:paragraph-properties fo:text-align="start" style:justify-single-word="false"/>
      <style:text-properties style:text-underline-style="none" fo:font-weight="normal" officeooo:rsid="0096ff33" officeooo:paragraph-rsid="0096ff33" style:font-weight-asian="normal" style:font-weight-complex="normal"/>
    </style:style>
    <style:style style:name="P110" style:family="paragraph" style:parent-style-name="Standard" style:list-style-name="L11">
      <style:paragraph-properties fo:text-align="start" style:justify-single-word="false"/>
      <style:text-properties style:text-underline-style="none" fo:font-weight="normal" officeooo:rsid="00972693" officeooo:paragraph-rsid="00972693" style:font-weight-asian="normal" style:font-weight-complex="normal"/>
    </style:style>
    <style:style style:name="P111" style:family="paragraph" style:parent-style-name="Standard" style:list-style-name="L11">
      <style:paragraph-properties fo:text-align="start" style:justify-single-word="false"/>
      <style:text-properties style:text-underline-style="none" fo:font-weight="normal" officeooo:rsid="009aeef1" officeooo:paragraph-rsid="009aeef1" style:font-weight-asian="normal" style:font-weight-complex="normal"/>
    </style:style>
    <style:style style:name="P112" style:family="paragraph" style:parent-style-name="Standard" style:list-style-name="L11">
      <style:paragraph-properties fo:text-align="start" style:justify-single-word="false"/>
      <style:text-properties style:text-underline-style="none" fo:font-weight="normal" officeooo:rsid="009e23e8" officeooo:paragraph-rsid="009e23e8" style:font-weight-asian="normal" style:font-weight-complex="normal"/>
    </style:style>
    <style:style style:name="P113" style:family="paragraph" style:parent-style-name="Standard" style:list-style-name="L11">
      <style:paragraph-properties fo:text-align="start" style:justify-single-word="false"/>
      <style:text-properties style:text-underline-style="none" fo:font-weight="normal" officeooo:rsid="00a12826" officeooo:paragraph-rsid="00a12826" style:font-weight-asian="normal" style:font-weight-complex="normal"/>
    </style:style>
    <style:style style:name="P114" style:family="paragraph" style:parent-style-name="Standard" style:list-style-name="L11">
      <style:paragraph-properties fo:text-align="start" style:justify-single-word="false"/>
      <style:text-properties style:text-underline-style="none" fo:font-weight="normal" officeooo:rsid="00a3e225" officeooo:paragraph-rsid="00a3e225" style:font-weight-asian="normal" style:font-weight-complex="normal"/>
    </style:style>
    <style:style style:name="P115" style:family="paragraph" style:parent-style-name="Standard" style:list-style-name="L11">
      <style:paragraph-properties fo:text-align="start" style:justify-single-word="false"/>
      <style:text-properties style:text-underline-style="none" fo:font-weight="normal" officeooo:rsid="00a54b44" officeooo:paragraph-rsid="00a54b44" style:font-weight-asian="normal" style:font-weight-complex="normal"/>
    </style:style>
    <style:style style:name="P116" style:family="paragraph" style:parent-style-name="Standard" style:list-style-name="L11">
      <style:paragraph-properties fo:text-align="start" style:justify-single-word="false"/>
      <style:text-properties style:text-underline-style="none" fo:font-weight="normal" officeooo:rsid="00a6bc6c" officeooo:paragraph-rsid="00a6bc6c" style:font-weight-asian="normal" style:font-weight-complex="normal"/>
    </style:style>
    <style:style style:name="P117" style:family="paragraph" style:parent-style-name="Standard" style:list-style-name="L11">
      <style:paragraph-properties fo:text-align="start" style:justify-single-word="false"/>
      <style:text-properties style:text-underline-style="none" fo:font-weight="normal" officeooo:rsid="00aa1ac1" officeooo:paragraph-rsid="00aa1ac1" style:font-weight-asian="normal" style:font-weight-complex="normal"/>
    </style:style>
    <style:style style:name="P118" style:family="paragraph" style:parent-style-name="Standard" style:list-style-name="L11">
      <style:paragraph-properties fo:text-align="start" style:justify-single-word="false"/>
      <style:text-properties style:text-underline-style="none" fo:font-weight="normal" officeooo:rsid="00ab851d" officeooo:paragraph-rsid="00ab851d" style:font-weight-asian="normal" style:font-weight-complex="normal"/>
    </style:style>
    <style:style style:name="P119" style:family="paragraph" style:parent-style-name="Standard" style:list-style-name="L11">
      <style:paragraph-properties fo:text-align="start" style:justify-single-word="false"/>
      <style:text-properties style:text-underline-style="none" fo:font-weight="normal" officeooo:rsid="00ad5b81" officeooo:paragraph-rsid="00ad5b81" style:font-weight-asian="normal" style:font-weight-complex="normal"/>
    </style:style>
    <style:style style:name="P120" style:family="paragraph" style:parent-style-name="Standard" style:list-style-name="L11">
      <style:paragraph-properties fo:text-align="start" style:justify-single-word="false"/>
      <style:text-properties style:text-underline-style="none" fo:font-weight="normal" officeooo:rsid="00aecba3" officeooo:paragraph-rsid="00aecba3" style:font-weight-asian="normal" style:font-weight-complex="normal"/>
    </style:style>
    <style:style style:name="P121" style:family="paragraph" style:parent-style-name="Standard" style:list-style-name="L11">
      <style:paragraph-properties fo:text-align="start" style:justify-single-word="false"/>
      <style:text-properties style:text-underline-style="none" fo:font-weight="normal" officeooo:rsid="00b05198" officeooo:paragraph-rsid="00b05198" style:font-weight-asian="normal" style:font-weight-complex="normal"/>
    </style:style>
    <style:style style:name="P122" style:family="paragraph" style:parent-style-name="Standard" style:list-style-name="L11">
      <style:paragraph-properties fo:text-align="start" style:justify-single-word="false"/>
      <style:text-properties style:text-underline-style="none" fo:font-weight="normal" officeooo:rsid="00b0d6e7" officeooo:paragraph-rsid="00b0d6e7" style:font-weight-asian="normal" style:font-weight-complex="normal"/>
    </style:style>
    <style:style style:name="P123" style:family="paragraph" style:parent-style-name="Standard" style:list-style-name="L11">
      <style:paragraph-properties fo:text-align="start" style:justify-single-word="false"/>
      <style:text-properties style:text-underline-style="none" fo:font-weight="normal" officeooo:rsid="00b4c0e2" officeooo:paragraph-rsid="00b4c0e2" style:font-weight-asian="normal" style:font-weight-complex="normal"/>
    </style:style>
    <style:style style:name="P124" style:family="paragraph" style:parent-style-name="Standard" style:list-style-name="L11">
      <style:paragraph-properties fo:text-align="start" style:justify-single-word="false"/>
      <style:text-properties style:text-underline-style="none" fo:font-weight="normal" officeooo:rsid="00b527d5" officeooo:paragraph-rsid="00b527d5" style:font-weight-asian="normal" style:font-weight-complex="normal"/>
    </style:style>
    <style:style style:name="P125" style:family="paragraph" style:parent-style-name="Standard" style:list-style-name="L11">
      <style:paragraph-properties fo:text-align="start" style:justify-single-word="false"/>
      <style:text-properties style:text-underline-style="none" fo:font-weight="normal" officeooo:rsid="00b5df7d" officeooo:paragraph-rsid="00b5df7d" style:font-weight-asian="normal" style:font-weight-complex="normal"/>
    </style:style>
    <style:style style:name="P126" style:family="paragraph" style:parent-style-name="Standard" style:list-style-name="L11">
      <style:paragraph-properties fo:text-align="start" style:justify-single-word="false"/>
      <style:text-properties style:text-underline-style="none" fo:font-weight="normal" officeooo:rsid="00b668ee" officeooo:paragraph-rsid="00b668ee" style:font-weight-asian="normal" style:font-weight-complex="normal"/>
    </style:style>
    <style:style style:name="P127" style:family="paragraph" style:parent-style-name="Standard" style:list-style-name="L11">
      <style:paragraph-properties fo:text-align="start" style:justify-single-word="false"/>
      <style:text-properties style:text-underline-style="none" fo:font-weight="normal" officeooo:rsid="00baacc5" officeooo:paragraph-rsid="00baacc5" style:font-weight-asian="normal" style:font-weight-complex="normal"/>
    </style:style>
    <style:style style:name="P128" style:family="paragraph" style:parent-style-name="Standard" style:list-style-name="L11">
      <style:paragraph-properties fo:text-align="start" style:justify-single-word="false"/>
      <style:text-properties style:text-underline-style="none" fo:font-weight="normal" officeooo:rsid="00bb6205" officeooo:paragraph-rsid="00bb6205" style:font-weight-asian="normal" style:font-weight-complex="normal"/>
    </style:style>
    <style:style style:name="P129" style:family="paragraph" style:parent-style-name="Standard" style:list-style-name="L11">
      <style:paragraph-properties fo:text-align="start" style:justify-single-word="false"/>
      <style:text-properties style:text-underline-style="none" fo:font-weight="normal" officeooo:rsid="00bc8084" officeooo:paragraph-rsid="00bc8084" style:font-weight-asian="normal" style:font-weight-complex="normal"/>
    </style:style>
    <style:style style:name="P130" style:family="paragraph" style:parent-style-name="Standard" style:list-style-name="L11">
      <style:paragraph-properties fo:text-align="start" style:justify-single-word="false"/>
      <style:text-properties style:text-underline-style="none" fo:font-weight="normal" officeooo:rsid="00bdd158" officeooo:paragraph-rsid="00bdd158" style:font-weight-asian="normal" style:font-weight-complex="normal"/>
    </style:style>
    <style:style style:name="P131" style:family="paragraph" style:parent-style-name="Standard" style:list-style-name="L11">
      <style:paragraph-properties fo:text-align="start" style:justify-single-word="false"/>
      <style:text-properties style:text-underline-style="none" fo:font-weight="normal" officeooo:rsid="00bfe6ad" officeooo:paragraph-rsid="00bfe6ad" style:font-weight-asian="normal" style:font-weight-complex="normal"/>
    </style:style>
    <style:style style:name="P132" style:family="paragraph" style:parent-style-name="Standard" style:list-style-name="L11">
      <style:paragraph-properties fo:text-align="start" style:justify-single-word="false"/>
      <style:text-properties style:text-underline-style="none" fo:font-weight="normal" officeooo:rsid="00c0874f" officeooo:paragraph-rsid="00c0874f" style:font-weight-asian="normal" style:font-weight-complex="normal"/>
    </style:style>
    <style:style style:name="P133" style:family="paragraph" style:parent-style-name="Standard" style:list-style-name="L11">
      <style:paragraph-properties fo:text-align="start" style:justify-single-word="false"/>
      <style:text-properties style:text-underline-style="none" fo:font-weight="normal" officeooo:rsid="00c0fb00" officeooo:paragraph-rsid="00c0fb00" style:font-weight-asian="normal" style:font-weight-complex="normal"/>
    </style:style>
    <style:style style:name="P134" style:family="paragraph" style:parent-style-name="Standard" style:list-style-name="L11">
      <style:paragraph-properties fo:text-align="start" style:justify-single-word="false"/>
      <style:text-properties style:text-underline-style="none" fo:font-weight="normal" officeooo:rsid="00c144d6" officeooo:paragraph-rsid="00c144d6" style:font-weight-asian="normal" style:font-weight-complex="normal"/>
    </style:style>
    <style:style style:name="P135" style:family="paragraph" style:parent-style-name="Standard" style:list-style-name="L11">
      <style:paragraph-properties fo:text-align="start" style:justify-single-word="false"/>
      <style:text-properties style:text-underline-style="none" fo:font-weight="normal" officeooo:rsid="00c2b59e" officeooo:paragraph-rsid="00c2b59e" style:font-weight-asian="normal" style:font-weight-complex="normal"/>
    </style:style>
    <style:style style:name="P136" style:family="paragraph" style:parent-style-name="Standard" style:list-style-name="L11">
      <style:paragraph-properties fo:text-align="start" style:justify-single-word="false"/>
      <style:text-properties style:text-underline-style="none" fo:font-weight="normal" officeooo:rsid="00c3d878" officeooo:paragraph-rsid="00c3d878" style:font-weight-asian="normal" style:font-weight-complex="normal"/>
    </style:style>
    <style:style style:name="P137" style:family="paragraph" style:parent-style-name="Standard" style:list-style-name="L11">
      <style:paragraph-properties fo:text-align="start" style:justify-single-word="false"/>
      <style:text-properties style:text-underline-style="none" fo:font-weight="normal" officeooo:rsid="00c60575" officeooo:paragraph-rsid="00c60575" style:font-weight-asian="normal" style:font-weight-complex="normal"/>
    </style:style>
    <style:style style:name="P138" style:family="paragraph" style:parent-style-name="Standard" style:list-style-name="L11">
      <style:paragraph-properties fo:text-align="start" style:justify-single-word="false"/>
      <style:text-properties style:text-underline-style="none" fo:font-weight="normal" officeooo:rsid="00c7e5a7" officeooo:paragraph-rsid="00c7e5a7" style:font-weight-asian="normal" style:font-weight-complex="normal"/>
    </style:style>
    <style:style style:name="P139" style:family="paragraph" style:parent-style-name="Standard" style:list-style-name="L11">
      <style:paragraph-properties fo:text-align="start" style:justify-single-word="false"/>
      <style:text-properties style:text-underline-style="none" fo:font-weight="normal" officeooo:rsid="00c868f2" officeooo:paragraph-rsid="00c868f2" style:font-weight-asian="normal" style:font-weight-complex="normal"/>
    </style:style>
    <style:style style:name="P140" style:family="paragraph" style:parent-style-name="Standard" style:list-style-name="L11">
      <style:paragraph-properties fo:text-align="start" style:justify-single-word="false"/>
      <style:text-properties style:text-underline-style="none" fo:font-weight="normal" officeooo:rsid="00c96b0f" officeooo:paragraph-rsid="00c96b0f" style:font-weight-asian="normal" style:font-weight-complex="normal"/>
    </style:style>
    <style:style style:name="P141" style:family="paragraph" style:parent-style-name="Standard" style:list-style-name="L11">
      <style:paragraph-properties fo:text-align="start" style:justify-single-word="false"/>
      <style:text-properties style:text-underline-style="none" fo:font-weight="normal" officeooo:rsid="00ca3fe2" officeooo:paragraph-rsid="00ca3fe2" style:font-weight-asian="normal" style:font-weight-complex="normal"/>
    </style:style>
    <style:style style:name="P142" style:family="paragraph" style:parent-style-name="Standard" style:list-style-name="L11">
      <style:paragraph-properties fo:text-align="start" style:justify-single-word="false"/>
      <style:text-properties style:text-underline-style="none" fo:font-weight="normal" officeooo:rsid="00ca6176" officeooo:paragraph-rsid="00ca6176" style:font-weight-asian="normal" style:font-weight-complex="normal"/>
    </style:style>
    <style:style style:name="P143" style:family="paragraph" style:parent-style-name="Standard" style:list-style-name="L11">
      <style:paragraph-properties fo:text-align="start" style:justify-single-word="false"/>
      <style:text-properties style:text-underline-style="none" fo:font-weight="normal" officeooo:rsid="00cc42b8" officeooo:paragraph-rsid="00cc42b8" style:font-weight-asian="normal" style:font-weight-complex="normal"/>
    </style:style>
    <style:style style:name="P144" style:family="paragraph" style:parent-style-name="Standard" style:list-style-name="L11">
      <style:paragraph-properties fo:text-align="start" style:justify-single-word="false"/>
      <style:text-properties style:text-underline-style="none" fo:font-weight="normal" officeooo:rsid="00ce2087" officeooo:paragraph-rsid="00ce2087" style:font-weight-asian="normal" style:font-weight-complex="normal"/>
    </style:style>
    <style:style style:name="P145" style:family="paragraph" style:parent-style-name="Standard" style:list-style-name="L11">
      <style:paragraph-properties fo:text-align="start" style:justify-single-word="false"/>
      <style:text-properties style:text-underline-style="none" fo:font-weight="normal" officeooo:rsid="00d00673" officeooo:paragraph-rsid="00d00673" style:font-weight-asian="normal" style:font-weight-complex="normal"/>
    </style:style>
    <style:style style:name="P146" style:family="paragraph" style:parent-style-name="Standard" style:list-style-name="L11">
      <style:paragraph-properties fo:text-align="start" style:justify-single-word="false"/>
      <style:text-properties style:text-underline-style="none" fo:font-weight="normal" officeooo:rsid="00d05518" officeooo:paragraph-rsid="00d05518" style:font-weight-asian="normal" style:font-weight-complex="normal"/>
    </style:style>
    <style:style style:name="P147" style:family="paragraph" style:parent-style-name="Standard" style:list-style-name="L11">
      <style:paragraph-properties fo:text-align="start" style:justify-single-word="false"/>
      <style:text-properties style:text-underline-style="none" fo:font-weight="normal" officeooo:rsid="00d0d08d" officeooo:paragraph-rsid="00d0d08d" style:font-weight-asian="normal" style:font-weight-complex="normal"/>
    </style:style>
    <style:style style:name="P148" style:family="paragraph" style:parent-style-name="Standard" style:list-style-name="L11">
      <style:paragraph-properties fo:text-align="start" style:justify-single-word="false"/>
      <style:text-properties style:text-underline-style="none" fo:font-weight="normal" officeooo:rsid="00d23ac3" officeooo:paragraph-rsid="00d23ac3" style:font-weight-asian="normal" style:font-weight-complex="normal"/>
    </style:style>
    <style:style style:name="P149" style:family="paragraph" style:parent-style-name="Standard" style:list-style-name="L11">
      <style:paragraph-properties fo:text-align="start" style:justify-single-word="false"/>
      <style:text-properties style:text-underline-style="none" fo:font-weight="normal" officeooo:rsid="00d2b524" officeooo:paragraph-rsid="00d2b524" style:font-weight-asian="normal" style:font-weight-complex="normal"/>
    </style:style>
    <style:style style:name="P150" style:family="paragraph" style:parent-style-name="Standard" style:list-style-name="L11">
      <style:paragraph-properties fo:text-align="start" style:justify-single-word="false"/>
      <style:text-properties style:text-underline-style="none" fo:font-weight="normal" officeooo:rsid="00d321f0" officeooo:paragraph-rsid="00d321f0" style:font-weight-asian="normal" style:font-weight-complex="normal"/>
    </style:style>
    <style:style style:name="P151" style:family="paragraph" style:parent-style-name="Standard" style:list-style-name="L11">
      <style:paragraph-properties fo:text-align="start" style:justify-single-word="false"/>
      <style:text-properties style:text-underline-style="none" fo:font-weight="normal" officeooo:rsid="00d492ab" officeooo:paragraph-rsid="00d492ab" style:font-weight-asian="normal" style:font-weight-complex="normal"/>
    </style:style>
    <style:style style:name="P152" style:family="paragraph" style:parent-style-name="Standard" style:list-style-name="L11">
      <style:paragraph-properties fo:text-align="start" style:justify-single-word="false"/>
      <style:text-properties style:text-underline-style="none" fo:font-weight="normal" officeooo:rsid="00d54afe" officeooo:paragraph-rsid="00d54afe" style:font-weight-asian="normal" style:font-weight-complex="normal"/>
    </style:style>
    <style:style style:name="P153" style:family="paragraph" style:parent-style-name="Standard" style:list-style-name="L11">
      <style:paragraph-properties fo:text-align="start" style:justify-single-word="false"/>
      <style:text-properties style:text-underline-style="none" fo:font-weight="normal" officeooo:rsid="00d66316" officeooo:paragraph-rsid="00d66316" style:font-weight-asian="normal" style:font-weight-complex="normal"/>
    </style:style>
    <style:style style:name="P154" style:family="paragraph" style:parent-style-name="Standard" style:list-style-name="L11">
      <style:paragraph-properties fo:text-align="start" style:justify-single-word="false"/>
      <style:text-properties style:text-underline-style="none" fo:font-weight="normal" officeooo:rsid="00d8062a" officeooo:paragraph-rsid="00d8062a" style:font-weight-asian="normal" style:font-weight-complex="normal"/>
    </style:style>
    <style:style style:name="P155" style:family="paragraph" style:parent-style-name="Standard" style:list-style-name="L12">
      <style:paragraph-properties fo:text-align="start" style:justify-single-word="false"/>
      <style:text-properties style:text-underline-style="none" fo:font-weight="normal" officeooo:rsid="00d9ee82" officeooo:paragraph-rsid="00d9ee82" style:font-weight-asian="normal" style:font-weight-complex="normal"/>
    </style:style>
    <style:style style:name="P156" style:family="paragraph" style:parent-style-name="Standard" style:list-style-name="L12">
      <style:paragraph-properties fo:text-align="start" style:justify-single-word="false"/>
      <style:text-properties style:text-underline-style="none" fo:font-weight="normal" officeooo:rsid="00db8c40" officeooo:paragraph-rsid="00db8c40" style:font-weight-asian="normal" style:font-weight-complex="normal"/>
    </style:style>
    <style:style style:name="P157" style:family="paragraph" style:parent-style-name="Standard" style:list-style-name="L12">
      <style:paragraph-properties fo:text-align="start" style:justify-single-word="false"/>
      <style:text-properties style:text-underline-style="none" fo:font-weight="normal" officeooo:rsid="00dd46ee" officeooo:paragraph-rsid="00dd46ee" style:font-weight-asian="normal" style:font-weight-complex="normal"/>
    </style:style>
    <style:style style:name="P158" style:family="paragraph" style:parent-style-name="Standard" style:list-style-name="L12">
      <style:paragraph-properties fo:text-align="start" style:justify-single-word="false"/>
      <style:text-properties style:text-underline-style="none" fo:font-weight="normal" officeooo:rsid="00de5ebd" officeooo:paragraph-rsid="00de5ebd" style:font-weight-asian="normal" style:font-weight-complex="normal"/>
    </style:style>
    <style:style style:name="P159" style:family="paragraph" style:parent-style-name="Standard" style:list-style-name="L12">
      <style:paragraph-properties fo:text-align="start" style:justify-single-word="false"/>
      <style:text-properties style:text-underline-style="none" fo:font-weight="normal" officeooo:rsid="00dfac1d" officeooo:paragraph-rsid="00dfac1d" style:font-weight-asian="normal" style:font-weight-complex="normal"/>
    </style:style>
    <style:style style:name="P160" style:family="paragraph" style:parent-style-name="Standard" style:list-style-name="L12">
      <style:paragraph-properties fo:text-align="start" style:justify-single-word="false"/>
      <style:text-properties style:text-underline-style="none" fo:font-weight="normal" officeooo:rsid="00e24c05" officeooo:paragraph-rsid="00e29c10" style:font-weight-asian="normal" style:font-weight-complex="normal"/>
    </style:style>
    <style:style style:name="P161" style:family="paragraph" style:parent-style-name="Standard" style:list-style-name="L12">
      <style:paragraph-properties fo:text-align="start" style:justify-single-word="false"/>
      <style:text-properties style:text-underline-style="none" fo:font-weight="normal" officeooo:rsid="00e589c7" officeooo:paragraph-rsid="00e589c7" style:font-weight-asian="normal" style:font-weight-complex="normal"/>
    </style:style>
    <style:style style:name="P162" style:family="paragraph" style:parent-style-name="Standard" style:list-style-name="L12">
      <style:paragraph-properties fo:text-align="start" style:justify-single-word="false"/>
      <style:text-properties style:text-underline-style="none" fo:font-weight="normal" officeooo:rsid="00e79e29" officeooo:paragraph-rsid="00e79e29" style:font-weight-asian="normal" style:font-weight-complex="normal"/>
    </style:style>
    <style:style style:name="P163" style:family="paragraph" style:parent-style-name="Standard" style:list-style-name="L12">
      <style:paragraph-properties fo:text-align="start" style:justify-single-word="false"/>
      <style:text-properties style:text-underline-style="none" fo:font-weight="normal" officeooo:rsid="00e92083" officeooo:paragraph-rsid="00e92083" style:font-weight-asian="normal" style:font-weight-complex="normal"/>
    </style:style>
    <style:style style:name="P164" style:family="paragraph" style:parent-style-name="Standard" style:list-style-name="L12">
      <style:paragraph-properties fo:text-align="start" style:justify-single-word="false"/>
      <style:text-properties style:text-underline-style="none" fo:font-weight="normal" officeooo:rsid="00eadbb8" officeooo:paragraph-rsid="00eadbb8" style:font-weight-asian="normal" style:font-weight-complex="normal"/>
    </style:style>
    <style:style style:name="P165" style:family="paragraph" style:parent-style-name="Standard" style:list-style-name="L12">
      <style:paragraph-properties fo:text-align="start" style:justify-single-word="false"/>
      <style:text-properties style:text-underline-style="none" fo:font-weight="normal" officeooo:rsid="00eafb3b" officeooo:paragraph-rsid="00eafb3b" style:font-weight-asian="normal" style:font-weight-complex="normal"/>
    </style:style>
    <style:style style:name="P166" style:family="paragraph" style:parent-style-name="Standard" style:list-style-name="L12">
      <style:paragraph-properties fo:text-align="start" style:justify-single-word="false"/>
      <style:text-properties style:text-underline-style="none" fo:font-weight="normal" officeooo:rsid="00ee8479" officeooo:paragraph-rsid="00ee8479" style:font-weight-asian="normal" style:font-weight-complex="normal"/>
    </style:style>
    <style:style style:name="P167" style:family="paragraph" style:parent-style-name="Standard" style:list-style-name="L12">
      <style:paragraph-properties fo:text-align="start" style:justify-single-word="false"/>
      <style:text-properties style:text-underline-style="none" fo:font-weight="normal" officeooo:rsid="00efb31c" officeooo:paragraph-rsid="00efb31c" style:font-weight-asian="normal" style:font-weight-complex="normal"/>
    </style:style>
    <style:style style:name="P168" style:family="paragraph" style:parent-style-name="Standard" style:list-style-name="L12">
      <style:paragraph-properties fo:text-align="start" style:justify-single-word="false"/>
      <style:text-properties style:text-underline-style="none" fo:font-weight="normal" officeooo:rsid="00f1555a" officeooo:paragraph-rsid="00f1555a" style:font-weight-asian="normal" style:font-weight-complex="normal"/>
    </style:style>
    <style:style style:name="P169" style:family="paragraph" style:parent-style-name="Standard" style:list-style-name="L12">
      <style:paragraph-properties fo:text-align="start" style:justify-single-word="false"/>
      <style:text-properties style:text-underline-style="none" fo:font-weight="normal" officeooo:rsid="00f27e39" officeooo:paragraph-rsid="00f27e39" style:font-weight-asian="normal" style:font-weight-complex="normal"/>
    </style:style>
    <style:style style:name="P170" style:family="paragraph" style:parent-style-name="Standard" style:list-style-name="L12">
      <style:paragraph-properties fo:text-align="start" style:justify-single-word="false"/>
      <style:text-properties style:text-underline-style="none" fo:font-weight="normal" officeooo:rsid="00f43d51" officeooo:paragraph-rsid="00f43d51" style:font-weight-asian="normal" style:font-weight-complex="normal"/>
    </style:style>
    <style:style style:name="P171" style:family="paragraph" style:parent-style-name="Standard" style:list-style-name="L12">
      <style:paragraph-properties fo:text-align="start" style:justify-single-word="false"/>
      <style:text-properties style:text-underline-style="none" fo:font-weight="normal" officeooo:rsid="00f4915e" officeooo:paragraph-rsid="00f4915e" style:font-weight-asian="normal" style:font-weight-complex="normal"/>
    </style:style>
    <style:style style:name="P172" style:family="paragraph" style:parent-style-name="Standard" style:list-style-name="L12">
      <style:paragraph-properties fo:text-align="start" style:justify-single-word="false"/>
      <style:text-properties style:text-underline-style="none" fo:font-weight="normal" officeooo:rsid="00f54fd6" officeooo:paragraph-rsid="00f54fd6" style:font-weight-asian="normal" style:font-weight-complex="normal"/>
    </style:style>
    <style:style style:name="P173" style:family="paragraph" style:parent-style-name="Standard" style:list-style-name="L12">
      <style:paragraph-properties fo:text-align="start" style:justify-single-word="false"/>
      <style:text-properties style:text-underline-style="none" fo:font-weight="normal" officeooo:rsid="00f70a48" officeooo:paragraph-rsid="00f70a48" style:font-weight-asian="normal" style:font-weight-complex="normal"/>
    </style:style>
    <style:style style:name="P174" style:family="paragraph" style:parent-style-name="Standard" style:list-style-name="L12">
      <style:paragraph-properties fo:text-align="start" style:justify-single-word="false"/>
      <style:text-properties style:text-underline-style="none" fo:font-weight="normal" officeooo:rsid="00f9914a" officeooo:paragraph-rsid="00f9e2ac" style:font-weight-asian="normal" style:font-weight-complex="normal"/>
    </style:style>
    <style:style style:name="P175" style:family="paragraph" style:parent-style-name="Standard" style:list-style-name="L12">
      <style:paragraph-properties fo:text-align="start" style:justify-single-word="false"/>
      <style:text-properties style:text-underline-style="none" fo:font-weight="normal" officeooo:rsid="00fa443e" officeooo:paragraph-rsid="00fa443e" style:font-weight-asian="normal" style:font-weight-complex="normal"/>
    </style:style>
    <style:style style:name="P176" style:family="paragraph" style:parent-style-name="Standard" style:list-style-name="L12">
      <style:paragraph-properties fo:text-align="start" style:justify-single-word="false"/>
      <style:text-properties style:text-underline-style="none" fo:font-weight="normal" officeooo:rsid="00fdaed0" officeooo:paragraph-rsid="00fe54ee" style:font-weight-asian="normal" style:font-weight-complex="normal"/>
    </style:style>
    <style:style style:name="P177" style:family="paragraph" style:parent-style-name="Standard" style:list-style-name="L12">
      <style:paragraph-properties fo:text-align="start" style:justify-single-word="false"/>
      <style:text-properties style:text-underline-style="none" fo:font-weight="normal" officeooo:rsid="00ffe13d" officeooo:paragraph-rsid="0101bcac" style:font-weight-asian="normal" style:font-weight-complex="normal"/>
    </style:style>
    <style:style style:name="P178" style:family="paragraph" style:parent-style-name="Standard" style:list-style-name="L12">
      <style:paragraph-properties fo:text-align="start" style:justify-single-word="false"/>
      <style:text-properties style:text-underline-style="none" fo:font-weight="normal" officeooo:rsid="0101423a" officeooo:paragraph-rsid="0101bcac" style:font-weight-asian="normal" style:font-weight-complex="normal"/>
    </style:style>
    <style:style style:name="P179" style:family="paragraph" style:parent-style-name="Standard" style:list-style-name="L12">
      <style:paragraph-properties fo:text-align="start" style:justify-single-word="false"/>
      <style:text-properties style:text-underline-style="none" fo:font-weight="normal" officeooo:rsid="0101423a" officeooo:paragraph-rsid="00ffe13d" style:font-weight-asian="normal" style:font-weight-complex="normal"/>
    </style:style>
    <style:style style:name="P180" style:family="paragraph" style:parent-style-name="Standard" style:list-style-name="L13">
      <style:paragraph-properties fo:text-align="start" style:justify-single-word="false"/>
      <style:text-properties style:text-underline-style="none" fo:font-weight="normal" officeooo:rsid="0101423a" officeooo:paragraph-rsid="0101423a" style:font-weight-asian="normal" style:font-weight-complex="normal"/>
    </style:style>
    <style:style style:name="P181" style:family="paragraph" style:parent-style-name="Standard" style:list-style-name="L12">
      <style:paragraph-properties fo:text-align="start" style:justify-single-word="false"/>
      <style:text-properties style:text-underline-style="none" fo:font-weight="normal" officeooo:rsid="01024862" officeooo:paragraph-rsid="01049b8e" style:font-weight-asian="normal" style:font-weight-complex="normal"/>
    </style:style>
    <style:style style:name="P182" style:family="paragraph" style:parent-style-name="Standard" style:list-style-name="L12">
      <style:paragraph-properties fo:text-align="start" style:justify-single-word="false"/>
      <style:text-properties style:text-underline-style="none" fo:font-weight="normal" officeooo:rsid="0104dcef" officeooo:paragraph-rsid="01064756" style:font-weight-asian="normal" style:font-weight-complex="normal"/>
    </style:style>
    <style:style style:name="P183" style:family="paragraph" style:parent-style-name="Standard" style:list-style-name="L12">
      <style:paragraph-properties fo:text-align="start" style:justify-single-word="false"/>
      <style:text-properties style:text-underline-style="none" fo:font-weight="normal" officeooo:rsid="010a8b12" officeooo:paragraph-rsid="010e6b5d" style:font-weight-asian="normal" style:font-weight-complex="normal"/>
    </style:style>
    <style:style style:name="P184" style:family="paragraph" style:parent-style-name="Standard" style:list-style-name="L12">
      <style:paragraph-properties fo:text-align="start" style:justify-single-word="false"/>
      <style:text-properties style:text-underline-style="none" fo:font-weight="normal" officeooo:rsid="01100d71" officeooo:paragraph-rsid="01100d71" style:font-weight-asian="normal" style:font-weight-complex="normal"/>
    </style:style>
    <style:style style:name="P185" style:family="paragraph" style:parent-style-name="Standard" style:list-style-name="L14">
      <style:paragraph-properties fo:text-align="start" style:justify-single-word="false"/>
      <style:text-properties style:text-underline-style="none" fo:font-weight="normal" officeooo:rsid="01133f3d" officeooo:paragraph-rsid="01133f3d" style:font-weight-asian="normal" style:font-weight-complex="normal"/>
    </style:style>
    <style:style style:name="P186" style:family="paragraph" style:parent-style-name="Standard" style:list-style-name="L14">
      <style:paragraph-properties fo:text-align="start" style:justify-single-word="false"/>
      <style:text-properties style:text-underline-style="none" fo:font-weight="normal" officeooo:rsid="0113430d" officeooo:paragraph-rsid="0113430d" style:font-weight-asian="normal" style:font-weight-complex="normal"/>
    </style:style>
    <style:style style:name="P187" style:family="paragraph" style:parent-style-name="Standard" style:list-style-name="L14">
      <style:paragraph-properties fo:text-align="start" style:justify-single-word="false"/>
      <style:text-properties style:text-underline-style="none" fo:font-weight="normal" officeooo:rsid="0116892e" officeooo:paragraph-rsid="0117d22a" style:font-weight-asian="normal" style:font-weight-complex="normal"/>
    </style:style>
    <style:style style:name="P188" style:family="paragraph" style:parent-style-name="Standard" style:list-style-name="L14">
      <style:paragraph-properties fo:text-align="start" style:justify-single-word="false"/>
      <style:text-properties style:text-underline-style="none" fo:font-weight="normal" officeooo:rsid="0118ab31" officeooo:paragraph-rsid="0118ab31" style:font-weight-asian="normal" style:font-weight-complex="normal"/>
    </style:style>
    <style:style style:name="P189" style:family="paragraph" style:parent-style-name="Standard" style:list-style-name="L14">
      <style:paragraph-properties fo:text-align="start" style:justify-single-word="false"/>
      <style:text-properties style:text-underline-style="none" fo:font-weight="normal" officeooo:rsid="011af3b3" officeooo:paragraph-rsid="011af3b3" style:font-weight-asian="normal" style:font-weight-complex="normal"/>
    </style:style>
    <style:style style:name="P190" style:family="paragraph" style:parent-style-name="Standard" style:list-style-name="L14">
      <style:paragraph-properties fo:text-align="start" style:justify-single-word="false"/>
      <style:text-properties style:text-underline-style="none" fo:font-weight="normal" officeooo:rsid="011ceec7" officeooo:paragraph-rsid="011ceec7" style:font-weight-asian="normal" style:font-weight-complex="normal"/>
    </style:style>
    <style:style style:name="P191" style:family="paragraph" style:parent-style-name="Standard" style:list-style-name="L14">
      <style:paragraph-properties fo:text-align="start" style:justify-single-word="false"/>
      <style:text-properties style:text-underline-style="none" fo:font-weight="normal" officeooo:rsid="011dcf88" officeooo:paragraph-rsid="011dcf88" style:font-weight-asian="normal" style:font-weight-complex="normal"/>
    </style:style>
    <style:style style:name="P192" style:family="paragraph" style:parent-style-name="Standard" style:list-style-name="L14">
      <style:paragraph-properties fo:text-align="start" style:justify-single-word="false"/>
      <style:text-properties style:text-underline-style="none" fo:font-weight="normal" officeooo:rsid="01206306" officeooo:paragraph-rsid="01206306" style:font-weight-asian="normal" style:font-weight-complex="normal"/>
    </style:style>
    <style:style style:name="P193" style:family="paragraph" style:parent-style-name="Standard" style:list-style-name="L14">
      <style:paragraph-properties fo:text-align="start" style:justify-single-word="false"/>
      <style:text-properties style:text-underline-style="none" fo:font-weight="normal" officeooo:rsid="0124e40d" officeooo:paragraph-rsid="01256562" style:font-weight-asian="normal" style:font-weight-complex="normal"/>
    </style:style>
    <style:style style:name="P194" style:family="paragraph" style:parent-style-name="Standard" style:list-style-name="L14">
      <style:paragraph-properties fo:text-align="start" style:justify-single-word="false"/>
      <style:text-properties style:text-underline-style="none" fo:font-weight="normal" officeooo:rsid="0129442a" officeooo:paragraph-rsid="0129442a" style:font-weight-asian="normal" style:font-weight-complex="normal"/>
    </style:style>
    <style:style style:name="P195" style:family="paragraph" style:parent-style-name="Standard" style:list-style-name="L14">
      <style:paragraph-properties fo:text-align="start" style:justify-single-word="false"/>
      <style:text-properties style:text-underline-style="none" fo:font-weight="normal" officeooo:rsid="012ba421" officeooo:paragraph-rsid="012ba421" style:font-weight-asian="normal" style:font-weight-complex="normal"/>
    </style:style>
    <style:style style:name="P196" style:family="paragraph" style:parent-style-name="Standard" style:list-style-name="L14">
      <style:paragraph-properties fo:text-align="start" style:justify-single-word="false"/>
      <style:text-properties style:text-underline-style="none" fo:font-weight="normal" officeooo:rsid="012d8fb9" officeooo:paragraph-rsid="012d8fb9" style:font-weight-asian="normal" style:font-weight-complex="normal"/>
    </style:style>
    <style:style style:name="P197" style:family="paragraph" style:parent-style-name="Standard" style:list-style-name="L14">
      <style:paragraph-properties fo:text-align="start" style:justify-single-word="false"/>
      <style:text-properties style:text-underline-style="none" fo:font-weight="normal" officeooo:rsid="0131a5f0" officeooo:paragraph-rsid="0131a5f0" style:font-weight-asian="normal" style:font-weight-complex="normal"/>
    </style:style>
    <style:style style:name="P198" style:family="paragraph" style:parent-style-name="Standard" style:list-style-name="L14">
      <style:paragraph-properties fo:text-align="start" style:justify-single-word="false"/>
      <style:text-properties style:text-underline-style="none" fo:font-weight="normal" officeooo:rsid="01368638" officeooo:paragraph-rsid="01368638" style:font-weight-asian="normal" style:font-weight-complex="normal"/>
    </style:style>
    <style:style style:name="P199" style:family="paragraph" style:parent-style-name="Standard" style:list-style-name="L15">
      <style:paragraph-properties fo:text-align="start" style:justify-single-word="false"/>
      <style:text-properties style:text-underline-style="none" fo:font-weight="normal" officeooo:rsid="013b25f3" officeooo:paragraph-rsid="013b25f3" style:font-weight-asian="normal" style:font-weight-complex="normal"/>
    </style:style>
    <style:style style:name="P200" style:family="paragraph" style:parent-style-name="Standard" style:list-style-name="L15">
      <style:paragraph-properties fo:text-align="start" style:justify-single-word="false"/>
      <style:text-properties style:text-underline-style="none" fo:font-weight="normal" officeooo:rsid="013c1d5f" officeooo:paragraph-rsid="013c1d5f" style:font-weight-asian="normal" style:font-weight-complex="normal"/>
    </style:style>
    <style:style style:name="P201" style:family="paragraph" style:parent-style-name="Standard" style:list-style-name="L15">
      <style:paragraph-properties fo:text-align="start" style:justify-single-word="false"/>
      <style:text-properties style:text-underline-style="none" fo:font-weight="normal" officeooo:rsid="013dbe89" officeooo:paragraph-rsid="013dbe89" style:font-weight-asian="normal" style:font-weight-complex="normal"/>
    </style:style>
    <style:style style:name="P202" style:family="paragraph" style:parent-style-name="Standard" style:list-style-name="L15">
      <style:paragraph-properties fo:text-align="start" style:justify-single-word="false"/>
      <style:text-properties style:text-underline-style="none" fo:font-weight="normal" officeooo:rsid="013ee0ea" officeooo:paragraph-rsid="013ee0ea" style:font-weight-asian="normal" style:font-weight-complex="normal"/>
    </style:style>
    <style:style style:name="P203" style:family="paragraph" style:parent-style-name="Standard" style:list-style-name="L15">
      <style:paragraph-properties fo:text-align="start" style:justify-single-word="false"/>
      <style:text-properties style:text-underline-style="none" fo:font-weight="normal" officeooo:rsid="01408834" officeooo:paragraph-rsid="01408834" style:font-weight-asian="normal" style:font-weight-complex="normal"/>
    </style:style>
    <style:style style:name="P204" style:family="paragraph" style:parent-style-name="Standard" style:list-style-name="L15">
      <style:paragraph-properties fo:text-align="start" style:justify-single-word="false"/>
      <style:text-properties style:text-underline-style="none" fo:font-weight="normal" officeooo:rsid="01411bb4" officeooo:paragraph-rsid="01411bb4" style:font-weight-asian="normal" style:font-weight-complex="normal"/>
    </style:style>
    <style:style style:name="P205" style:family="paragraph" style:parent-style-name="Standard" style:list-style-name="L15">
      <style:paragraph-properties fo:text-align="start" style:justify-single-word="false"/>
      <style:text-properties style:text-underline-style="none" fo:font-weight="normal" officeooo:rsid="0142e986" officeooo:paragraph-rsid="0142e986" style:font-weight-asian="normal" style:font-weight-complex="normal"/>
    </style:style>
    <style:style style:name="P206" style:family="paragraph" style:parent-style-name="Standard" style:list-style-name="L15">
      <style:paragraph-properties fo:text-align="start" style:justify-single-word="false"/>
      <style:text-properties style:text-underline-style="none" fo:font-weight="normal" officeooo:rsid="01433490" officeooo:paragraph-rsid="01433490" style:font-weight-asian="normal" style:font-weight-complex="normal"/>
    </style:style>
    <style:style style:name="P207" style:family="paragraph" style:parent-style-name="Standard" style:list-style-name="L15">
      <style:paragraph-properties fo:text-align="start" style:justify-single-word="false"/>
      <style:text-properties style:text-underline-style="none" fo:font-weight="normal" officeooo:rsid="014602c1" officeooo:paragraph-rsid="014602c1" style:font-weight-asian="normal" style:font-weight-complex="normal"/>
    </style:style>
    <style:style style:name="P208" style:family="paragraph" style:parent-style-name="Standard" style:list-style-name="L15">
      <style:paragraph-properties fo:text-align="start" style:justify-single-word="false"/>
      <style:text-properties style:text-underline-style="none" fo:font-weight="normal" officeooo:rsid="0148561a" officeooo:paragraph-rsid="0148561a" style:font-weight-asian="normal" style:font-weight-complex="normal"/>
    </style:style>
    <style:style style:name="P209" style:family="paragraph" style:parent-style-name="Standard" style:list-style-name="L15">
      <style:paragraph-properties fo:text-align="start" style:justify-single-word="false"/>
      <style:text-properties style:text-underline-style="none" fo:font-weight="normal" officeooo:rsid="014ad857" officeooo:paragraph-rsid="014ad857" style:font-weight-asian="normal" style:font-weight-complex="normal"/>
    </style:style>
    <style:style style:name="P210" style:family="paragraph" style:parent-style-name="Standard" style:list-style-name="L15">
      <style:paragraph-properties fo:text-align="start" style:justify-single-word="false"/>
      <style:text-properties style:text-underline-style="none" fo:font-weight="normal" officeooo:rsid="014b0462" officeooo:paragraph-rsid="014b0462" style:font-weight-asian="normal" style:font-weight-complex="normal"/>
    </style:style>
    <style:style style:name="P211" style:family="paragraph" style:parent-style-name="Standard" style:list-style-name="L15">
      <style:paragraph-properties fo:text-align="start" style:justify-single-word="false"/>
      <style:text-properties style:text-underline-style="none" fo:font-weight="normal" officeooo:rsid="014da1e5" officeooo:paragraph-rsid="014da1e5" style:font-weight-asian="normal" style:font-weight-complex="normal"/>
    </style:style>
    <style:style style:name="P212" style:family="paragraph" style:parent-style-name="Standard" style:list-style-name="L15">
      <style:paragraph-properties fo:text-align="start" style:justify-single-word="false"/>
      <style:text-properties style:text-underline-style="none" fo:font-weight="normal" officeooo:rsid="015074a6" officeooo:paragraph-rsid="015074a6" style:font-weight-asian="normal" style:font-weight-complex="normal"/>
    </style:style>
    <style:style style:name="P213" style:family="paragraph" style:parent-style-name="Standard" style:list-style-name="L15">
      <style:paragraph-properties fo:text-align="start" style:justify-single-word="false"/>
      <style:text-properties style:text-underline-style="none" fo:font-weight="normal" officeooo:rsid="0154f979" officeooo:paragraph-rsid="0154f979" style:font-weight-asian="normal" style:font-weight-complex="normal"/>
    </style:style>
    <style:style style:name="P214" style:family="paragraph" style:parent-style-name="Standard" style:list-style-name="L15">
      <style:paragraph-properties fo:text-align="start" style:justify-single-word="false"/>
      <style:text-properties style:text-underline-style="none" fo:font-weight="normal" officeooo:rsid="0156df33" officeooo:paragraph-rsid="0156df33" style:font-weight-asian="normal" style:font-weight-complex="normal"/>
    </style:style>
    <style:style style:name="P215" style:family="paragraph" style:parent-style-name="Standard" style:list-style-name="L15">
      <style:paragraph-properties fo:text-align="start" style:justify-single-word="false"/>
      <style:text-properties style:text-underline-style="none" fo:font-weight="normal" officeooo:rsid="015a0e8c" officeooo:paragraph-rsid="015a0e8c" style:font-weight-asian="normal" style:font-weight-complex="normal"/>
    </style:style>
    <style:style style:name="P216" style:family="paragraph" style:parent-style-name="Standard" style:list-style-name="L15">
      <style:paragraph-properties fo:text-align="start" style:justify-single-word="false"/>
      <style:text-properties style:text-underline-style="none" fo:font-weight="normal" officeooo:rsid="015bba70" officeooo:paragraph-rsid="015bba70" style:font-weight-asian="normal" style:font-weight-complex="normal"/>
    </style:style>
    <style:style style:name="P217" style:family="paragraph" style:parent-style-name="Standard" style:list-style-name="L15">
      <style:paragraph-properties fo:text-align="start" style:justify-single-word="false"/>
      <style:text-properties style:text-underline-style="none" fo:font-weight="normal" officeooo:rsid="015eff64" officeooo:paragraph-rsid="015eff64" style:font-weight-asian="normal" style:font-weight-complex="normal"/>
    </style:style>
    <style:style style:name="P218" style:family="paragraph" style:parent-style-name="Standard" style:list-style-name="L15">
      <style:paragraph-properties fo:text-align="start" style:justify-single-word="false"/>
      <style:text-properties style:text-underline-style="none" fo:font-weight="normal" officeooo:rsid="01602b44" officeooo:paragraph-rsid="01602b44" style:font-weight-asian="normal" style:font-weight-complex="normal"/>
    </style:style>
    <style:style style:name="P219" style:family="paragraph" style:parent-style-name="Standard" style:list-style-name="L15">
      <style:paragraph-properties fo:text-align="start" style:justify-single-word="false"/>
      <style:text-properties style:text-underline-style="none" fo:font-weight="normal" officeooo:rsid="0160f3ae" officeooo:paragraph-rsid="0160f3ae" style:font-weight-asian="normal" style:font-weight-complex="normal"/>
    </style:style>
    <style:style style:name="P220" style:family="paragraph" style:parent-style-name="Standard" style:list-style-name="L15">
      <style:paragraph-properties fo:text-align="start" style:justify-single-word="false"/>
      <style:text-properties style:text-underline-style="none" fo:font-weight="normal" officeooo:rsid="01628f4a" officeooo:paragraph-rsid="01628f4a" style:font-weight-asian="normal" style:font-weight-complex="normal"/>
    </style:style>
    <style:style style:name="P221" style:family="paragraph" style:parent-style-name="Standard" style:list-style-name="L15">
      <style:paragraph-properties fo:text-align="start" style:justify-single-word="false"/>
      <style:text-properties style:text-underline-style="none" fo:font-weight="normal" officeooo:rsid="01639eed" officeooo:paragraph-rsid="01639eed" style:font-weight-asian="normal" style:font-weight-complex="normal"/>
    </style:style>
    <style:style style:name="P222" style:family="paragraph" style:parent-style-name="Standard" style:list-style-name="L15">
      <style:paragraph-properties fo:text-align="start" style:justify-single-word="false"/>
      <style:text-properties style:text-underline-style="none" fo:font-weight="normal" officeooo:rsid="0165a8b1" officeooo:paragraph-rsid="0165a8b1" style:font-weight-asian="normal" style:font-weight-complex="normal"/>
    </style:style>
    <style:style style:name="P223" style:family="paragraph" style:parent-style-name="Standard" style:list-style-name="L15">
      <style:paragraph-properties fo:text-align="start" style:justify-single-word="false"/>
      <style:text-properties style:text-underline-style="none" fo:font-weight="normal" officeooo:rsid="016839cb" officeooo:paragraph-rsid="016839cb" style:font-weight-asian="normal" style:font-weight-complex="normal"/>
    </style:style>
    <style:style style:name="P224" style:family="paragraph" style:parent-style-name="Standard" style:list-style-name="L16">
      <style:paragraph-properties fo:text-align="start" style:justify-single-word="false"/>
      <style:text-properties style:text-underline-style="none" fo:font-weight="normal" officeooo:rsid="01722ba2" officeooo:paragraph-rsid="01722ba2" style:font-weight-asian="normal" style:font-weight-complex="normal"/>
    </style:style>
    <style:style style:name="P225" style:family="paragraph" style:parent-style-name="Standard" style:list-style-name="L16">
      <style:paragraph-properties fo:text-align="start" style:justify-single-word="false"/>
      <style:text-properties style:text-underline-style="none" fo:font-weight="normal" officeooo:rsid="01726aff" officeooo:paragraph-rsid="01726aff" style:font-weight-asian="normal" style:font-weight-complex="normal"/>
    </style:style>
    <style:style style:name="P226" style:family="paragraph" style:parent-style-name="Standard" style:list-style-name="L16">
      <style:paragraph-properties fo:text-align="start" style:justify-single-word="false"/>
      <style:text-properties style:text-underline-style="none" fo:font-weight="normal" officeooo:rsid="0173f5e0" officeooo:paragraph-rsid="0173f5e0" style:font-weight-asian="normal" style:font-weight-complex="normal"/>
    </style:style>
    <style:style style:name="P227" style:family="paragraph" style:parent-style-name="Standard" style:list-style-name="L16">
      <style:paragraph-properties fo:text-align="start" style:justify-single-word="false"/>
      <style:text-properties style:text-underline-style="none" fo:font-weight="normal" officeooo:rsid="0175facb" officeooo:paragraph-rsid="0175facb" style:font-weight-asian="normal" style:font-weight-complex="normal"/>
    </style:style>
    <style:style style:name="P228" style:family="paragraph" style:parent-style-name="Standard" style:list-style-name="L16">
      <style:paragraph-properties fo:text-align="start" style:justify-single-word="false"/>
      <style:text-properties style:text-underline-style="none" fo:font-weight="normal" officeooo:rsid="0178ee96" officeooo:paragraph-rsid="0178ee96" style:font-weight-asian="normal" style:font-weight-complex="normal"/>
    </style:style>
    <style:style style:name="P229" style:family="paragraph" style:parent-style-name="Standard" style:list-style-name="L16">
      <style:paragraph-properties fo:text-align="start" style:justify-single-word="false"/>
      <style:text-properties style:text-underline-style="none" fo:font-weight="normal" officeooo:rsid="017937d9" officeooo:paragraph-rsid="017937d9" style:font-weight-asian="normal" style:font-weight-complex="normal"/>
    </style:style>
    <style:style style:name="P230" style:family="paragraph" style:parent-style-name="Standard" style:list-style-name="L16">
      <style:paragraph-properties fo:text-align="start" style:justify-single-word="false"/>
      <style:text-properties style:text-underline-style="none" fo:font-weight="normal" officeooo:rsid="017b69ca" officeooo:paragraph-rsid="017b69ca" style:font-weight-asian="normal" style:font-weight-complex="normal"/>
    </style:style>
    <style:style style:name="P231" style:family="paragraph" style:parent-style-name="Standard" style:list-style-name="L16">
      <style:paragraph-properties fo:text-align="start" style:justify-single-word="false"/>
      <style:text-properties style:text-underline-style="none" fo:font-weight="normal" officeooo:rsid="017d09eb" officeooo:paragraph-rsid="017d09eb" style:font-weight-asian="normal" style:font-weight-complex="normal"/>
    </style:style>
    <style:style style:name="P232" style:family="paragraph" style:parent-style-name="Standard" style:list-style-name="L16">
      <style:paragraph-properties fo:text-align="start" style:justify-single-word="false"/>
      <style:text-properties style:text-underline-style="none" fo:font-weight="normal" officeooo:rsid="017eaa95" officeooo:paragraph-rsid="017eaa95" style:font-weight-asian="normal" style:font-weight-complex="normal"/>
    </style:style>
    <style:style style:name="P233" style:family="paragraph" style:parent-style-name="Standard" style:list-style-name="L16">
      <style:paragraph-properties fo:text-align="start" style:justify-single-word="false"/>
      <style:text-properties style:text-underline-style="none" fo:font-weight="normal" officeooo:rsid="01802590" officeooo:paragraph-rsid="01802590" style:font-weight-asian="normal" style:font-weight-complex="normal"/>
    </style:style>
    <style:style style:name="P234" style:family="paragraph" style:parent-style-name="Standard" style:list-style-name="L16">
      <style:paragraph-properties fo:text-align="start" style:justify-single-word="false"/>
      <style:text-properties style:text-underline-style="none" fo:font-weight="normal" officeooo:rsid="01825e00" officeooo:paragraph-rsid="01825e00" style:font-weight-asian="normal" style:font-weight-complex="normal"/>
    </style:style>
    <style:style style:name="P235" style:family="paragraph" style:parent-style-name="Standard" style:list-style-name="L16">
      <style:paragraph-properties fo:text-align="start" style:justify-single-word="false"/>
      <style:text-properties style:text-underline-style="none" fo:font-weight="normal" officeooo:rsid="0184bc5d" officeooo:paragraph-rsid="0184bc5d" style:font-weight-asian="normal" style:font-weight-complex="normal"/>
    </style:style>
    <style:style style:name="P236" style:family="paragraph" style:parent-style-name="Standard" style:list-style-name="L16">
      <style:paragraph-properties fo:text-align="start" style:justify-single-word="false"/>
      <style:text-properties style:text-underline-style="none" fo:font-weight="normal" officeooo:rsid="0185baaf" officeooo:paragraph-rsid="0185baaf" style:font-weight-asian="normal" style:font-weight-complex="normal"/>
    </style:style>
    <style:style style:name="P237" style:family="paragraph" style:parent-style-name="Standard" style:list-style-name="L16">
      <style:paragraph-properties fo:text-align="start" style:justify-single-word="false"/>
      <style:text-properties style:text-underline-style="none" fo:font-weight="normal" officeooo:rsid="0187d849" officeooo:paragraph-rsid="0187d849" style:font-weight-asian="normal" style:font-weight-complex="normal"/>
    </style:style>
    <style:style style:name="P238" style:family="paragraph" style:parent-style-name="Standard" style:list-style-name="L16">
      <style:paragraph-properties fo:text-align="start" style:justify-single-word="false"/>
      <style:text-properties style:text-underline-style="none" fo:font-weight="normal" officeooo:rsid="0189f1d8" officeooo:paragraph-rsid="0189f1d8" style:font-weight-asian="normal" style:font-weight-complex="normal"/>
    </style:style>
    <style:style style:name="P239" style:family="paragraph" style:parent-style-name="Standard" style:list-style-name="L16">
      <style:paragraph-properties fo:text-align="start" style:justify-single-word="false"/>
      <style:text-properties style:text-underline-style="none" fo:font-weight="normal" officeooo:rsid="01916267" officeooo:paragraph-rsid="01916267" style:font-weight-asian="normal" style:font-weight-complex="normal"/>
    </style:style>
    <style:style style:name="P240" style:family="paragraph" style:parent-style-name="Standard" style:list-style-name="L16">
      <style:paragraph-properties fo:text-align="start" style:justify-single-word="false"/>
      <style:text-properties style:text-underline-style="none" fo:font-weight="normal" officeooo:rsid="0192d5dd" officeooo:paragraph-rsid="0192d5dd" style:font-weight-asian="normal" style:font-weight-complex="normal"/>
    </style:style>
    <style:style style:name="P241" style:family="paragraph" style:parent-style-name="Standard" style:list-style-name="L16">
      <style:paragraph-properties fo:text-align="start" style:justify-single-word="false"/>
      <style:text-properties style:text-underline-style="none" fo:font-weight="normal" officeooo:rsid="0192ffd7" officeooo:paragraph-rsid="0193b14c" style:font-weight-asian="normal" style:font-weight-complex="normal"/>
    </style:style>
    <style:style style:name="P242" style:family="paragraph" style:parent-style-name="Standard" style:list-style-name="L16">
      <style:paragraph-properties fo:text-align="start" style:justify-single-word="false"/>
      <style:text-properties style:text-underline-style="none" fo:font-weight="normal" officeooo:rsid="0195efc3" officeooo:paragraph-rsid="0195efc3" style:font-weight-asian="normal" style:font-weight-complex="normal"/>
    </style:style>
    <style:style style:name="P243" style:family="paragraph" style:parent-style-name="Standard" style:list-style-name="L16">
      <style:paragraph-properties fo:text-align="start" style:justify-single-word="false"/>
      <style:text-properties style:text-underline-style="none" fo:font-weight="normal" officeooo:rsid="01975f71" officeooo:paragraph-rsid="01975f71" style:font-weight-asian="normal" style:font-weight-complex="normal"/>
    </style:style>
    <style:style style:name="P244" style:family="paragraph" style:parent-style-name="Standard" style:list-style-name="L17">
      <style:paragraph-properties fo:text-align="start" style:justify-single-word="false"/>
      <style:text-properties style:text-underline-style="none" fo:font-weight="normal" officeooo:rsid="0197896e" officeooo:paragraph-rsid="0197896e" style:font-weight-asian="normal" style:font-weight-complex="normal"/>
    </style:style>
    <style:style style:name="P245" style:family="paragraph" style:parent-style-name="Standard" style:list-style-name="L17">
      <style:paragraph-properties fo:text-align="start" style:justify-single-word="false"/>
      <style:text-properties style:text-underline-style="none" fo:font-weight="normal" officeooo:rsid="019e5d82" officeooo:paragraph-rsid="019e5d82" style:font-weight-asian="normal" style:font-weight-complex="normal"/>
    </style:style>
    <style:style style:name="P246" style:family="paragraph" style:parent-style-name="Standard" style:list-style-name="L17">
      <style:paragraph-properties fo:text-align="start" style:justify-single-word="false"/>
      <style:text-properties style:text-underline-style="none" fo:font-weight="normal" officeooo:rsid="01a16ef6" officeooo:paragraph-rsid="01a2dc81" style:font-weight-asian="normal" style:font-weight-complex="normal"/>
    </style:style>
    <style:style style:name="P247" style:family="paragraph" style:parent-style-name="Standard" style:list-style-name="L17">
      <style:paragraph-properties fo:text-align="start" style:justify-single-word="false"/>
      <style:text-properties style:text-underline-style="none" fo:font-weight="normal" officeooo:rsid="01a16ef6" officeooo:paragraph-rsid="01a16ef6" style:font-weight-asian="normal" style:font-weight-complex="normal"/>
    </style:style>
    <style:style style:name="P248" style:family="paragraph" style:parent-style-name="Standard" style:list-style-name="L17">
      <style:paragraph-properties fo:text-align="start" style:justify-single-word="false"/>
      <style:text-properties style:text-underline-style="none" fo:font-weight="normal" officeooo:rsid="01a2dc81" officeooo:paragraph-rsid="01a2dc81" style:font-weight-asian="normal" style:font-weight-complex="normal"/>
    </style:style>
    <style:style style:name="P249" style:family="paragraph" style:parent-style-name="Standard" style:list-style-name="L17">
      <style:paragraph-properties fo:text-align="start" style:justify-single-word="false"/>
      <style:text-properties style:text-underline-style="none" fo:font-weight="normal" officeooo:rsid="01a50ab6" officeooo:paragraph-rsid="01a50ab6" style:font-weight-asian="normal" style:font-weight-complex="normal"/>
    </style:style>
    <style:style style:name="P250" style:family="paragraph" style:parent-style-name="Standard" style:list-style-name="L17">
      <style:paragraph-properties fo:text-align="start" style:justify-single-word="false"/>
      <style:text-properties style:text-underline-style="none" fo:font-weight="normal" officeooo:rsid="01a7c715" officeooo:paragraph-rsid="01a7c715" style:font-weight-asian="normal" style:font-weight-complex="normal"/>
    </style:style>
    <style:style style:name="P251" style:family="paragraph" style:parent-style-name="Standard" style:list-style-name="L18">
      <style:paragraph-properties fo:text-align="start" style:justify-single-word="false"/>
      <style:text-properties style:text-underline-style="none" fo:font-weight="normal" officeooo:rsid="01a89f69" officeooo:paragraph-rsid="01a89f69" style:font-weight-asian="normal" style:font-weight-complex="normal"/>
    </style:style>
    <style:style style:name="P252" style:family="paragraph" style:parent-style-name="Standard" style:list-style-name="L18">
      <style:paragraph-properties fo:text-align="start" style:justify-single-word="false"/>
      <style:text-properties style:text-underline-style="none" fo:font-weight="normal" officeooo:rsid="01a91be0" officeooo:paragraph-rsid="01a91be0" style:font-weight-asian="normal" style:font-weight-complex="normal"/>
    </style:style>
    <style:style style:name="P253" style:family="paragraph" style:parent-style-name="Standard" style:list-style-name="L18">
      <style:paragraph-properties fo:text-align="start" style:justify-single-word="false"/>
      <style:text-properties style:text-underline-style="none" fo:font-weight="normal" officeooo:rsid="01aa11b4" officeooo:paragraph-rsid="01aa11b4" style:font-weight-asian="normal" style:font-weight-complex="normal"/>
    </style:style>
    <style:style style:name="P254" style:family="paragraph" style:parent-style-name="Standard" style:list-style-name="L18">
      <style:paragraph-properties fo:text-align="start" style:justify-single-word="false"/>
      <style:text-properties style:text-underline-style="none" fo:font-weight="normal" officeooo:rsid="01ad7228" officeooo:paragraph-rsid="01ad7228" style:font-weight-asian="normal" style:font-weight-complex="normal"/>
    </style:style>
    <style:style style:name="P255" style:family="paragraph" style:parent-style-name="Standard" style:list-style-name="L18">
      <style:paragraph-properties fo:text-align="start" style:justify-single-word="false"/>
      <style:text-properties style:text-underline-style="none" fo:font-weight="normal" officeooo:rsid="01b0f703" officeooo:paragraph-rsid="01b0f703" style:font-weight-asian="normal" style:font-weight-complex="normal"/>
    </style:style>
    <style:style style:name="P256" style:family="paragraph" style:parent-style-name="Standard" style:list-style-name="L18">
      <style:paragraph-properties fo:text-align="start" style:justify-single-word="false"/>
      <style:text-properties style:text-underline-style="none" fo:font-weight="normal" officeooo:rsid="01b29c07" officeooo:paragraph-rsid="01b29c07" style:font-weight-asian="normal" style:font-weight-complex="normal"/>
    </style:style>
    <style:style style:name="P257" style:family="paragraph" style:parent-style-name="Standard" style:list-style-name="L18">
      <style:paragraph-properties fo:text-align="start" style:justify-single-word="false"/>
      <style:text-properties style:text-underline-style="none" fo:font-weight="normal" officeooo:rsid="01b4bae5" officeooo:paragraph-rsid="01b4bae5" style:font-weight-asian="normal" style:font-weight-complex="normal"/>
    </style:style>
    <style:style style:name="P258" style:family="paragraph" style:parent-style-name="Standard" style:list-style-name="L18">
      <style:paragraph-properties fo:text-align="start" style:justify-single-word="false"/>
      <style:text-properties style:text-underline-style="none" fo:font-weight="normal" officeooo:rsid="01b7795c" officeooo:paragraph-rsid="01b7795c" style:font-weight-asian="normal" style:font-weight-complex="normal"/>
    </style:style>
    <style:style style:name="P259" style:family="paragraph" style:parent-style-name="Standard" style:list-style-name="L18">
      <style:paragraph-properties fo:text-align="start" style:justify-single-word="false"/>
      <style:text-properties style:text-underline-style="none" fo:font-weight="normal" officeooo:rsid="01bb09a7" officeooo:paragraph-rsid="01bb09a7" style:font-weight-asian="normal" style:font-weight-complex="normal"/>
    </style:style>
    <style:style style:name="P260" style:family="paragraph" style:parent-style-name="Standard" style:list-style-name="L19">
      <style:paragraph-properties fo:text-align="start" style:justify-single-word="false"/>
      <style:text-properties style:text-underline-style="none" fo:font-weight="normal" officeooo:rsid="01bcad15" officeooo:paragraph-rsid="01bcad15" style:font-weight-asian="normal" style:font-weight-complex="normal"/>
    </style:style>
    <style:style style:name="P261" style:family="paragraph" style:parent-style-name="Standard" style:list-style-name="L19">
      <style:paragraph-properties fo:text-align="start" style:justify-single-word="false"/>
      <style:text-properties style:text-underline-style="none" fo:font-weight="normal" officeooo:rsid="01beb27d" officeooo:paragraph-rsid="01beb27d" style:font-weight-asian="normal" style:font-weight-complex="normal"/>
    </style:style>
    <style:style style:name="P262" style:family="paragraph" style:parent-style-name="Standard" style:list-style-name="L19">
      <style:paragraph-properties fo:text-align="start" style:justify-single-word="false"/>
      <style:text-properties style:text-underline-style="none" fo:font-weight="normal" officeooo:rsid="01bf6419" officeooo:paragraph-rsid="01bf6419" style:font-weight-asian="normal" style:font-weight-complex="normal"/>
    </style:style>
    <style:style style:name="P263" style:family="paragraph" style:parent-style-name="Standard" style:list-style-name="L19">
      <style:paragraph-properties fo:text-align="start" style:justify-single-word="false"/>
      <style:text-properties style:text-underline-style="none" fo:font-weight="normal" officeooo:rsid="01c119bc" officeooo:paragraph-rsid="01c119bc" style:font-weight-asian="normal" style:font-weight-complex="normal"/>
    </style:style>
    <style:style style:name="P264" style:family="paragraph" style:parent-style-name="Standard" style:list-style-name="L19">
      <style:paragraph-properties fo:text-align="start" style:justify-single-word="false"/>
      <style:text-properties style:text-underline-style="none" fo:font-weight="normal" officeooo:rsid="01c40a00" officeooo:paragraph-rsid="01c40a00" style:font-weight-asian="normal" style:font-weight-complex="normal"/>
    </style:style>
    <style:style style:name="P265" style:family="paragraph" style:parent-style-name="Standard" style:list-style-name="L19">
      <style:paragraph-properties fo:text-align="start" style:justify-single-word="false"/>
      <style:text-properties style:text-underline-style="none" fo:font-weight="normal" officeooo:rsid="01c6b520" officeooo:paragraph-rsid="01c6b520" style:font-weight-asian="normal" style:font-weight-complex="normal"/>
    </style:style>
    <style:style style:name="P266" style:family="paragraph" style:parent-style-name="Standard" style:list-style-name="L19">
      <style:paragraph-properties fo:text-align="start" style:justify-single-word="false"/>
      <style:text-properties style:text-underline-style="none" fo:font-weight="normal" officeooo:rsid="01cd1c67" officeooo:paragraph-rsid="01cd1c67" style:font-weight-asian="normal" style:font-weight-complex="normal"/>
    </style:style>
    <style:style style:name="P267" style:family="paragraph" style:parent-style-name="Standard" style:list-style-name="L19">
      <style:paragraph-properties fo:text-align="start" style:justify-single-word="false"/>
      <style:text-properties style:text-underline-style="none" fo:font-weight="normal" officeooo:rsid="01d05523" officeooo:paragraph-rsid="01d05523" style:font-weight-asian="normal" style:font-weight-complex="normal"/>
    </style:style>
    <style:style style:name="P268" style:family="paragraph" style:parent-style-name="Standard" style:list-style-name="L19">
      <style:paragraph-properties fo:text-align="start" style:justify-single-word="false"/>
      <style:text-properties style:text-underline-style="none" fo:font-weight="normal" officeooo:rsid="01d1df88" officeooo:paragraph-rsid="01d1df88" style:font-weight-asian="normal" style:font-weight-complex="normal"/>
    </style:style>
    <style:style style:name="P269" style:family="paragraph" style:parent-style-name="Standard" style:list-style-name="L19">
      <style:paragraph-properties fo:text-align="start" style:justify-single-word="false"/>
      <style:text-properties style:text-underline-style="none" fo:font-weight="normal" officeooo:rsid="01d2f54e" officeooo:paragraph-rsid="01d2f54e" style:font-weight-asian="normal" style:font-weight-complex="normal"/>
    </style:style>
    <style:style style:name="P270" style:family="paragraph" style:parent-style-name="Standard" style:list-style-name="L19">
      <style:paragraph-properties fo:text-align="start" style:justify-single-word="false"/>
      <style:text-properties style:text-underline-style="none" fo:font-weight="normal" officeooo:rsid="01d5754e" officeooo:paragraph-rsid="01d5754e" style:font-weight-asian="normal" style:font-weight-complex="normal"/>
    </style:style>
    <style:style style:name="P271" style:family="paragraph" style:parent-style-name="Standard" style:list-style-name="L19">
      <style:paragraph-properties fo:text-align="start" style:justify-single-word="false"/>
      <style:text-properties style:text-underline-style="none" fo:font-weight="normal" officeooo:rsid="01d76817" officeooo:paragraph-rsid="01d76817" style:font-weight-asian="normal" style:font-weight-complex="normal"/>
    </style:style>
    <style:style style:name="P272" style:family="paragraph" style:parent-style-name="Standard" style:list-style-name="L19">
      <style:paragraph-properties fo:text-align="start" style:justify-single-word="false"/>
      <style:text-properties style:text-underline-style="none" fo:font-weight="normal" officeooo:rsid="01d84a0b" officeooo:paragraph-rsid="01d84a0b" style:font-weight-asian="normal" style:font-weight-complex="normal"/>
    </style:style>
    <style:style style:name="P273" style:family="paragraph" style:parent-style-name="Standard" style:list-style-name="L19">
      <style:paragraph-properties fo:text-align="start" style:justify-single-word="false"/>
      <style:text-properties style:text-underline-style="none" fo:font-weight="normal" officeooo:rsid="01d95082" officeooo:paragraph-rsid="01d95082" style:font-weight-asian="normal" style:font-weight-complex="normal"/>
    </style:style>
    <style:style style:name="P274" style:family="paragraph" style:parent-style-name="Standard" style:list-style-name="L19">
      <style:paragraph-properties fo:text-align="start" style:justify-single-word="false"/>
      <style:text-properties style:text-underline-style="none" fo:font-weight="normal" officeooo:rsid="01de7be1" officeooo:paragraph-rsid="01de7be1" style:font-weight-asian="normal" style:font-weight-complex="normal"/>
    </style:style>
    <style:style style:name="P275" style:family="paragraph" style:parent-style-name="Standard" style:list-style-name="L19">
      <style:paragraph-properties fo:text-align="start" style:justify-single-word="false"/>
      <style:text-properties style:text-underline-style="none" fo:font-weight="normal" officeooo:rsid="01e1864f" officeooo:paragraph-rsid="01e1864f" style:font-weight-asian="normal" style:font-weight-complex="normal"/>
    </style:style>
    <style:style style:name="P276" style:family="paragraph" style:parent-style-name="Standard" style:list-style-name="L19">
      <style:paragraph-properties fo:text-align="start" style:justify-single-word="false"/>
      <style:text-properties style:text-underline-style="none" fo:font-weight="normal" officeooo:rsid="01e9514f" officeooo:paragraph-rsid="01e9514f" style:font-weight-asian="normal" style:font-weight-complex="normal"/>
    </style:style>
    <style:style style:name="P277" style:family="paragraph" style:parent-style-name="Standard" style:list-style-name="L19">
      <style:paragraph-properties fo:text-align="start" style:justify-single-word="false"/>
      <style:text-properties style:text-underline-style="none" fo:font-weight="normal" officeooo:rsid="01eb7392" officeooo:paragraph-rsid="01eb7392" style:font-weight-asian="normal" style:font-weight-complex="normal"/>
    </style:style>
    <style:style style:name="P278" style:family="paragraph" style:parent-style-name="Standard" style:list-style-name="L19">
      <style:paragraph-properties fo:text-align="start" style:justify-single-word="false"/>
      <style:text-properties style:text-underline-style="none" fo:font-weight="normal" officeooo:rsid="01ede9c6" officeooo:paragraph-rsid="01ede9c6" style:font-weight-asian="normal" style:font-weight-complex="normal"/>
    </style:style>
    <style:style style:name="P279" style:family="paragraph" style:parent-style-name="Standard" style:list-style-name="L19">
      <style:paragraph-properties fo:text-align="start" style:justify-single-word="false"/>
      <style:text-properties style:text-underline-style="none" fo:font-weight="normal" officeooo:rsid="01f0e1bd" officeooo:paragraph-rsid="01f0e1bd" style:font-weight-asian="normal" style:font-weight-complex="normal"/>
    </style:style>
    <style:style style:name="P280" style:family="paragraph" style:parent-style-name="Standard" style:list-style-name="L19">
      <style:paragraph-properties fo:text-align="start" style:justify-single-word="false"/>
      <style:text-properties style:text-underline-style="none" fo:font-weight="normal" officeooo:rsid="01f3502a" officeooo:paragraph-rsid="01f3502a" style:font-weight-asian="normal" style:font-weight-complex="normal"/>
    </style:style>
    <style:style style:name="P281" style:family="paragraph" style:parent-style-name="Standard" style:list-style-name="L19">
      <style:paragraph-properties fo:text-align="start" style:justify-single-word="false"/>
      <style:text-properties style:text-underline-style="none" fo:font-weight="normal" officeooo:rsid="01f4b766" officeooo:paragraph-rsid="01f4b766" style:font-weight-asian="normal" style:font-weight-complex="normal"/>
    </style:style>
    <style:style style:name="P282" style:family="paragraph" style:parent-style-name="Standard" style:list-style-name="L19">
      <style:paragraph-properties fo:text-align="start" style:justify-single-word="false"/>
      <style:text-properties style:text-underline-style="none" fo:font-weight="normal" officeooo:rsid="01f73918" officeooo:paragraph-rsid="01f73918" style:font-weight-asian="normal" style:font-weight-complex="normal"/>
    </style:style>
    <style:style style:name="P283" style:family="paragraph" style:parent-style-name="Standard" style:list-style-name="L19">
      <style:paragraph-properties fo:text-align="start" style:justify-single-word="false"/>
      <style:text-properties style:text-underline-style="none" fo:font-weight="normal" officeooo:rsid="01f79b9a" officeooo:paragraph-rsid="01f79b9a" style:font-weight-asian="normal" style:font-weight-complex="normal"/>
    </style:style>
    <style:style style:name="P284" style:family="paragraph" style:parent-style-name="Standard" style:list-style-name="L19">
      <style:paragraph-properties fo:text-align="start" style:justify-single-word="false"/>
      <style:text-properties style:text-underline-style="none" fo:font-weight="normal" officeooo:rsid="01f8b4fb" officeooo:paragraph-rsid="01f8b4fb" style:font-weight-asian="normal" style:font-weight-complex="normal"/>
    </style:style>
    <style:style style:name="P285" style:family="paragraph" style:parent-style-name="Standard" style:list-style-name="L20">
      <style:paragraph-properties fo:text-align="start" style:justify-single-word="false"/>
      <style:text-properties style:text-underline-style="none" fo:font-weight="normal" officeooo:rsid="01ff7e3c" officeooo:paragraph-rsid="02016eaa" style:font-weight-asian="normal" style:font-weight-complex="normal"/>
    </style:style>
    <style:style style:name="P286" style:family="paragraph" style:parent-style-name="Standard" style:list-style-name="L20">
      <style:paragraph-properties fo:text-align="start" style:justify-single-word="false"/>
      <style:text-properties style:text-underline-style="none" fo:font-weight="normal" officeooo:rsid="0203227c" officeooo:paragraph-rsid="0203227c" style:font-weight-asian="normal" style:font-weight-complex="normal"/>
    </style:style>
    <style:style style:name="P287" style:family="paragraph" style:parent-style-name="Standard" style:list-style-name="L20">
      <style:paragraph-properties fo:text-align="start" style:justify-single-word="false"/>
      <style:text-properties style:text-underline-style="none" fo:font-weight="normal" officeooo:rsid="02039c55" officeooo:paragraph-rsid="02039c55" style:font-weight-asian="normal" style:font-weight-complex="normal"/>
    </style:style>
    <style:style style:name="P288" style:family="paragraph" style:parent-style-name="Standard" style:list-style-name="L20">
      <style:paragraph-properties fo:text-align="start" style:justify-single-word="false"/>
      <style:text-properties style:text-underline-style="none" fo:font-weight="normal" officeooo:rsid="0205506c" officeooo:paragraph-rsid="0205506c" style:font-weight-asian="normal" style:font-weight-complex="normal"/>
    </style:style>
    <style:style style:name="P289" style:family="paragraph" style:parent-style-name="Standard" style:list-style-name="L20">
      <style:paragraph-properties fo:text-align="start" style:justify-single-word="false"/>
      <style:text-properties style:text-underline-style="none" fo:font-weight="normal" officeooo:rsid="020594d9" officeooo:paragraph-rsid="020594d9" style:font-weight-asian="normal" style:font-weight-complex="normal"/>
    </style:style>
    <style:style style:name="P290" style:family="paragraph" style:parent-style-name="Standard" style:list-style-name="L20">
      <style:paragraph-properties fo:text-align="start" style:justify-single-word="false"/>
      <style:text-properties style:text-underline-style="none" fo:font-weight="normal" officeooo:rsid="0205b3b5" officeooo:paragraph-rsid="0205b3b5" style:font-weight-asian="normal" style:font-weight-complex="normal"/>
    </style:style>
    <style:style style:name="P291" style:family="paragraph" style:parent-style-name="Standard" style:list-style-name="L20">
      <style:paragraph-properties fo:text-align="start" style:justify-single-word="false"/>
      <style:text-properties style:text-underline-style="none" fo:font-weight="normal" officeooo:rsid="0206df10" officeooo:paragraph-rsid="0206df10" style:font-weight-asian="normal" style:font-weight-complex="normal"/>
    </style:style>
    <style:style style:name="P292" style:family="paragraph" style:parent-style-name="Standard" style:list-style-name="L20">
      <style:paragraph-properties fo:text-align="start" style:justify-single-word="false"/>
      <style:text-properties style:text-underline-style="none" fo:font-weight="normal" officeooo:rsid="02070194" officeooo:paragraph-rsid="02070194" style:font-weight-asian="normal" style:font-weight-complex="normal"/>
    </style:style>
    <style:style style:name="P293" style:family="paragraph" style:parent-style-name="Standard" style:list-style-name="L20">
      <style:paragraph-properties fo:text-align="start" style:justify-single-word="false"/>
      <style:text-properties style:text-underline-style="none" fo:font-weight="normal" officeooo:rsid="0209ea24" officeooo:paragraph-rsid="0209ea24" style:font-weight-asian="normal" style:font-weight-complex="normal"/>
    </style:style>
    <style:style style:name="P294" style:family="paragraph" style:parent-style-name="Standard" style:list-style-name="L20">
      <style:paragraph-properties fo:text-align="start" style:justify-single-word="false"/>
      <style:text-properties style:text-underline-style="none" fo:font-weight="normal" officeooo:rsid="020b9907" officeooo:paragraph-rsid="020b9907" style:font-weight-asian="normal" style:font-weight-complex="normal"/>
    </style:style>
    <style:style style:name="P295" style:family="paragraph" style:parent-style-name="Standard" style:list-style-name="L20">
      <style:paragraph-properties fo:text-align="start" style:justify-single-word="false"/>
      <style:text-properties style:text-underline-style="none" fo:font-weight="normal" officeooo:rsid="020d7e26" officeooo:paragraph-rsid="020d7e26" style:font-weight-asian="normal" style:font-weight-complex="normal"/>
    </style:style>
    <style:style style:name="P296" style:family="paragraph" style:parent-style-name="Standard" style:list-style-name="L20">
      <style:paragraph-properties fo:text-align="start" style:justify-single-word="false"/>
      <style:text-properties style:text-underline-style="none" fo:font-weight="normal" officeooo:rsid="020f3ad4" officeooo:paragraph-rsid="020f3ad4" style:font-weight-asian="normal" style:font-weight-complex="normal"/>
    </style:style>
    <style:style style:name="P297" style:family="paragraph" style:parent-style-name="Standard" style:list-style-name="L20">
      <style:paragraph-properties fo:text-align="start" style:justify-single-word="false"/>
      <style:text-properties style:text-underline-style="none" fo:font-weight="normal" officeooo:rsid="0210bbf8" officeooo:paragraph-rsid="0210bbf8" style:font-weight-asian="normal" style:font-weight-complex="normal"/>
    </style:style>
    <style:style style:name="P298" style:family="paragraph" style:parent-style-name="Standard" style:list-style-name="L20">
      <style:paragraph-properties fo:text-align="start" style:justify-single-word="false"/>
      <style:text-properties style:text-underline-style="none" fo:font-weight="normal" officeooo:rsid="0210e289" officeooo:paragraph-rsid="0210e289" style:font-weight-asian="normal" style:font-weight-complex="normal"/>
    </style:style>
    <style:style style:name="P299" style:family="paragraph" style:parent-style-name="Standard" style:list-style-name="L20">
      <style:paragraph-properties fo:text-align="start" style:justify-single-word="false"/>
      <style:text-properties style:text-underline-style="none" fo:font-weight="normal" officeooo:rsid="02128690" officeooo:paragraph-rsid="02128690" style:font-weight-asian="normal" style:font-weight-complex="normal"/>
    </style:style>
    <style:style style:name="P300" style:family="paragraph" style:parent-style-name="Standard" style:list-style-name="L20">
      <style:paragraph-properties fo:text-align="start" style:justify-single-word="false"/>
      <style:text-properties style:text-underline-style="none" fo:font-weight="normal" officeooo:rsid="02154a9c" officeooo:paragraph-rsid="02154a9c" style:font-weight-asian="normal" style:font-weight-complex="normal"/>
    </style:style>
    <style:style style:name="P301" style:family="paragraph" style:parent-style-name="Standard" style:list-style-name="L20">
      <style:paragraph-properties fo:text-align="start" style:justify-single-word="false"/>
      <style:text-properties style:text-underline-style="none" fo:font-weight="normal" officeooo:rsid="02169bd4" officeooo:paragraph-rsid="02169bd4" style:font-weight-asian="normal" style:font-weight-complex="normal"/>
    </style:style>
    <style:style style:name="P302" style:family="paragraph" style:parent-style-name="Standard" style:list-style-name="L20">
      <style:paragraph-properties fo:text-align="start" style:justify-single-word="false"/>
      <style:text-properties style:text-underline-style="none" fo:font-weight="normal" officeooo:rsid="0217ed4b" officeooo:paragraph-rsid="0217ed4b" style:font-weight-asian="normal" style:font-weight-complex="normal"/>
    </style:style>
    <style:style style:name="P303" style:family="paragraph" style:parent-style-name="Standard" style:list-style-name="L20">
      <style:paragraph-properties fo:text-align="start" style:justify-single-word="false"/>
      <style:text-properties style:text-underline-style="none" fo:font-weight="normal" officeooo:rsid="02193437" officeooo:paragraph-rsid="02193437" style:font-weight-asian="normal" style:font-weight-complex="normal"/>
    </style:style>
    <style:style style:name="P304" style:family="paragraph" style:parent-style-name="Standard" style:list-style-name="L21">
      <style:paragraph-properties fo:text-align="start" style:justify-single-word="false"/>
      <style:text-properties style:text-underline-style="none" fo:font-weight="normal" officeooo:rsid="021a959d" officeooo:paragraph-rsid="021a959d" style:font-weight-asian="normal" style:font-weight-complex="normal"/>
    </style:style>
    <style:style style:name="P305" style:family="paragraph" style:parent-style-name="Standard" style:list-style-name="L21">
      <style:paragraph-properties fo:text-align="start" style:justify-single-word="false"/>
      <style:text-properties style:text-underline-style="none" fo:font-weight="normal" officeooo:rsid="021bcbdc" officeooo:paragraph-rsid="021bcbdc" style:font-weight-asian="normal" style:font-weight-complex="normal"/>
    </style:style>
    <style:style style:name="P306" style:family="paragraph" style:parent-style-name="Standard" style:list-style-name="L21">
      <style:paragraph-properties fo:text-align="start" style:justify-single-word="false"/>
      <style:text-properties style:text-underline-style="none" fo:font-weight="normal" officeooo:rsid="021e78c1" officeooo:paragraph-rsid="021e78c1" style:font-weight-asian="normal" style:font-weight-complex="normal"/>
    </style:style>
    <style:style style:name="P307" style:family="paragraph" style:parent-style-name="Standard" style:list-style-name="L21">
      <style:paragraph-properties fo:text-align="start" style:justify-single-word="false"/>
      <style:text-properties style:text-underline-style="none" fo:font-weight="normal" officeooo:rsid="0221a914" officeooo:paragraph-rsid="0221a914" style:font-weight-asian="normal" style:font-weight-complex="normal"/>
    </style:style>
    <style:style style:name="P308" style:family="paragraph" style:parent-style-name="Standard" style:list-style-name="L21">
      <style:paragraph-properties fo:text-align="start" style:justify-single-word="false"/>
      <style:text-properties style:text-underline-style="none" fo:font-weight="normal" officeooo:rsid="0222ff0a" officeooo:paragraph-rsid="0222ff0a" style:font-weight-asian="normal" style:font-weight-complex="normal"/>
    </style:style>
    <style:style style:name="P309" style:family="paragraph" style:parent-style-name="Standard" style:list-style-name="L21">
      <style:paragraph-properties fo:text-align="start" style:justify-single-word="false"/>
      <style:text-properties style:text-underline-style="none" fo:font-weight="normal" officeooo:rsid="02249e27" officeooo:paragraph-rsid="02249e27" style:font-weight-asian="normal" style:font-weight-complex="normal"/>
    </style:style>
    <style:style style:name="P310" style:family="paragraph" style:parent-style-name="Standard" style:list-style-name="L21">
      <style:paragraph-properties fo:text-align="start" style:justify-single-word="false"/>
      <style:text-properties style:text-underline-style="none" fo:font-weight="normal" officeooo:rsid="022628c3" officeooo:paragraph-rsid="022628c3" style:font-weight-asian="normal" style:font-weight-complex="normal"/>
    </style:style>
    <style:style style:name="P311" style:family="paragraph" style:parent-style-name="Standard" style:list-style-name="L21">
      <style:paragraph-properties fo:text-align="start" style:justify-single-word="false"/>
      <style:text-properties style:text-underline-style="none" fo:font-weight="normal" officeooo:rsid="02275c8b" officeooo:paragraph-rsid="02275c8b" style:font-weight-asian="normal" style:font-weight-complex="normal"/>
    </style:style>
    <style:style style:name="P312" style:family="paragraph" style:parent-style-name="Standard" style:list-style-name="L21">
      <style:paragraph-properties fo:text-align="start" style:justify-single-word="false"/>
      <style:text-properties style:text-underline-style="none" fo:font-weight="normal" officeooo:rsid="0229151c" officeooo:paragraph-rsid="0229151c" style:font-weight-asian="normal" style:font-weight-complex="normal"/>
    </style:style>
    <style:style style:name="P313" style:family="paragraph" style:parent-style-name="Standard" style:list-style-name="L21">
      <style:paragraph-properties fo:text-align="start" style:justify-single-word="false"/>
      <style:text-properties style:text-underline-style="none" fo:font-weight="normal" officeooo:rsid="022ae05d" officeooo:paragraph-rsid="022ae05d" style:font-weight-asian="normal" style:font-weight-complex="normal"/>
    </style:style>
    <style:style style:name="P314" style:family="paragraph" style:parent-style-name="Standard" style:list-style-name="L21">
      <style:paragraph-properties fo:text-align="start" style:justify-single-word="false"/>
      <style:text-properties style:text-underline-style="none" fo:font-weight="normal" officeooo:rsid="022d3b3a" officeooo:paragraph-rsid="022d3b3a" style:font-weight-asian="normal" style:font-weight-complex="normal"/>
    </style:style>
    <style:style style:name="P315" style:family="paragraph" style:parent-style-name="Standard" style:list-style-name="L22">
      <style:paragraph-properties fo:text-align="start" style:justify-single-word="false"/>
      <style:text-properties style:text-underline-style="none" fo:font-weight="normal" officeooo:rsid="02322759" officeooo:paragraph-rsid="02322759" style:font-weight-asian="normal" style:font-weight-complex="normal"/>
    </style:style>
    <style:style style:name="P316" style:family="paragraph" style:parent-style-name="Standard" style:list-style-name="L22">
      <style:paragraph-properties fo:text-align="start" style:justify-single-word="false"/>
      <style:text-properties style:text-underline-style="none" fo:font-weight="normal" officeooo:rsid="0233a03a" officeooo:paragraph-rsid="0233a03a" style:font-weight-asian="normal" style:font-weight-complex="normal"/>
    </style:style>
    <style:style style:name="P317" style:family="paragraph" style:parent-style-name="Standard" style:list-style-name="L22">
      <style:paragraph-properties fo:text-align="start" style:justify-single-word="false"/>
      <style:text-properties style:text-underline-style="none" fo:font-weight="normal" officeooo:rsid="02372d4f" officeooo:paragraph-rsid="02372d4f" style:font-weight-asian="normal" style:font-weight-complex="normal"/>
    </style:style>
    <style:style style:name="P318" style:family="paragraph" style:parent-style-name="Standard" style:list-style-name="L22">
      <style:paragraph-properties fo:text-align="start" style:justify-single-word="false"/>
      <style:text-properties style:text-underline-style="none" fo:font-weight="normal" officeooo:rsid="023a6c63" officeooo:paragraph-rsid="023a6c63" style:font-weight-asian="normal" style:font-weight-complex="normal"/>
    </style:style>
    <style:style style:name="P319" style:family="paragraph" style:parent-style-name="Standard" style:list-style-name="L22">
      <style:paragraph-properties fo:text-align="start" style:justify-single-word="false"/>
      <style:text-properties style:text-underline-style="none" fo:font-weight="normal" officeooo:rsid="023c4e74" officeooo:paragraph-rsid="023c4e74" style:font-weight-asian="normal" style:font-weight-complex="normal"/>
    </style:style>
    <style:style style:name="P320" style:family="paragraph" style:parent-style-name="Standard" style:list-style-name="L22">
      <style:paragraph-properties fo:text-align="start" style:justify-single-word="false"/>
      <style:text-properties style:text-underline-style="none" fo:font-weight="normal" officeooo:rsid="023e394c" officeooo:paragraph-rsid="023e394c" style:font-weight-asian="normal" style:font-weight-complex="normal"/>
    </style:style>
    <style:style style:name="P321" style:family="paragraph" style:parent-style-name="Standard" style:list-style-name="L22">
      <style:paragraph-properties fo:text-align="start" style:justify-single-word="false"/>
      <style:text-properties style:text-underline-style="none" fo:font-weight="normal" officeooo:rsid="023fbc5c" officeooo:paragraph-rsid="023fbc5c" style:font-weight-asian="normal" style:font-weight-complex="normal"/>
    </style:style>
    <style:style style:name="P322" style:family="paragraph" style:parent-style-name="Standard" style:list-style-name="L22">
      <style:paragraph-properties fo:text-align="start" style:justify-single-word="false"/>
      <style:text-properties style:text-underline-style="none" fo:font-weight="normal" officeooo:rsid="024367ba" officeooo:paragraph-rsid="0243bbbd" style:font-weight-asian="normal" style:font-weight-complex="normal"/>
    </style:style>
    <style:style style:name="P323" style:family="paragraph" style:parent-style-name="Standard" style:list-style-name="L22">
      <style:paragraph-properties fo:text-align="start" style:justify-single-word="false"/>
      <style:text-properties style:text-underline-style="none" fo:font-weight="normal" officeooo:rsid="0243e765" officeooo:paragraph-rsid="0243e765" style:font-weight-asian="normal" style:font-weight-complex="normal"/>
    </style:style>
    <style:style style:name="P324" style:family="paragraph" style:parent-style-name="Standard" style:list-style-name="L22">
      <style:paragraph-properties fo:text-align="start" style:justify-single-word="false"/>
      <style:text-properties style:text-underline-style="none" fo:font-weight="normal" officeooo:rsid="024423d5" officeooo:paragraph-rsid="024423d5" style:font-weight-asian="normal" style:font-weight-complex="normal"/>
    </style:style>
    <style:style style:name="P325" style:family="paragraph" style:parent-style-name="Standard" style:list-style-name="L22">
      <style:paragraph-properties fo:text-align="start" style:justify-single-word="false"/>
      <style:text-properties style:text-underline-style="none" fo:font-weight="normal" officeooo:rsid="0244cb15" officeooo:paragraph-rsid="0244cb15" style:font-weight-asian="normal" style:font-weight-complex="normal"/>
    </style:style>
    <style:style style:name="P326" style:family="paragraph" style:parent-style-name="Standard" style:list-style-name="L22">
      <style:paragraph-properties fo:text-align="start" style:justify-single-word="false"/>
      <style:text-properties style:text-underline-style="none" fo:font-weight="normal" officeooo:rsid="024695a1" officeooo:paragraph-rsid="024695a1" style:font-weight-asian="normal" style:font-weight-complex="normal"/>
    </style:style>
    <style:style style:name="P327" style:family="paragraph" style:parent-style-name="Standard" style:list-style-name="L22">
      <style:paragraph-properties fo:text-align="start" style:justify-single-word="false"/>
      <style:text-properties style:text-underline-style="none" fo:font-weight="normal" officeooo:rsid="02483cfb" officeooo:paragraph-rsid="02483cfb" style:font-weight-asian="normal" style:font-weight-complex="normal"/>
    </style:style>
    <style:style style:name="P328" style:family="paragraph" style:parent-style-name="Standard" style:list-style-name="L22">
      <style:paragraph-properties fo:text-align="start" style:justify-single-word="false"/>
      <style:text-properties style:text-underline-style="none" fo:font-weight="normal" officeooo:rsid="0249ba14" officeooo:paragraph-rsid="0249ba14" style:font-weight-asian="normal" style:font-weight-complex="normal"/>
    </style:style>
    <style:style style:name="P329" style:family="paragraph" style:parent-style-name="Standard" style:list-style-name="L22">
      <style:paragraph-properties fo:text-align="start" style:justify-single-word="false"/>
      <style:text-properties style:text-underline-style="none" fo:font-weight="normal" officeooo:rsid="024ac397" officeooo:paragraph-rsid="024ac397" style:font-weight-asian="normal" style:font-weight-complex="normal"/>
    </style:style>
    <style:style style:name="P330" style:family="paragraph" style:parent-style-name="Standard" style:list-style-name="L22">
      <style:paragraph-properties fo:text-align="start" style:justify-single-word="false"/>
      <style:text-properties style:text-underline-style="none" fo:font-weight="normal" officeooo:rsid="024b8842" officeooo:paragraph-rsid="024b8842" style:font-weight-asian="normal" style:font-weight-complex="normal"/>
    </style:style>
    <style:style style:name="P331" style:family="paragraph" style:parent-style-name="Standard" style:list-style-name="L22">
      <style:paragraph-properties fo:text-align="start" style:justify-single-word="false"/>
      <style:text-properties style:text-underline-style="none" fo:font-weight="normal" officeooo:rsid="024e71e0" officeooo:paragraph-rsid="024e71e0" style:font-weight-asian="normal" style:font-weight-complex="normal"/>
    </style:style>
    <style:style style:name="P332" style:family="paragraph" style:parent-style-name="Standard" style:list-style-name="L22">
      <style:paragraph-properties fo:text-align="start" style:justify-single-word="false"/>
      <style:text-properties style:text-underline-style="none" fo:font-weight="normal" officeooo:rsid="0250aef6" officeooo:paragraph-rsid="0250aef6" style:font-weight-asian="normal" style:font-weight-complex="normal"/>
    </style:style>
    <style:style style:name="P333" style:family="paragraph" style:parent-style-name="Standard" style:list-style-name="L22">
      <style:paragraph-properties fo:text-align="start" style:justify-single-word="false"/>
      <style:text-properties style:text-underline-style="none" fo:font-weight="normal" officeooo:rsid="0251d757" officeooo:paragraph-rsid="0251d757" style:font-weight-asian="normal" style:font-weight-complex="normal"/>
    </style:style>
    <style:style style:name="P334" style:family="paragraph" style:parent-style-name="Standard" style:list-style-name="L22">
      <style:paragraph-properties fo:text-align="start" style:justify-single-word="false"/>
      <style:text-properties style:text-underline-style="none" fo:font-weight="normal" officeooo:rsid="02540d1e" officeooo:paragraph-rsid="02540d1e" style:font-weight-asian="normal" style:font-weight-complex="normal"/>
    </style:style>
    <style:style style:name="P335" style:family="paragraph" style:parent-style-name="Standard" style:list-style-name="L22">
      <style:paragraph-properties fo:text-align="start" style:justify-single-word="false"/>
      <style:text-properties style:text-underline-style="none" fo:font-weight="normal" officeooo:rsid="02546dc7" officeooo:paragraph-rsid="02546dc7" style:font-weight-asian="normal" style:font-weight-complex="normal"/>
    </style:style>
    <style:style style:name="P336" style:family="paragraph" style:parent-style-name="Standard" style:list-style-name="L22">
      <style:paragraph-properties fo:text-align="start" style:justify-single-word="false"/>
      <style:text-properties style:text-underline-style="none" fo:font-weight="normal" officeooo:rsid="02572dcf" officeooo:paragraph-rsid="02572dcf" style:font-weight-asian="normal" style:font-weight-complex="normal"/>
    </style:style>
    <style:style style:name="P337" style:family="paragraph" style:parent-style-name="Standard" style:list-style-name="L22">
      <style:paragraph-properties fo:text-align="start" style:justify-single-word="false"/>
      <style:text-properties style:text-underline-style="none" fo:font-weight="normal" officeooo:rsid="02585a31" officeooo:paragraph-rsid="02585a31" style:font-weight-asian="normal" style:font-weight-complex="normal"/>
    </style:style>
    <style:style style:name="P338" style:family="paragraph" style:parent-style-name="Standard" style:list-style-name="L22">
      <style:paragraph-properties fo:text-align="start" style:justify-single-word="false"/>
      <style:text-properties style:text-underline-style="none" fo:font-weight="normal" officeooo:rsid="0259a7ab" officeooo:paragraph-rsid="0259a7ab" style:font-weight-asian="normal" style:font-weight-complex="normal"/>
    </style:style>
    <style:style style:name="P339" style:family="paragraph" style:parent-style-name="Standard" style:list-style-name="L23">
      <style:paragraph-properties fo:text-align="start" style:justify-single-word="false"/>
      <style:text-properties style:text-underline-style="none" fo:font-weight="normal" officeooo:rsid="025a2876" officeooo:paragraph-rsid="025a2876" style:font-weight-asian="normal" style:font-weight-complex="normal"/>
    </style:style>
    <style:style style:name="P340" style:family="paragraph" style:parent-style-name="Standard" style:list-style-name="L23">
      <style:paragraph-properties fo:text-align="start" style:justify-single-word="false"/>
      <style:text-properties style:text-underline-style="none" fo:font-weight="normal" officeooo:rsid="025c2591" officeooo:paragraph-rsid="025c2591" style:font-weight-asian="normal" style:font-weight-complex="normal"/>
    </style:style>
    <style:style style:name="P341" style:family="paragraph" style:parent-style-name="Standard" style:list-style-name="L23">
      <style:paragraph-properties fo:text-align="start" style:justify-single-word="false"/>
      <style:text-properties style:text-underline-style="none" fo:font-weight="normal" officeooo:rsid="025ce5a1" officeooo:paragraph-rsid="025ce5a1" style:font-weight-asian="normal" style:font-weight-complex="normal"/>
    </style:style>
    <style:style style:name="P342" style:family="paragraph" style:parent-style-name="Standard" style:list-style-name="L23">
      <style:paragraph-properties fo:text-align="start" style:justify-single-word="false"/>
      <style:text-properties style:text-underline-style="none" fo:font-weight="normal" officeooo:rsid="025dc64a" officeooo:paragraph-rsid="025dc64a" style:font-weight-asian="normal" style:font-weight-complex="normal"/>
    </style:style>
    <style:style style:name="P343" style:family="paragraph" style:parent-style-name="Standard" style:list-style-name="L23">
      <style:paragraph-properties fo:text-align="start" style:justify-single-word="false"/>
      <style:text-properties style:text-underline-style="none" fo:font-weight="normal" officeooo:rsid="025f1126" officeooo:paragraph-rsid="025f1126" style:font-weight-asian="normal" style:font-weight-complex="normal"/>
    </style:style>
    <style:style style:name="P344" style:family="paragraph" style:parent-style-name="Standard" style:list-style-name="L23">
      <style:paragraph-properties fo:text-align="start" style:justify-single-word="false"/>
      <style:text-properties style:text-underline-style="none" fo:font-weight="normal" officeooo:rsid="0260cf51" officeooo:paragraph-rsid="0260cf51" style:font-weight-asian="normal" style:font-weight-complex="normal"/>
    </style:style>
    <style:style style:name="P345" style:family="paragraph" style:parent-style-name="Standard" style:list-style-name="L23">
      <style:paragraph-properties fo:text-align="start" style:justify-single-word="false"/>
      <style:text-properties style:text-underline-style="none" fo:font-weight="normal" officeooo:rsid="02620fad" officeooo:paragraph-rsid="02620fad" style:font-weight-asian="normal" style:font-weight-complex="normal"/>
    </style:style>
    <style:style style:name="P346" style:family="paragraph" style:parent-style-name="Standard" style:list-style-name="L23">
      <style:paragraph-properties fo:text-align="start" style:justify-single-word="false"/>
      <style:text-properties style:text-underline-style="none" fo:font-weight="normal" officeooo:rsid="02651468" officeooo:paragraph-rsid="02651468" style:font-weight-asian="normal" style:font-weight-complex="normal"/>
    </style:style>
    <style:style style:name="P347" style:family="paragraph" style:parent-style-name="Standard" style:list-style-name="L23">
      <style:paragraph-properties fo:text-align="start" style:justify-single-word="false"/>
      <style:text-properties style:text-underline-style="none" fo:font-weight="normal" officeooo:rsid="02678ac2" officeooo:paragraph-rsid="02678ac2" style:font-weight-asian="normal" style:font-weight-complex="normal"/>
    </style:style>
    <style:style style:name="P348" style:family="paragraph" style:parent-style-name="Standard" style:list-style-name="L23">
      <style:paragraph-properties fo:text-align="start" style:justify-single-word="false"/>
      <style:text-properties style:text-underline-style="none" fo:font-weight="normal" officeooo:rsid="02696088" officeooo:paragraph-rsid="02696088" style:font-weight-asian="normal" style:font-weight-complex="normal"/>
    </style:style>
    <style:style style:name="P349" style:family="paragraph" style:parent-style-name="Standard" style:list-style-name="L23">
      <style:paragraph-properties fo:text-align="start" style:justify-single-word="false"/>
      <style:text-properties style:text-underline-style="none" fo:font-weight="normal" officeooo:rsid="026a3cea" officeooo:paragraph-rsid="026a3cea" style:font-weight-asian="normal" style:font-weight-complex="normal"/>
    </style:style>
    <style:style style:name="P350" style:family="paragraph" style:parent-style-name="Standard" style:list-style-name="L23">
      <style:paragraph-properties fo:text-align="start" style:justify-single-word="false"/>
      <style:text-properties style:text-underline-style="none" fo:font-weight="normal" officeooo:rsid="026c975d" officeooo:paragraph-rsid="026c975d" style:font-weight-asian="normal" style:font-weight-complex="normal"/>
    </style:style>
    <style:style style:name="P351" style:family="paragraph" style:parent-style-name="Standard" style:list-style-name="L23">
      <style:paragraph-properties fo:text-align="start" style:justify-single-word="false"/>
      <style:text-properties style:text-underline-style="none" fo:font-weight="normal" officeooo:rsid="026fa0c1" officeooo:paragraph-rsid="026fa0c1" style:font-weight-asian="normal" style:font-weight-complex="normal"/>
    </style:style>
    <style:style style:name="P352" style:family="paragraph" style:parent-style-name="Standard" style:list-style-name="L23">
      <style:paragraph-properties fo:text-align="start" style:justify-single-word="false"/>
      <style:text-properties style:text-underline-style="none" fo:font-weight="normal" officeooo:rsid="02728c45" officeooo:paragraph-rsid="02728c45" style:font-weight-asian="normal" style:font-weight-complex="normal"/>
    </style:style>
    <style:style style:name="P353" style:family="paragraph" style:parent-style-name="Standard" style:list-style-name="L23">
      <style:paragraph-properties fo:text-align="start" style:justify-single-word="false"/>
      <style:text-properties style:text-underline-style="none" fo:font-weight="normal" officeooo:rsid="0274ccb2" officeooo:paragraph-rsid="0274ccb2" style:font-weight-asian="normal" style:font-weight-complex="normal"/>
    </style:style>
    <style:style style:name="P354" style:family="paragraph" style:parent-style-name="Standard" style:list-style-name="L23">
      <style:paragraph-properties fo:text-align="start" style:justify-single-word="false"/>
      <style:text-properties style:text-underline-style="none" fo:font-weight="normal" officeooo:rsid="02773ebe" officeooo:paragraph-rsid="02773ebe" style:font-weight-asian="normal" style:font-weight-complex="normal"/>
    </style:style>
    <style:style style:name="P355" style:family="paragraph" style:parent-style-name="Standard" style:list-style-name="L23">
      <style:paragraph-properties fo:text-align="start" style:justify-single-word="false"/>
      <style:text-properties style:text-underline-style="none" fo:font-weight="normal" officeooo:rsid="027848a8" officeooo:paragraph-rsid="027848a8" style:font-weight-asian="normal" style:font-weight-complex="normal"/>
    </style:style>
    <style:style style:name="P356" style:family="paragraph" style:parent-style-name="Standard" style:list-style-name="L23">
      <style:paragraph-properties fo:text-align="start" style:justify-single-word="false"/>
      <style:text-properties style:text-underline-style="none" fo:font-weight="normal" officeooo:rsid="0278fd36" officeooo:paragraph-rsid="0278fd36" style:font-weight-asian="normal" style:font-weight-complex="normal"/>
    </style:style>
    <style:style style:name="P357" style:family="paragraph" style:parent-style-name="Standard" style:list-style-name="L23">
      <style:paragraph-properties fo:text-align="start" style:justify-single-word="false"/>
      <style:text-properties style:text-underline-style="none" fo:font-weight="normal" officeooo:rsid="027ba862" officeooo:paragraph-rsid="027ba862" style:font-weight-asian="normal" style:font-weight-complex="normal"/>
    </style:style>
    <style:style style:name="P358" style:family="paragraph" style:parent-style-name="Standard" style:list-style-name="L23">
      <style:paragraph-properties fo:text-align="start" style:justify-single-word="false"/>
      <style:text-properties style:text-underline-style="none" fo:font-weight="normal" officeooo:rsid="027ca011" officeooo:paragraph-rsid="027ca011" style:font-weight-asian="normal" style:font-weight-complex="normal"/>
    </style:style>
    <style:style style:name="P359" style:family="paragraph" style:parent-style-name="Standard" style:list-style-name="L23">
      <style:paragraph-properties fo:text-align="start" style:justify-single-word="false"/>
      <style:text-properties style:text-underline-style="none" fo:font-weight="normal" officeooo:rsid="027deacd" officeooo:paragraph-rsid="027deacd" style:font-weight-asian="normal" style:font-weight-complex="normal"/>
    </style:style>
    <style:style style:name="P360" style:family="paragraph" style:parent-style-name="Standard" style:list-style-name="L23">
      <style:paragraph-properties fo:text-align="start" style:justify-single-word="false"/>
      <style:text-properties style:text-underline-style="none" fo:font-weight="normal" officeooo:rsid="02817a3d" officeooo:paragraph-rsid="02817a3d" style:font-weight-asian="normal" style:font-weight-complex="normal"/>
    </style:style>
    <style:style style:name="P361" style:family="paragraph" style:parent-style-name="Standard" style:list-style-name="L23">
      <style:paragraph-properties fo:text-align="start" style:justify-single-word="false"/>
      <style:text-properties style:text-underline-style="none" fo:font-weight="normal" officeooo:rsid="0284ea24" officeooo:paragraph-rsid="0284ea24" style:font-weight-asian="normal" style:font-weight-complex="normal"/>
    </style:style>
    <style:style style:name="P362" style:family="paragraph" style:parent-style-name="Standard" style:list-style-name="L23">
      <style:paragraph-properties fo:text-align="start" style:justify-single-word="false"/>
      <style:text-properties style:text-underline-style="none" fo:font-weight="normal" officeooo:rsid="02876b8d" officeooo:paragraph-rsid="02876b8d" style:font-weight-asian="normal" style:font-weight-complex="normal"/>
    </style:style>
    <style:style style:name="P363" style:family="paragraph" style:parent-style-name="Standard" style:list-style-name="L23">
      <style:paragraph-properties fo:text-align="start" style:justify-single-word="false"/>
      <style:text-properties style:text-underline-style="none" fo:font-weight="normal" officeooo:rsid="02887664" officeooo:paragraph-rsid="02887664" style:font-weight-asian="normal" style:font-weight-complex="normal"/>
    </style:style>
    <style:style style:name="P364" style:family="paragraph" style:parent-style-name="Standard" style:list-style-name="L23">
      <style:paragraph-properties fo:text-align="start" style:justify-single-word="false"/>
      <style:text-properties style:text-underline-style="none" fo:font-weight="normal" officeooo:rsid="02899da8" officeooo:paragraph-rsid="02899da8" style:font-weight-asian="normal" style:font-weight-complex="normal"/>
    </style:style>
    <style:style style:name="P365" style:family="paragraph" style:parent-style-name="Standard" style:list-style-name="L23">
      <style:paragraph-properties fo:text-align="start" style:justify-single-word="false"/>
      <style:text-properties style:text-underline-style="none" fo:font-weight="normal" officeooo:rsid="028b096e" officeooo:paragraph-rsid="028b096e" style:font-weight-asian="normal" style:font-weight-complex="normal"/>
    </style:style>
    <style:style style:name="P366" style:family="paragraph" style:parent-style-name="Standard" style:list-style-name="L23">
      <style:paragraph-properties fo:text-align="start" style:justify-single-word="false"/>
      <style:text-properties style:text-underline-style="none" fo:font-weight="normal" officeooo:rsid="028c5b93" officeooo:paragraph-rsid="028c5b93" style:font-weight-asian="normal" style:font-weight-complex="normal"/>
    </style:style>
    <style:style style:name="P367" style:family="paragraph" style:parent-style-name="Standard" style:list-style-name="L23">
      <style:paragraph-properties fo:text-align="start" style:justify-single-word="false"/>
      <style:text-properties style:text-underline-style="none" fo:font-weight="normal" officeooo:rsid="028f60cf" officeooo:paragraph-rsid="028f60cf" style:font-weight-asian="normal" style:font-weight-complex="normal"/>
    </style:style>
    <style:style style:name="P368" style:family="paragraph" style:parent-style-name="Standard" style:list-style-name="L23">
      <style:paragraph-properties fo:text-align="start" style:justify-single-word="false"/>
      <style:text-properties style:text-underline-style="none" fo:font-weight="normal" officeooo:rsid="02913733" officeooo:paragraph-rsid="02913733" style:font-weight-asian="normal" style:font-weight-complex="normal"/>
    </style:style>
    <style:style style:name="P369" style:family="paragraph" style:parent-style-name="Standard" style:list-style-name="L24">
      <style:paragraph-properties fo:text-align="start" style:justify-single-word="false"/>
      <style:text-properties style:text-underline-style="none" fo:font-weight="normal" officeooo:rsid="029144ec" officeooo:paragraph-rsid="029144ec" style:font-weight-asian="normal" style:font-weight-complex="normal"/>
    </style:style>
    <style:style style:name="P370" style:family="paragraph" style:parent-style-name="Standard" style:list-style-name="L24">
      <style:paragraph-properties fo:text-align="start" style:justify-single-word="false"/>
      <style:text-properties style:text-underline-style="none" fo:font-weight="normal" officeooo:rsid="0294bdd9" officeooo:paragraph-rsid="0294bdd9" style:font-weight-asian="normal" style:font-weight-complex="normal"/>
    </style:style>
    <style:style style:name="P371" style:family="paragraph" style:parent-style-name="Standard" style:list-style-name="L24">
      <style:paragraph-properties fo:text-align="start" style:justify-single-word="false"/>
      <style:text-properties style:text-underline-style="none" fo:font-weight="normal" officeooo:rsid="0295f596" officeooo:paragraph-rsid="0295f596" style:font-weight-asian="normal" style:font-weight-complex="normal"/>
    </style:style>
    <style:style style:name="P372" style:family="paragraph" style:parent-style-name="Standard" style:list-style-name="L24">
      <style:paragraph-properties fo:text-align="start" style:justify-single-word="false"/>
      <style:text-properties style:text-underline-style="none" fo:font-weight="normal" officeooo:rsid="02981109" officeooo:paragraph-rsid="02981109" style:font-weight-asian="normal" style:font-weight-complex="normal"/>
    </style:style>
    <style:style style:name="P373" style:family="paragraph" style:parent-style-name="Standard" style:list-style-name="L25">
      <style:paragraph-properties fo:text-align="start" style:justify-single-word="false"/>
      <style:text-properties style:text-underline-style="none" fo:font-weight="normal" officeooo:rsid="0299eb33" officeooo:paragraph-rsid="0299eb33" style:font-weight-asian="normal" style:font-weight-complex="normal"/>
    </style:style>
    <style:style style:name="P374" style:family="paragraph" style:parent-style-name="Standard" style:list-style-name="L25">
      <style:paragraph-properties fo:text-align="start" style:justify-single-word="false"/>
      <style:text-properties style:text-underline-style="none" fo:font-weight="normal" officeooo:rsid="029d1e52" officeooo:paragraph-rsid="029d1e52" style:font-weight-asian="normal" style:font-weight-complex="normal"/>
    </style:style>
    <style:style style:name="P375" style:family="paragraph" style:parent-style-name="Standard" style:list-style-name="L25">
      <style:paragraph-properties fo:text-align="start" style:justify-single-word="false"/>
      <style:text-properties style:text-underline-style="none" fo:font-weight="normal" officeooo:rsid="029efb29" officeooo:paragraph-rsid="029efb29" style:font-weight-asian="normal" style:font-weight-complex="normal"/>
    </style:style>
    <style:style style:name="P376" style:family="paragraph" style:parent-style-name="Standard" style:list-style-name="L25">
      <style:paragraph-properties fo:text-align="start" style:justify-single-word="false"/>
      <style:text-properties style:text-underline-style="none" fo:font-weight="normal" officeooo:rsid="02a0bce9" officeooo:paragraph-rsid="02a0bce9" style:font-weight-asian="normal" style:font-weight-complex="normal"/>
    </style:style>
    <style:style style:name="P377" style:family="paragraph" style:parent-style-name="Standard" style:list-style-name="L25">
      <style:paragraph-properties fo:text-align="start" style:justify-single-word="false"/>
      <style:text-properties style:text-underline-style="none" fo:font-weight="normal" officeooo:rsid="02a256fb" officeooo:paragraph-rsid="02a256fb" style:font-weight-asian="normal" style:font-weight-complex="normal"/>
    </style:style>
    <style:style style:name="P378" style:family="paragraph" style:parent-style-name="Standard" style:list-style-name="L25">
      <style:paragraph-properties fo:text-align="start" style:justify-single-word="false"/>
      <style:text-properties style:text-underline-style="none" fo:font-weight="normal" officeooo:rsid="02a27bb9" officeooo:paragraph-rsid="02a27bb9" style:font-weight-asian="normal" style:font-weight-complex="normal"/>
    </style:style>
    <style:style style:name="P379" style:family="paragraph" style:parent-style-name="Standard" style:list-style-name="L25">
      <style:paragraph-properties fo:text-align="start" style:justify-single-word="false"/>
      <style:text-properties style:text-underline-style="none" fo:font-weight="normal" officeooo:rsid="02a3ccbb" officeooo:paragraph-rsid="02a3ccbb" style:font-weight-asian="normal" style:font-weight-complex="normal"/>
    </style:style>
    <style:style style:name="P380" style:family="paragraph" style:parent-style-name="Standard" style:list-style-name="L25">
      <style:paragraph-properties fo:text-align="start" style:justify-single-word="false"/>
      <style:text-properties style:text-underline-style="none" fo:font-weight="normal" officeooo:rsid="02a5ba4a" officeooo:paragraph-rsid="02a5ba4a" style:font-weight-asian="normal" style:font-weight-complex="normal"/>
    </style:style>
    <style:style style:name="P381" style:family="paragraph" style:parent-style-name="Standard" style:list-style-name="L25">
      <style:paragraph-properties fo:text-align="start" style:justify-single-word="false"/>
      <style:text-properties style:text-underline-style="none" fo:font-weight="normal" officeooo:rsid="02a69afd" officeooo:paragraph-rsid="02a69afd" style:font-weight-asian="normal" style:font-weight-complex="normal"/>
    </style:style>
    <style:style style:name="P382" style:family="paragraph" style:parent-style-name="Standard" style:list-style-name="L25">
      <style:paragraph-properties fo:text-align="start" style:justify-single-word="false"/>
      <style:text-properties style:text-underline-style="none" fo:font-weight="normal" officeooo:rsid="02a78131" officeooo:paragraph-rsid="02a78131" style:font-weight-asian="normal" style:font-weight-complex="normal"/>
    </style:style>
    <style:style style:name="P383" style:family="paragraph" style:parent-style-name="Standard" style:list-style-name="L25">
      <style:paragraph-properties fo:text-align="start" style:justify-single-word="false"/>
      <style:text-properties style:text-underline-style="none" fo:font-weight="normal" officeooo:rsid="02a78e82" officeooo:paragraph-rsid="02a78e82" style:font-weight-asian="normal" style:font-weight-complex="normal"/>
    </style:style>
    <style:style style:name="P384" style:family="paragraph" style:parent-style-name="Standard" style:list-style-name="L25">
      <style:paragraph-properties fo:text-align="start" style:justify-single-word="false"/>
      <style:text-properties style:text-underline-style="none" fo:font-weight="normal" officeooo:rsid="02a89edc" officeooo:paragraph-rsid="02a89edc" style:font-weight-asian="normal" style:font-weight-complex="normal"/>
    </style:style>
    <style:style style:name="P385" style:family="paragraph" style:parent-style-name="Standard" style:list-style-name="L25">
      <style:paragraph-properties fo:text-align="start" style:justify-single-word="false"/>
      <style:text-properties style:text-underline-style="none" fo:font-weight="normal" officeooo:rsid="02a98b2b" officeooo:paragraph-rsid="02a98b2b" style:font-weight-asian="normal" style:font-weight-complex="normal"/>
    </style:style>
    <style:style style:name="P386" style:family="paragraph" style:parent-style-name="Standard" style:list-style-name="L25">
      <style:paragraph-properties fo:text-align="start" style:justify-single-word="false"/>
      <style:text-properties style:text-underline-style="none" fo:font-weight="normal" officeooo:rsid="02aaa107" officeooo:paragraph-rsid="02aaa107" style:font-weight-asian="normal" style:font-weight-complex="normal"/>
    </style:style>
    <style:style style:name="P387" style:family="paragraph" style:parent-style-name="Standard" style:list-style-name="L25">
      <style:paragraph-properties fo:text-align="start" style:justify-single-word="false"/>
      <style:text-properties style:text-underline-style="none" fo:font-weight="normal" officeooo:rsid="02ab00f9" officeooo:paragraph-rsid="02ab00f9" style:font-weight-asian="normal" style:font-weight-complex="normal"/>
    </style:style>
    <style:style style:name="P388" style:family="paragraph" style:parent-style-name="Standard" style:list-style-name="L25">
      <style:paragraph-properties fo:text-align="start" style:justify-single-word="false"/>
      <style:text-properties style:text-underline-style="none" fo:font-weight="normal" officeooo:rsid="02ab7a9f" officeooo:paragraph-rsid="02ab7a9f" style:font-weight-asian="normal" style:font-weight-complex="normal"/>
    </style:style>
    <style:style style:name="P389" style:family="paragraph" style:parent-style-name="Standard" style:list-style-name="L25">
      <style:paragraph-properties fo:text-align="start" style:justify-single-word="false"/>
      <style:text-properties style:text-underline-style="none" fo:font-weight="normal" officeooo:rsid="02ae5b69" officeooo:paragraph-rsid="02ae5b69" style:font-weight-asian="normal" style:font-weight-complex="normal"/>
    </style:style>
    <style:style style:name="P390" style:family="paragraph" style:parent-style-name="Standard" style:list-style-name="L25">
      <style:paragraph-properties fo:text-align="start" style:justify-single-word="false"/>
      <style:text-properties style:text-underline-style="none" fo:font-weight="normal" officeooo:rsid="02afb3bc" officeooo:paragraph-rsid="02afb3bc" style:font-weight-asian="normal" style:font-weight-complex="normal"/>
    </style:style>
    <style:style style:name="P391" style:family="paragraph" style:parent-style-name="Standard" style:list-style-name="L25">
      <style:paragraph-properties fo:text-align="start" style:justify-single-word="false"/>
      <style:text-properties style:text-underline-style="none" fo:font-weight="normal" officeooo:rsid="02b0ed6c" officeooo:paragraph-rsid="02b0ed6c" style:font-weight-asian="normal" style:font-weight-complex="normal"/>
    </style:style>
    <style:style style:name="P392" style:family="paragraph" style:parent-style-name="Standard" style:list-style-name="L25">
      <style:paragraph-properties fo:text-align="start" style:justify-single-word="false"/>
      <style:text-properties style:text-underline-style="none" fo:font-weight="normal" officeooo:rsid="02b25b68" officeooo:paragraph-rsid="02b25b68" style:font-weight-asian="normal" style:font-weight-complex="normal"/>
    </style:style>
    <style:style style:name="P393" style:family="paragraph" style:parent-style-name="Standard" style:list-style-name="L25">
      <style:paragraph-properties fo:text-align="start" style:justify-single-word="false"/>
      <style:text-properties style:text-underline-style="none" fo:font-weight="normal" officeooo:rsid="02b2bdaa" officeooo:paragraph-rsid="02b2bdaa" style:font-weight-asian="normal" style:font-weight-complex="normal"/>
    </style:style>
    <style:style style:name="P394" style:family="paragraph" style:parent-style-name="Standard" style:list-style-name="L25">
      <style:paragraph-properties fo:text-align="start" style:justify-single-word="false"/>
      <style:text-properties style:text-underline-style="none" fo:font-weight="normal" officeooo:rsid="02b3e249" officeooo:paragraph-rsid="02b3e249" style:font-weight-asian="normal" style:font-weight-complex="normal"/>
    </style:style>
    <style:style style:name="P395" style:family="paragraph" style:parent-style-name="Standard" style:list-style-name="L25">
      <style:paragraph-properties fo:text-align="start" style:justify-single-word="false"/>
      <style:text-properties style:text-underline-style="none" fo:font-weight="normal" officeooo:rsid="02b512f8" officeooo:paragraph-rsid="02b512f8" style:font-weight-asian="normal" style:font-weight-complex="normal"/>
    </style:style>
    <style:style style:name="P396" style:family="paragraph" style:parent-style-name="Standard" style:list-style-name="L25">
      <style:paragraph-properties fo:text-align="start" style:justify-single-word="false"/>
      <style:text-properties style:text-underline-style="none" fo:font-weight="normal" officeooo:rsid="02b6b7bd" officeooo:paragraph-rsid="02b6b7bd" style:font-weight-asian="normal" style:font-weight-complex="normal"/>
    </style:style>
    <style:style style:name="P397" style:family="paragraph" style:parent-style-name="Standard" style:list-style-name="L25">
      <style:paragraph-properties fo:text-align="start" style:justify-single-word="false"/>
      <style:text-properties style:text-underline-style="none" fo:font-weight="normal" officeooo:rsid="02b6b7bd" officeooo:paragraph-rsid="02b86780" style:font-weight-asian="normal" style:font-weight-complex="normal"/>
    </style:style>
    <style:style style:name="P398" style:family="paragraph" style:parent-style-name="Standard" style:list-style-name="L25">
      <style:paragraph-properties fo:text-align="start" style:justify-single-word="false"/>
      <style:text-properties style:text-underline-style="none" fo:font-weight="normal" officeooo:rsid="02b8db97" officeooo:paragraph-rsid="02b8db97" style:font-weight-asian="normal" style:font-weight-complex="normal"/>
    </style:style>
    <style:style style:name="P399" style:family="paragraph" style:parent-style-name="Standard">
      <style:paragraph-properties fo:text-align="start" style:justify-single-word="false"/>
      <style:text-properties style:text-underline-style="none" fo:font-weight="normal" officeooo:rsid="0003fbb8" officeooo:paragraph-rsid="02baebd3" style:font-weight-asian="normal" style:font-weight-complex="normal"/>
    </style:style>
    <style:style style:name="P400" style:family="paragraph" style:parent-style-name="Standard">
      <style:paragraph-properties fo:text-align="start" style:justify-single-word="false"/>
      <style:text-properties style:text-underline-style="none" fo:font-weight="normal" officeooo:rsid="02baebd3" officeooo:paragraph-rsid="02baebd3" style:font-weight-asian="normal" style:font-weight-complex="normal"/>
    </style:style>
    <style:style style:name="P401" style:family="paragraph" style:parent-style-name="Standard" style:list-style-name="L27">
      <style:paragraph-properties fo:text-align="start" style:justify-single-word="false"/>
      <style:text-properties style:text-underline-style="none" fo:font-weight="normal" officeooo:rsid="02bb1e8e" officeooo:paragraph-rsid="02bb1e8e" style:font-weight-asian="normal" style:font-weight-complex="normal"/>
    </style:style>
    <style:style style:name="P402" style:family="paragraph" style:parent-style-name="Standard" style:list-style-name="L27">
      <style:paragraph-properties fo:text-align="start" style:justify-single-word="false"/>
      <style:text-properties style:text-underline-style="none" fo:font-weight="normal" officeooo:rsid="02bd668e" officeooo:paragraph-rsid="02bd668e" style:font-weight-asian="normal" style:font-weight-complex="normal"/>
    </style:style>
    <style:style style:name="P403" style:family="paragraph" style:parent-style-name="Standard" style:list-style-name="L27">
      <style:paragraph-properties fo:text-align="start" style:justify-single-word="false"/>
      <style:text-properties style:text-underline-style="none" fo:font-weight="normal" officeooo:rsid="02be06a6" officeooo:paragraph-rsid="02be06a6" style:font-weight-asian="normal" style:font-weight-complex="normal"/>
    </style:style>
    <style:style style:name="P404" style:family="paragraph" style:parent-style-name="Standard" style:list-style-name="L28">
      <style:paragraph-properties fo:text-align="start" style:justify-single-word="false"/>
      <style:text-properties style:text-underline-style="none" fo:font-weight="normal" officeooo:rsid="02c4cefb" officeooo:paragraph-rsid="02c4cefb" style:font-weight-asian="normal" style:font-weight-complex="normal"/>
    </style:style>
    <style:style style:name="P405" style:family="paragraph" style:parent-style-name="Standard" style:list-style-name="L28">
      <style:paragraph-properties fo:text-align="start" style:justify-single-word="false"/>
      <style:text-properties style:text-underline-style="none" fo:font-weight="normal" officeooo:rsid="02c6cd02" officeooo:paragraph-rsid="02c6cd02" style:font-weight-asian="normal" style:font-weight-complex="normal"/>
    </style:style>
    <style:style style:name="P406" style:family="paragraph" style:parent-style-name="Standard" style:list-style-name="L28">
      <style:paragraph-properties fo:text-align="start" style:justify-single-word="false"/>
      <style:text-properties style:text-underline-style="none" fo:font-weight="normal" officeooo:rsid="02c7b4b5" officeooo:paragraph-rsid="02c7b4b5" style:font-weight-asian="normal" style:font-weight-complex="normal"/>
    </style:style>
    <style:style style:name="P407" style:family="paragraph" style:parent-style-name="Standard" style:list-style-name="L28">
      <style:paragraph-properties fo:text-align="start" style:justify-single-word="false"/>
      <style:text-properties style:text-underline-style="none" fo:font-weight="normal" officeooo:rsid="02c7cfa6" officeooo:paragraph-rsid="02c7cfa6" style:font-weight-asian="normal" style:font-weight-complex="normal"/>
    </style:style>
    <style:style style:name="P408" style:family="paragraph" style:parent-style-name="Standard" style:list-style-name="L28">
      <style:paragraph-properties fo:text-align="start" style:justify-single-word="false"/>
      <style:text-properties style:text-underline-style="none" fo:font-weight="normal" officeooo:rsid="02c7dcf9" officeooo:paragraph-rsid="02c7dcf9" style:font-weight-asian="normal" style:font-weight-complex="normal"/>
    </style:style>
    <style:style style:name="P409" style:family="paragraph" style:parent-style-name="Standard" style:list-style-name="L9">
      <style:paragraph-properties fo:text-align="start" style:justify-single-word="false"/>
      <style:text-properties style:text-underline-style="none" fo:font-weight="normal" officeooo:rsid="007f2973" officeooo:paragraph-rsid="008081d0" fo:background-color="transparent" style:font-weight-asian="normal" style:font-weight-complex="normal"/>
    </style:style>
    <style:style style:name="P410" style:family="paragraph" style:parent-style-name="Standard" style:list-style-name="L9">
      <style:paragraph-properties fo:text-align="start" style:justify-single-word="false"/>
      <style:text-properties style:text-underline-style="none" fo:font-weight="normal" officeooo:rsid="007f2973" officeooo:paragraph-rsid="00855e52" fo:background-color="transparent" style:font-weight-asian="normal" style:font-weight-complex="normal"/>
    </style:style>
    <style:style style:name="P411" style:family="paragraph" style:parent-style-name="Standard" style:list-style-name="L1">
      <style:paragraph-properties fo:text-align="start" style:justify-single-word="false"/>
      <style:text-properties style:text-underline-style="none" fo:font-weight="bold" officeooo:rsid="000be937" officeooo:paragraph-rsid="000be937" style:font-weight-asian="bold" style:font-weight-complex="bold"/>
    </style:style>
    <style:style style:name="P412" style:family="paragraph" style:parent-style-name="Standard" style:list-style-name="L1">
      <style:paragraph-properties fo:text-align="start" style:justify-single-word="false"/>
      <style:text-properties style:text-underline-style="none" fo:font-weight="bold" officeooo:rsid="00105bc4" officeooo:paragraph-rsid="00105bc4" style:font-weight-asian="bold" style:font-weight-complex="bold"/>
    </style:style>
    <style:style style:name="P413" style:family="paragraph" style:parent-style-name="Standard" style:list-style-name="L1">
      <style:paragraph-properties fo:text-align="start" style:justify-single-word="false"/>
      <style:text-properties style:text-underline-style="none" fo:font-weight="bold" officeooo:rsid="00160489" officeooo:paragraph-rsid="00160489" style:font-weight-asian="bold" style:font-weight-complex="bold"/>
    </style:style>
    <style:style style:name="P414" style:family="paragraph" style:parent-style-name="Standard" style:list-style-name="L1">
      <style:paragraph-properties fo:text-align="start" style:justify-single-word="false"/>
      <style:text-properties style:text-underline-style="none" fo:font-weight="bold" officeooo:rsid="001a7538" officeooo:paragraph-rsid="001a7538" style:font-weight-asian="bold" style:font-weight-complex="bold"/>
    </style:style>
    <style:style style:name="P415" style:family="paragraph" style:parent-style-name="Standard" style:list-style-name="L2">
      <style:paragraph-properties fo:text-align="start" style:justify-single-word="false"/>
      <style:text-properties style:text-underline-style="none" fo:font-weight="bold" officeooo:rsid="00212dff" officeooo:paragraph-rsid="00212dff" style:font-weight-asian="bold" style:font-weight-complex="bold"/>
    </style:style>
    <style:style style:name="P416" style:family="paragraph" style:parent-style-name="Standard" style:list-style-name="L2">
      <style:paragraph-properties fo:text-align="start" style:justify-single-word="false"/>
      <style:text-properties style:text-underline-style="none" fo:font-weight="bold" officeooo:rsid="0026b22f" officeooo:paragraph-rsid="0026b22f" style:font-weight-asian="bold" style:font-weight-complex="bold"/>
    </style:style>
    <style:style style:name="P417" style:family="paragraph" style:parent-style-name="Standard" style:list-style-name="L2">
      <style:paragraph-properties fo:text-align="start" style:justify-single-word="false"/>
      <style:text-properties style:text-underline-style="none" fo:font-weight="bold" officeooo:rsid="002df9d1" officeooo:paragraph-rsid="002df9d1" style:font-weight-asian="bold" style:font-weight-complex="bold"/>
    </style:style>
    <style:style style:name="P418" style:family="paragraph" style:parent-style-name="Standard" style:list-style-name="L2">
      <style:paragraph-properties fo:text-align="start" style:justify-single-word="false"/>
      <style:text-properties style:text-underline-style="none" fo:font-weight="bold" officeooo:rsid="0030c54f" officeooo:paragraph-rsid="0030c54f" style:font-weight-asian="bold" style:font-weight-complex="bold"/>
    </style:style>
    <style:style style:name="P419" style:family="paragraph" style:parent-style-name="Standard" style:list-style-name="L2">
      <style:paragraph-properties fo:text-align="start" style:justify-single-word="false"/>
      <style:text-properties style:text-underline-style="none" fo:font-weight="bold" officeooo:rsid="00317a81" officeooo:paragraph-rsid="00317a81" style:font-weight-asian="bold" style:font-weight-complex="bold"/>
    </style:style>
    <style:style style:name="P420" style:family="paragraph" style:parent-style-name="Standard" style:list-style-name="L3">
      <style:paragraph-properties fo:text-align="start" style:justify-single-word="false"/>
      <style:text-properties style:text-underline-style="none" fo:font-weight="bold" officeooo:rsid="003c9e22" officeooo:paragraph-rsid="003c9e22" style:font-weight-asian="bold" style:font-weight-complex="bold"/>
    </style:style>
    <style:style style:name="P421" style:family="paragraph" style:parent-style-name="Standard" style:list-style-name="L3">
      <style:paragraph-properties fo:text-align="start" style:justify-single-word="false"/>
      <style:text-properties style:text-underline-style="none" fo:font-weight="bold" officeooo:rsid="003f3633" officeooo:paragraph-rsid="003f3633" style:font-weight-asian="bold" style:font-weight-complex="bold"/>
    </style:style>
    <style:style style:name="P422" style:family="paragraph" style:parent-style-name="Standard" style:list-style-name="L3">
      <style:paragraph-properties fo:text-align="start" style:justify-single-word="false"/>
      <style:text-properties style:text-underline-style="none" fo:font-weight="bold" officeooo:rsid="003f43b4" officeooo:paragraph-rsid="003f43b4" style:font-weight-asian="bold" style:font-weight-complex="bold"/>
    </style:style>
    <style:style style:name="P423" style:family="paragraph" style:parent-style-name="Standard" style:list-style-name="L3">
      <style:paragraph-properties fo:text-align="start" style:justify-single-word="false"/>
      <style:text-properties style:text-underline-style="none" fo:font-weight="bold" officeooo:rsid="0041091a" officeooo:paragraph-rsid="0041091a" style:font-weight-asian="bold" style:font-weight-complex="bold"/>
    </style:style>
    <style:style style:name="P424" style:family="paragraph" style:parent-style-name="Standard" style:list-style-name="L3">
      <style:paragraph-properties fo:text-align="start" style:justify-single-word="false"/>
      <style:text-properties style:text-underline-style="none" fo:font-weight="bold" officeooo:rsid="0042d425" officeooo:paragraph-rsid="0042d425" style:font-weight-asian="bold" style:font-weight-complex="bold"/>
    </style:style>
    <style:style style:name="P425" style:family="paragraph" style:parent-style-name="Standard" style:list-style-name="L4">
      <style:paragraph-properties fo:text-align="start" style:justify-single-word="false">
        <style:tab-stops>
          <style:tab-stop style:position="-1.588cm"/>
          <style:tab-stop style:position="-1.499cm"/>
          <style:tab-stop style:position="0.596cm"/>
        </style:tab-stops>
      </style:paragraph-properties>
      <style:text-properties style:text-underline-style="none" fo:font-weight="bold" officeooo:rsid="004e7cbb" officeooo:paragraph-rsid="00506c05" style:font-weight-asian="bold" style:font-weight-complex="bold"/>
    </style:style>
    <style:style style:name="P426" style:family="paragraph" style:parent-style-name="Standard" style:list-style-name="L6">
      <style:paragraph-properties fo:text-align="start" style:justify-single-word="false">
        <style:tab-stops>
          <style:tab-stop style:position="0.044cm"/>
        </style:tab-stops>
      </style:paragraph-properties>
      <style:text-properties style:text-underline-style="none" fo:font-weight="bold" officeooo:rsid="006ec32d" officeooo:paragraph-rsid="006ec32d" style:font-weight-asian="bold" style:font-weight-complex="bold"/>
    </style:style>
    <style:style style:name="P427" style:family="paragraph" style:parent-style-name="Standard" style:list-style-name="L6">
      <style:paragraph-properties fo:text-align="start" style:justify-single-word="false">
        <style:tab-stops>
          <style:tab-stop style:position="0.044cm"/>
        </style:tab-stops>
      </style:paragraph-properties>
      <style:text-properties style:text-underline-style="none" fo:font-weight="bold" officeooo:rsid="0071975c" officeooo:paragraph-rsid="0071975c" style:font-weight-asian="bold" style:font-weight-complex="bold"/>
    </style:style>
    <style:style style:name="P428" style:family="paragraph" style:parent-style-name="Standard" style:list-style-name="L6">
      <style:paragraph-properties fo:text-align="start" style:justify-single-word="false">
        <style:tab-stops>
          <style:tab-stop style:position="0.044cm"/>
        </style:tab-stops>
      </style:paragraph-properties>
      <style:text-properties style:text-underline-style="none" fo:font-weight="bold" officeooo:rsid="0072b74f" officeooo:paragraph-rsid="0072b74f" style:font-weight-asian="bold" style:font-weight-complex="bold"/>
    </style:style>
    <style:style style:name="P429" style:family="paragraph" style:parent-style-name="Standard" style:list-style-name="L6">
      <style:paragraph-properties fo:text-align="start" style:justify-single-word="false">
        <style:tab-stops>
          <style:tab-stop style:position="0.044cm"/>
        </style:tab-stops>
      </style:paragraph-properties>
      <style:text-properties style:text-underline-style="none" fo:font-weight="bold" officeooo:rsid="0074c3ba" officeooo:paragraph-rsid="0074c3ba" style:font-weight-asian="bold" style:font-weight-complex="bold"/>
    </style:style>
    <style:style style:name="P430" style:family="paragraph" style:parent-style-name="Standard" style:list-style-name="L6">
      <style:paragraph-properties fo:text-align="start" style:justify-single-word="false">
        <style:tab-stops>
          <style:tab-stop style:position="0.044cm"/>
        </style:tab-stops>
      </style:paragraph-properties>
      <style:text-properties style:text-underline-style="none" fo:font-weight="bold" officeooo:rsid="007658f5" officeooo:paragraph-rsid="007658f5" style:font-weight-asian="bold" style:font-weight-complex="bold"/>
    </style:style>
    <style:style style:name="P431" style:family="paragraph" style:parent-style-name="Standard" style:list-style-name="L11">
      <style:paragraph-properties fo:text-align="start" style:justify-single-word="false"/>
      <style:text-properties style:text-underline-style="none" fo:font-weight="bold" officeooo:rsid="00985048" officeooo:paragraph-rsid="009a2cf3" style:font-weight-asian="bold" style:font-weight-complex="bold"/>
    </style:style>
    <style:style style:name="P432" style:family="paragraph" style:parent-style-name="Standard" style:list-style-name="L11">
      <style:paragraph-properties fo:text-align="start" style:justify-single-word="false"/>
      <style:text-properties style:text-underline-style="none" fo:font-weight="bold" officeooo:rsid="009f38a9" officeooo:paragraph-rsid="009f38a9" style:font-weight-asian="bold" style:font-weight-complex="bold"/>
    </style:style>
    <style:style style:name="P433" style:family="paragraph" style:parent-style-name="Standard" style:list-style-name="L11">
      <style:paragraph-properties fo:text-align="start" style:justify-single-word="false"/>
      <style:text-properties style:text-underline-style="none" fo:font-weight="bold" officeooo:rsid="00a287f9" officeooo:paragraph-rsid="00a287f9" style:font-weight-asian="bold" style:font-weight-complex="bold"/>
    </style:style>
    <style:style style:name="P434" style:family="paragraph" style:parent-style-name="Standard" style:list-style-name="L11">
      <style:paragraph-properties fo:text-align="start" style:justify-single-word="false"/>
      <style:text-properties style:text-underline-style="none" fo:font-weight="bold" officeooo:rsid="00a4ff7d" officeooo:paragraph-rsid="00a4ff7d" style:font-weight-asian="bold" style:font-weight-complex="bold"/>
    </style:style>
    <style:style style:name="P435" style:family="paragraph" style:parent-style-name="Standard" style:list-style-name="L11">
      <style:paragraph-properties fo:text-align="start" style:justify-single-word="false"/>
      <style:text-properties style:text-underline-style="none" fo:font-weight="bold" officeooo:rsid="00a5a406" officeooo:paragraph-rsid="00a5a406" style:font-weight-asian="bold" style:font-weight-complex="bold"/>
    </style:style>
    <style:style style:name="P436" style:family="paragraph" style:parent-style-name="Standard" style:list-style-name="L11">
      <style:paragraph-properties fo:text-align="start" style:justify-single-word="false"/>
      <style:text-properties style:text-underline-style="none" fo:font-weight="bold" officeooo:rsid="00a75a0a" officeooo:paragraph-rsid="00a75a0a" style:font-weight-asian="bold" style:font-weight-complex="bold"/>
    </style:style>
    <style:style style:name="P437" style:family="paragraph" style:parent-style-name="Standard" style:list-style-name="L11">
      <style:paragraph-properties fo:text-align="start" style:justify-single-word="false"/>
      <style:text-properties style:text-underline-style="none" fo:font-weight="bold" officeooo:rsid="00a90a7a" officeooo:paragraph-rsid="00a90a7a" style:font-weight-asian="bold" style:font-weight-complex="bold"/>
    </style:style>
    <style:style style:name="P438" style:family="paragraph" style:parent-style-name="Standard" style:list-style-name="L11">
      <style:paragraph-properties fo:text-align="start" style:justify-single-word="false"/>
      <style:text-properties style:text-underline-style="none" fo:font-weight="bold" officeooo:rsid="00aa3a17" officeooo:paragraph-rsid="00aa3a17" style:font-weight-asian="bold" style:font-weight-complex="bold"/>
    </style:style>
    <style:style style:name="P439" style:family="paragraph" style:parent-style-name="Standard" style:list-style-name="L11">
      <style:paragraph-properties fo:text-align="start" style:justify-single-word="false"/>
      <style:text-properties style:text-underline-style="none" fo:font-weight="bold" officeooo:rsid="00b2cfb7" officeooo:paragraph-rsid="00b2cfb7" style:font-weight-asian="bold" style:font-weight-complex="bold"/>
    </style:style>
    <style:style style:name="P440" style:family="paragraph" style:parent-style-name="Standard" style:list-style-name="L11">
      <style:paragraph-properties fo:text-align="start" style:justify-single-word="false"/>
      <style:text-properties style:text-underline-style="none" fo:font-weight="bold" officeooo:rsid="00bfcac6" officeooo:paragraph-rsid="00bfcac6" style:font-weight-asian="bold" style:font-weight-complex="bold"/>
    </style:style>
    <style:style style:name="P441" style:family="paragraph" style:parent-style-name="Standard" style:list-style-name="L11">
      <style:paragraph-properties fo:text-align="start" style:justify-single-word="false"/>
      <style:text-properties style:text-underline-style="none" fo:font-weight="bold" officeooo:rsid="00c0874f" officeooo:paragraph-rsid="00c0874f" style:font-weight-asian="bold" style:font-weight-complex="bold"/>
    </style:style>
    <style:style style:name="P442" style:family="paragraph" style:parent-style-name="Standard" style:list-style-name="L11">
      <style:paragraph-properties fo:text-align="start" style:justify-single-word="false"/>
      <style:text-properties style:text-underline-style="none" fo:font-weight="bold" officeooo:rsid="00c144d6" officeooo:paragraph-rsid="00c144d6" style:font-weight-asian="bold" style:font-weight-complex="bold"/>
    </style:style>
    <style:style style:name="P443" style:family="paragraph" style:parent-style-name="Standard" style:list-style-name="L11">
      <style:paragraph-properties fo:text-align="start" style:justify-single-word="false"/>
      <style:text-properties style:text-underline-style="none" fo:font-weight="bold" officeooo:rsid="00c60575" officeooo:paragraph-rsid="00c60575" style:font-weight-asian="bold" style:font-weight-complex="bold"/>
    </style:style>
    <style:style style:name="P444" style:family="paragraph" style:parent-style-name="Standard" style:list-style-name="L12">
      <style:paragraph-properties fo:text-align="start" style:justify-single-word="false"/>
      <style:text-properties style:text-underline-style="none" fo:font-weight="bold" officeooo:rsid="00ec6dd3" officeooo:paragraph-rsid="00ec6dd3" style:font-weight-asian="bold" style:font-weight-complex="bold"/>
    </style:style>
    <style:style style:name="P445" style:family="paragraph" style:parent-style-name="Standard" style:list-style-name="L12">
      <style:paragraph-properties fo:text-align="start" style:justify-single-word="false"/>
      <style:text-properties style:text-underline-style="none" fo:font-weight="bold" officeooo:rsid="01064756" officeooo:paragraph-rsid="0106f1b3" style:font-weight-asian="bold" style:font-weight-complex="bold"/>
    </style:style>
    <style:style style:name="P446" style:family="paragraph" style:parent-style-name="Standard" style:list-style-name="L12">
      <style:paragraph-properties fo:text-align="start" style:justify-single-word="false"/>
      <style:text-properties style:text-underline-style="none" fo:font-weight="bold" officeooo:rsid="0108c71a" officeooo:paragraph-rsid="010a8b12" style:font-weight-asian="bold" style:font-weight-complex="bold"/>
    </style:style>
    <style:style style:name="P447" style:family="paragraph" style:parent-style-name="Standard" style:list-style-name="L12">
      <style:paragraph-properties fo:text-align="start" style:justify-single-word="false"/>
      <style:text-properties style:text-underline-style="none" fo:font-weight="bold" officeooo:rsid="010fb9f2" officeooo:paragraph-rsid="01100d71" style:font-weight-asian="bold" style:font-weight-complex="bold"/>
    </style:style>
    <style:style style:name="P448" style:family="paragraph" style:parent-style-name="Standard" style:list-style-name="L14">
      <style:paragraph-properties fo:text-align="start" style:justify-single-word="false"/>
      <style:text-properties style:text-underline-style="none" fo:font-weight="bold" officeooo:rsid="01277b48" officeooo:paragraph-rsid="01277b48" style:font-weight-asian="bold" style:font-weight-complex="bold"/>
    </style:style>
    <style:style style:name="P449" style:family="paragraph" style:parent-style-name="Standard" style:list-style-name="L14">
      <style:paragraph-properties fo:text-align="start" style:justify-single-word="false"/>
      <style:text-properties style:text-underline-style="none" fo:font-weight="bold" officeooo:rsid="0129a6d5" officeooo:paragraph-rsid="0129a6d5" style:font-weight-asian="bold" style:font-weight-complex="bold"/>
    </style:style>
    <style:style style:name="P450" style:family="paragraph" style:parent-style-name="Standard" style:list-style-name="L14">
      <style:paragraph-properties fo:text-align="start" style:justify-single-word="false"/>
      <style:text-properties style:text-underline-style="none" fo:font-weight="bold" officeooo:rsid="012f8780" officeooo:paragraph-rsid="012f8780" style:font-weight-asian="bold" style:font-weight-complex="bold"/>
    </style:style>
    <style:style style:name="P451" style:family="paragraph" style:parent-style-name="Standard" style:list-style-name="L14">
      <style:paragraph-properties fo:text-align="start" style:justify-single-word="false"/>
      <style:text-properties style:text-underline-style="none" fo:font-weight="bold" officeooo:rsid="01356421" officeooo:paragraph-rsid="01356421" style:font-weight-asian="bold" style:font-weight-complex="bold"/>
    </style:style>
    <style:style style:name="P452" style:family="paragraph" style:parent-style-name="Standard" style:list-style-name="L15">
      <style:paragraph-properties fo:text-align="start" style:justify-single-word="false"/>
      <style:text-properties style:text-underline-style="none" fo:font-weight="bold" officeooo:rsid="01440551" officeooo:paragraph-rsid="01440551" style:font-weight-asian="bold" style:font-weight-complex="bold"/>
    </style:style>
    <style:style style:name="P453" style:family="paragraph" style:parent-style-name="Standard" style:list-style-name="L15">
      <style:paragraph-properties fo:text-align="start" style:justify-single-word="false"/>
      <style:text-properties style:text-underline-style="none" fo:font-weight="bold" officeooo:rsid="01463c09" officeooo:paragraph-rsid="01463c09" style:font-weight-asian="bold" style:font-weight-complex="bold"/>
    </style:style>
    <style:style style:name="P454" style:family="paragraph" style:parent-style-name="Standard" style:list-style-name="L15">
      <style:paragraph-properties fo:text-align="start" style:justify-single-word="false"/>
      <style:text-properties style:text-underline-style="none" fo:font-weight="bold" officeooo:rsid="0149cd8e" officeooo:paragraph-rsid="0149cd8e" style:font-weight-asian="bold" style:font-weight-complex="bold"/>
    </style:style>
    <style:style style:name="P455" style:family="paragraph" style:parent-style-name="Standard" style:list-style-name="L15">
      <style:paragraph-properties fo:text-align="start" style:justify-single-word="false"/>
      <style:text-properties style:text-underline-style="none" fo:font-weight="bold" officeooo:rsid="014c2928" officeooo:paragraph-rsid="014c2928" style:font-weight-asian="bold" style:font-weight-complex="bold"/>
    </style:style>
    <style:style style:name="P456" style:family="paragraph" style:parent-style-name="Standard" style:list-style-name="L15">
      <style:paragraph-properties fo:text-align="start" style:justify-single-word="false"/>
      <style:text-properties style:text-underline-style="none" fo:font-weight="bold" officeooo:rsid="014e8723" officeooo:paragraph-rsid="014e8723" style:font-weight-asian="bold" style:font-weight-complex="bold"/>
    </style:style>
    <style:style style:name="P457" style:family="paragraph" style:parent-style-name="Standard" style:list-style-name="L15">
      <style:paragraph-properties fo:text-align="start" style:justify-single-word="false"/>
      <style:text-properties style:text-underline-style="none" fo:font-weight="bold" officeooo:rsid="0151bd20" officeooo:paragraph-rsid="0151bd20" style:font-weight-asian="bold" style:font-weight-complex="bold"/>
    </style:style>
    <style:style style:name="P458" style:family="paragraph" style:parent-style-name="Standard" style:list-style-name="L15">
      <style:paragraph-properties fo:text-align="start" style:justify-single-word="false"/>
      <style:text-properties style:text-underline-style="none" fo:font-weight="bold" officeooo:rsid="01537553" officeooo:paragraph-rsid="01537553" style:font-weight-asian="bold" style:font-weight-complex="bold"/>
    </style:style>
    <style:style style:name="P459" style:family="paragraph" style:parent-style-name="Standard" style:list-style-name="L15">
      <style:paragraph-properties fo:text-align="start" style:justify-single-word="false"/>
      <style:text-properties style:text-underline-style="none" fo:font-weight="bold" officeooo:rsid="0156b8d4" officeooo:paragraph-rsid="0156b8d4" style:font-weight-asian="bold" style:font-weight-complex="bold"/>
    </style:style>
    <style:style style:name="P460" style:family="paragraph" style:parent-style-name="Standard" style:list-style-name="L15">
      <style:paragraph-properties fo:text-align="start" style:justify-single-word="false"/>
      <style:text-properties style:text-underline-style="none" fo:font-weight="bold" officeooo:rsid="01575ce3" officeooo:paragraph-rsid="01575ce3" style:font-weight-asian="bold" style:font-weight-complex="bold"/>
    </style:style>
    <style:style style:name="P461" style:family="paragraph" style:parent-style-name="Standard" style:list-style-name="L15">
      <style:paragraph-properties fo:text-align="start" style:justify-single-word="false"/>
      <style:text-properties style:text-underline-style="none" fo:font-weight="bold" officeooo:rsid="015b6c75" officeooo:paragraph-rsid="015b6c75" style:font-weight-asian="bold" style:font-weight-complex="bold"/>
    </style:style>
    <style:style style:name="P462" style:family="paragraph" style:parent-style-name="Standard" style:list-style-name="L15">
      <style:paragraph-properties fo:text-align="start" style:justify-single-word="false"/>
      <style:text-properties style:text-underline-style="none" fo:font-weight="bold" officeooo:rsid="0164eb6a" officeooo:paragraph-rsid="0164eb6a" style:font-weight-asian="bold" style:font-weight-complex="bold"/>
    </style:style>
    <style:style style:name="P463" style:family="paragraph" style:parent-style-name="Standard" style:list-style-name="L15">
      <style:paragraph-properties fo:text-align="start" style:justify-single-word="false"/>
      <style:text-properties style:text-underline-style="none" fo:font-weight="bold" officeooo:rsid="0166824c" officeooo:paragraph-rsid="0166824c" style:font-weight-asian="bold" style:font-weight-complex="bold"/>
    </style:style>
    <style:style style:name="P464" style:family="paragraph" style:parent-style-name="Standard" style:list-style-name="L15">
      <style:paragraph-properties fo:text-align="start" style:justify-single-word="false"/>
      <style:text-properties style:text-underline-style="none" fo:font-weight="bold" officeooo:rsid="016a0231" officeooo:paragraph-rsid="016a0231" style:font-weight-asian="bold" style:font-weight-complex="bold"/>
    </style:style>
    <style:style style:name="P465" style:family="paragraph" style:parent-style-name="Standard" style:list-style-name="L16">
      <style:paragraph-properties fo:text-align="start" style:justify-single-word="false"/>
      <style:text-properties style:text-underline-style="none" fo:font-weight="bold" officeooo:rsid="01705c27" officeooo:paragraph-rsid="01705c27" style:font-weight-asian="bold" style:font-weight-complex="bold"/>
    </style:style>
    <style:style style:name="P466" style:family="paragraph" style:parent-style-name="Standard" style:list-style-name="L16">
      <style:paragraph-properties fo:text-align="start" style:justify-single-word="false"/>
      <style:text-properties style:text-underline-style="none" fo:font-weight="bold" officeooo:rsid="01745dc6" officeooo:paragraph-rsid="01745dc6" style:font-weight-asian="bold" style:font-weight-complex="bold"/>
    </style:style>
    <style:style style:name="P467" style:family="paragraph" style:parent-style-name="Standard" style:list-style-name="L16">
      <style:paragraph-properties fo:text-align="start" style:justify-single-word="false"/>
      <style:text-properties style:text-underline-style="none" fo:font-weight="bold" officeooo:rsid="0176e8d5" officeooo:paragraph-rsid="0176e8d5" style:font-weight-asian="bold" style:font-weight-complex="bold"/>
    </style:style>
    <style:style style:name="P468" style:family="paragraph" style:parent-style-name="Standard" style:list-style-name="L16">
      <style:paragraph-properties fo:text-align="start" style:justify-single-word="false"/>
      <style:text-properties style:text-underline-style="none" fo:font-weight="bold" officeooo:rsid="0179706e" officeooo:paragraph-rsid="0179706e" style:font-weight-asian="bold" style:font-weight-complex="bold"/>
    </style:style>
    <style:style style:name="P469" style:family="paragraph" style:parent-style-name="Standard" style:list-style-name="L16">
      <style:paragraph-properties fo:text-align="start" style:justify-single-word="false"/>
      <style:text-properties style:text-underline-style="none" fo:font-weight="bold" officeooo:rsid="017c2bb5" officeooo:paragraph-rsid="017c2bb5" style:font-weight-asian="bold" style:font-weight-complex="bold"/>
    </style:style>
    <style:style style:name="P470" style:family="paragraph" style:parent-style-name="Standard" style:list-style-name="L16">
      <style:paragraph-properties fo:text-align="start" style:justify-single-word="false"/>
      <style:text-properties style:text-underline-style="none" fo:font-weight="bold" officeooo:rsid="017c863a" officeooo:paragraph-rsid="017c863a" style:font-weight-asian="bold" style:font-weight-complex="bold"/>
    </style:style>
    <style:style style:name="P471" style:family="paragraph" style:parent-style-name="Standard" style:list-style-name="L16">
      <style:paragraph-properties fo:text-align="start" style:justify-single-word="false"/>
      <style:text-properties style:text-underline-style="none" fo:font-weight="bold" officeooo:rsid="017eaa95" officeooo:paragraph-rsid="017eaa95" style:font-weight-asian="bold" style:font-weight-complex="bold"/>
    </style:style>
    <style:style style:name="P472" style:family="paragraph" style:parent-style-name="Standard" style:list-style-name="L16">
      <style:paragraph-properties fo:text-align="start" style:justify-single-word="false"/>
      <style:text-properties style:text-underline-style="none" fo:font-weight="bold" officeooo:rsid="01802590" officeooo:paragraph-rsid="01802590" style:font-weight-asian="bold" style:font-weight-complex="bold"/>
    </style:style>
    <style:style style:name="P473" style:family="paragraph" style:parent-style-name="Standard" style:list-style-name="L16">
      <style:paragraph-properties fo:text-align="start" style:justify-single-word="false"/>
      <style:text-properties style:text-underline-style="none" fo:font-weight="bold" officeooo:rsid="0180fd33" officeooo:paragraph-rsid="0180fd33" style:font-weight-asian="bold" style:font-weight-complex="bold"/>
    </style:style>
    <style:style style:name="P474" style:family="paragraph" style:parent-style-name="Standard" style:list-style-name="L16">
      <style:paragraph-properties fo:text-align="start" style:justify-single-word="false"/>
      <style:text-properties style:text-underline-style="none" fo:font-weight="bold" officeooo:rsid="018308b3" officeooo:paragraph-rsid="018308b3" style:font-weight-asian="bold" style:font-weight-complex="bold"/>
    </style:style>
    <style:style style:name="P475" style:family="paragraph" style:parent-style-name="Standard" style:list-style-name="L16">
      <style:paragraph-properties fo:text-align="start" style:justify-single-word="false"/>
      <style:text-properties style:text-underline-style="none" fo:font-weight="bold" officeooo:rsid="0184c6a1" officeooo:paragraph-rsid="0184c6a1" style:font-weight-asian="bold" style:font-weight-complex="bold"/>
    </style:style>
    <style:style style:name="P476" style:family="paragraph" style:parent-style-name="Standard" style:list-style-name="L16">
      <style:paragraph-properties fo:text-align="start" style:justify-single-word="false"/>
      <style:text-properties style:text-underline-style="none" fo:font-weight="bold" officeooo:rsid="0190516c" officeooo:paragraph-rsid="0190516c" style:font-weight-asian="bold" style:font-weight-complex="bold"/>
    </style:style>
    <style:style style:name="P477" style:family="paragraph" style:parent-style-name="Standard" style:list-style-name="L16">
      <style:paragraph-properties fo:text-align="start" style:justify-single-word="false"/>
      <style:text-properties style:text-underline-style="none" fo:font-weight="bold" officeooo:rsid="01952799" officeooo:paragraph-rsid="01952799" style:font-weight-asian="bold" style:font-weight-complex="bold"/>
    </style:style>
    <style:style style:name="P478" style:family="paragraph" style:parent-style-name="Standard" style:list-style-name="L17">
      <style:paragraph-properties fo:text-align="start" style:justify-single-word="false"/>
      <style:text-properties style:text-underline-style="none" fo:font-weight="bold" officeooo:rsid="019ae61b" officeooo:paragraph-rsid="019ae61b" style:font-weight-asian="bold" style:font-weight-complex="bold"/>
    </style:style>
    <style:style style:name="P479" style:family="paragraph" style:parent-style-name="Standard" style:list-style-name="L17">
      <style:paragraph-properties fo:text-align="start" style:justify-single-word="false"/>
      <style:text-properties style:text-underline-style="none" fo:font-weight="bold" officeooo:rsid="019f24a3" officeooo:paragraph-rsid="019f24a3" style:font-weight-asian="bold" style:font-weight-complex="bold"/>
    </style:style>
    <style:style style:name="P480" style:family="paragraph" style:parent-style-name="Standard" style:list-style-name="L17">
      <style:paragraph-properties fo:text-align="start" style:justify-single-word="false"/>
      <style:text-properties style:text-underline-style="none" fo:font-weight="bold" officeooo:rsid="01a2dc81" officeooo:paragraph-rsid="01a2dc81" style:font-weight-asian="bold" style:font-weight-complex="bold"/>
    </style:style>
    <style:style style:name="P481" style:family="paragraph" style:parent-style-name="Standard" style:list-style-name="L17">
      <style:paragraph-properties fo:text-align="start" style:justify-single-word="false"/>
      <style:text-properties style:text-underline-style="none" fo:font-weight="bold" officeooo:rsid="01a4c357" officeooo:paragraph-rsid="01a4c357" style:font-weight-asian="bold" style:font-weight-complex="bold"/>
    </style:style>
    <style:style style:name="P482" style:family="paragraph" style:parent-style-name="Standard" style:list-style-name="L17">
      <style:paragraph-properties fo:text-align="start" style:justify-single-word="false"/>
      <style:text-properties style:text-underline-style="none" fo:font-weight="bold" officeooo:rsid="01a6bc69" officeooo:paragraph-rsid="01a6bc69" style:font-weight-asian="bold" style:font-weight-complex="bold"/>
    </style:style>
    <style:style style:name="P483" style:family="paragraph" style:parent-style-name="Standard" style:list-style-name="L18">
      <style:paragraph-properties fo:text-align="start" style:justify-single-word="false"/>
      <style:text-properties style:text-underline-style="none" fo:font-weight="bold" officeooo:rsid="01abcf52" officeooo:paragraph-rsid="01abcf52" style:font-weight-asian="bold" style:font-weight-complex="bold"/>
    </style:style>
    <style:style style:name="P484" style:family="paragraph" style:parent-style-name="Standard" style:list-style-name="L18">
      <style:paragraph-properties fo:text-align="start" style:justify-single-word="false"/>
      <style:text-properties style:text-underline-style="none" fo:font-weight="bold" officeooo:rsid="01af64c7" officeooo:paragraph-rsid="01af64c7" style:font-weight-asian="bold" style:font-weight-complex="bold"/>
    </style:style>
    <style:style style:name="P485" style:family="paragraph" style:parent-style-name="Standard" style:list-style-name="L18">
      <style:paragraph-properties fo:text-align="start" style:justify-single-word="false"/>
      <style:text-properties style:text-underline-style="none" fo:font-weight="bold" officeooo:rsid="01b33e6b" officeooo:paragraph-rsid="01b33e6b" style:font-weight-asian="bold" style:font-weight-complex="bold"/>
    </style:style>
    <style:style style:name="P486" style:family="paragraph" style:parent-style-name="Standard" style:list-style-name="L18">
      <style:paragraph-properties fo:text-align="start" style:justify-single-word="false"/>
      <style:text-properties style:text-underline-style="none" fo:font-weight="bold" officeooo:rsid="01b5eb8a" officeooo:paragraph-rsid="01b5eb8a" style:font-weight-asian="bold" style:font-weight-complex="bold"/>
    </style:style>
    <style:style style:name="P487" style:family="paragraph" style:parent-style-name="Standard" style:list-style-name="L18">
      <style:paragraph-properties fo:text-align="start" style:justify-single-word="false"/>
      <style:text-properties style:text-underline-style="none" fo:font-weight="bold" officeooo:rsid="01b8bee2" officeooo:paragraph-rsid="01b8bee2" style:font-weight-asian="bold" style:font-weight-complex="bold"/>
    </style:style>
    <style:style style:name="P488" style:family="paragraph" style:parent-style-name="Standard" style:list-style-name="L19">
      <style:paragraph-properties fo:text-align="start" style:justify-single-word="false"/>
      <style:text-properties style:text-underline-style="none" fo:font-weight="bold" officeooo:rsid="01cedce3" officeooo:paragraph-rsid="01cedce3" style:font-weight-asian="bold" style:font-weight-complex="bold"/>
    </style:style>
    <style:style style:name="P489" style:family="paragraph" style:parent-style-name="Standard" style:list-style-name="L19">
      <style:paragraph-properties fo:text-align="start" style:justify-single-word="false"/>
      <style:text-properties style:text-underline-style="none" fo:font-weight="bold" officeooo:rsid="01dcbb12" officeooo:paragraph-rsid="01dcbb12" style:font-weight-asian="bold" style:font-weight-complex="bold"/>
    </style:style>
    <style:style style:name="P490" style:family="paragraph" style:parent-style-name="Standard" style:list-style-name="L19">
      <style:paragraph-properties fo:text-align="start" style:justify-single-word="false"/>
      <style:text-properties style:text-underline-style="none" fo:font-weight="bold" officeooo:rsid="01e1dd40" officeooo:paragraph-rsid="01e1dd40" style:font-weight-asian="bold" style:font-weight-complex="bold"/>
    </style:style>
    <style:style style:name="P491" style:family="paragraph" style:parent-style-name="Standard" style:list-style-name="L19">
      <style:paragraph-properties fo:text-align="start" style:justify-single-word="false"/>
      <style:text-properties style:text-underline-style="none" fo:font-weight="bold" officeooo:rsid="01de7be1" officeooo:paragraph-rsid="01de7be1" style:font-weight-asian="bold" style:font-weight-complex="bold"/>
    </style:style>
    <style:style style:name="P492" style:family="paragraph" style:parent-style-name="Standard" style:list-style-name="L19">
      <style:paragraph-properties fo:text-align="start" style:justify-single-word="false"/>
      <style:text-properties style:text-underline-style="none" fo:font-weight="bold" officeooo:rsid="01ec27bf" officeooo:paragraph-rsid="01ec27bf" style:font-weight-asian="bold" style:font-weight-complex="bold"/>
    </style:style>
    <style:style style:name="P493" style:family="paragraph" style:parent-style-name="Standard" style:list-style-name="L20">
      <style:paragraph-properties fo:text-align="start" style:justify-single-word="false"/>
      <style:text-properties style:text-underline-style="none" fo:font-weight="bold" officeooo:rsid="02128690" officeooo:paragraph-rsid="02128690" style:font-weight-asian="bold" style:font-weight-complex="bold"/>
    </style:style>
    <style:style style:name="P494" style:family="paragraph" style:parent-style-name="Standard" style:list-style-name="L20">
      <style:paragraph-properties fo:text-align="start" style:justify-single-word="false"/>
      <style:text-properties style:text-underline-style="none" fo:font-weight="bold" officeooo:rsid="0212d202" officeooo:paragraph-rsid="0212d202" style:font-weight-asian="bold" style:font-weight-complex="bold"/>
    </style:style>
    <style:style style:name="P495" style:family="paragraph" style:parent-style-name="Standard" style:list-style-name="L21">
      <style:paragraph-properties fo:text-align="start" style:justify-single-word="false"/>
      <style:text-properties style:text-underline-style="none" fo:font-weight="bold" officeooo:rsid="021cda20" officeooo:paragraph-rsid="021cda20" style:font-weight-asian="bold" style:font-weight-complex="bold"/>
    </style:style>
    <style:style style:name="P496" style:family="paragraph" style:parent-style-name="Standard" style:list-style-name="L21">
      <style:paragraph-properties fo:text-align="start" style:justify-single-word="false"/>
      <style:text-properties style:text-underline-style="none" fo:font-weight="bold" officeooo:rsid="0228ff37" officeooo:paragraph-rsid="0228ff37" style:font-weight-asian="bold" style:font-weight-complex="bold"/>
    </style:style>
    <style:style style:name="P497" style:family="paragraph" style:parent-style-name="Standard" style:list-style-name="L21">
      <style:paragraph-properties fo:text-align="start" style:justify-single-word="false"/>
      <style:text-properties style:text-underline-style="none" fo:font-weight="bold" officeooo:rsid="022a6738" officeooo:paragraph-rsid="022a6738" style:font-weight-asian="bold" style:font-weight-complex="bold"/>
    </style:style>
    <style:style style:name="P498" style:family="paragraph" style:parent-style-name="Standard" style:list-style-name="L21">
      <style:paragraph-properties fo:text-align="start" style:justify-single-word="false"/>
      <style:text-properties style:text-underline-style="none" fo:font-weight="bold" officeooo:rsid="022c277c" officeooo:paragraph-rsid="022c277c" style:font-weight-asian="bold" style:font-weight-complex="bold"/>
    </style:style>
    <style:style style:name="P499" style:family="paragraph" style:parent-style-name="Standard" style:list-style-name="L22">
      <style:paragraph-properties fo:text-align="start" style:justify-single-word="false"/>
      <style:text-properties style:text-underline-style="none" fo:font-weight="bold" officeooo:rsid="023cd436" officeooo:paragraph-rsid="023cd436" style:font-weight-asian="bold" style:font-weight-complex="bold"/>
    </style:style>
    <style:style style:name="P500" style:family="paragraph" style:parent-style-name="Standard" style:list-style-name="L22">
      <style:paragraph-properties fo:text-align="start" style:justify-single-word="false"/>
      <style:text-properties style:text-underline-style="none" fo:font-weight="bold" officeooo:rsid="024139b8" officeooo:paragraph-rsid="024139b8" style:font-weight-asian="bold" style:font-weight-complex="bold"/>
    </style:style>
    <style:style style:name="P501" style:family="paragraph" style:parent-style-name="Standard" style:list-style-name="L22">
      <style:paragraph-properties fo:text-align="start" style:justify-single-word="false"/>
      <style:text-properties style:text-underline-style="none" fo:font-weight="bold" officeooo:rsid="02419bfe" officeooo:paragraph-rsid="02419bfe" style:font-weight-asian="bold" style:font-weight-complex="bold"/>
    </style:style>
    <style:style style:name="P502" style:family="paragraph" style:parent-style-name="Standard" style:list-style-name="L22">
      <style:paragraph-properties fo:text-align="start" style:justify-single-word="false"/>
      <style:text-properties style:text-underline-style="none" fo:font-weight="bold" officeooo:rsid="0245db61" officeooo:paragraph-rsid="0245db61" style:font-weight-asian="bold" style:font-weight-complex="bold"/>
    </style:style>
    <style:style style:name="P503" style:family="paragraph" style:parent-style-name="Standard" style:list-style-name="L22">
      <style:paragraph-properties fo:text-align="start" style:justify-single-word="false"/>
      <style:text-properties style:text-underline-style="none" fo:font-weight="bold" officeooo:rsid="02496bc6" officeooo:paragraph-rsid="02496bc6" style:font-weight-asian="bold" style:font-weight-complex="bold"/>
    </style:style>
    <style:style style:name="P504" style:family="paragraph" style:parent-style-name="Standard" style:list-style-name="L22">
      <style:paragraph-properties fo:text-align="start" style:justify-single-word="false"/>
      <style:text-properties style:text-underline-style="none" fo:font-weight="bold" officeooo:rsid="024d07da" officeooo:paragraph-rsid="024d07da" style:font-weight-asian="bold" style:font-weight-complex="bold"/>
    </style:style>
    <style:style style:name="P505" style:family="paragraph" style:parent-style-name="Standard" style:list-style-name="L22">
      <style:paragraph-properties fo:text-align="start" style:justify-single-word="false"/>
      <style:text-properties style:text-underline-style="none" fo:font-weight="bold" officeooo:rsid="024f8a5b" officeooo:paragraph-rsid="024f8a5b" style:font-weight-asian="bold" style:font-weight-complex="bold"/>
    </style:style>
    <style:style style:name="P506" style:family="paragraph" style:parent-style-name="Standard" style:list-style-name="L22">
      <style:paragraph-properties fo:text-align="start" style:justify-single-word="false"/>
      <style:text-properties style:text-underline-style="none" fo:font-weight="bold" officeooo:rsid="02546dc7" officeooo:paragraph-rsid="02546dc7" style:font-weight-asian="bold" style:font-weight-complex="bold"/>
    </style:style>
    <style:style style:name="P507" style:family="paragraph" style:parent-style-name="Standard" style:list-style-name="L23">
      <style:paragraph-properties fo:text-align="start" style:justify-single-word="false"/>
      <style:text-properties style:text-underline-style="none" fo:font-weight="bold" officeooo:rsid="026338a8" officeooo:paragraph-rsid="026338a8" style:font-weight-asian="bold" style:font-weight-complex="bold"/>
    </style:style>
    <style:style style:name="P508" style:family="paragraph" style:parent-style-name="Standard" style:list-style-name="L23">
      <style:paragraph-properties fo:text-align="start" style:justify-single-word="false"/>
      <style:text-properties style:text-underline-style="none" fo:font-weight="bold" officeooo:rsid="02663ae7" officeooo:paragraph-rsid="02663ae7" style:font-weight-asian="bold" style:font-weight-complex="bold"/>
    </style:style>
    <style:style style:name="P509" style:family="paragraph" style:parent-style-name="Standard" style:list-style-name="L23">
      <style:paragraph-properties fo:text-align="start" style:justify-single-word="false"/>
      <style:text-properties style:text-underline-style="none" fo:font-weight="bold" officeooo:rsid="02688b3a" officeooo:paragraph-rsid="02688b3a" style:font-weight-asian="bold" style:font-weight-complex="bold"/>
    </style:style>
    <style:style style:name="P510" style:family="paragraph" style:parent-style-name="Standard" style:list-style-name="L23">
      <style:paragraph-properties fo:text-align="start" style:justify-single-word="false"/>
      <style:text-properties style:text-underline-style="none" fo:font-weight="bold" officeooo:rsid="02696088" officeooo:paragraph-rsid="02696088" style:font-weight-asian="bold" style:font-weight-complex="bold"/>
    </style:style>
    <style:style style:name="P511" style:family="paragraph" style:parent-style-name="Standard" style:list-style-name="L23">
      <style:paragraph-properties fo:text-align="start" style:justify-single-word="false"/>
      <style:text-properties style:text-underline-style="none" fo:font-weight="bold" officeooo:rsid="026b329b" officeooo:paragraph-rsid="026b329b" style:font-weight-asian="bold" style:font-weight-complex="bold"/>
    </style:style>
    <style:style style:name="P512" style:family="paragraph" style:parent-style-name="Standard" style:list-style-name="L23">
      <style:paragraph-properties fo:text-align="start" style:justify-single-word="false"/>
      <style:text-properties style:text-underline-style="none" fo:font-weight="bold" officeooo:rsid="026df0e8" officeooo:paragraph-rsid="026df0e8" style:font-weight-asian="bold" style:font-weight-complex="bold"/>
    </style:style>
    <style:style style:name="P513" style:family="paragraph" style:parent-style-name="Standard" style:list-style-name="L23">
      <style:paragraph-properties fo:text-align="start" style:justify-single-word="false"/>
      <style:text-properties style:text-underline-style="none" fo:font-weight="bold" officeooo:rsid="027129d3" officeooo:paragraph-rsid="027129d3" style:font-weight-asian="bold" style:font-weight-complex="bold"/>
    </style:style>
    <style:style style:name="P514" style:family="paragraph" style:parent-style-name="Standard" style:list-style-name="L23">
      <style:paragraph-properties fo:text-align="start" style:justify-single-word="false"/>
      <style:text-properties style:text-underline-style="none" fo:font-weight="bold" officeooo:rsid="02773ebe" officeooo:paragraph-rsid="02773ebe" style:font-weight-asian="bold" style:font-weight-complex="bold"/>
    </style:style>
    <style:style style:name="P515" style:family="paragraph" style:parent-style-name="Standard" style:list-style-name="L23">
      <style:paragraph-properties fo:text-align="start" style:justify-single-word="false"/>
      <style:text-properties style:text-underline-style="none" fo:font-weight="bold" officeooo:rsid="0278fd36" officeooo:paragraph-rsid="0278fd36" style:font-weight-asian="bold" style:font-weight-complex="bold"/>
    </style:style>
    <style:style style:name="P516" style:family="paragraph" style:parent-style-name="Standard" style:list-style-name="L23">
      <style:paragraph-properties fo:text-align="start" style:justify-single-word="false"/>
      <style:text-properties style:text-underline-style="none" fo:font-weight="bold" officeooo:rsid="0279dccf" officeooo:paragraph-rsid="0279dccf" style:font-weight-asian="bold" style:font-weight-complex="bold"/>
    </style:style>
    <style:style style:name="P517" style:family="paragraph" style:parent-style-name="Standard" style:list-style-name="L23">
      <style:paragraph-properties fo:text-align="start" style:justify-single-word="false"/>
      <style:text-properties style:text-underline-style="none" fo:font-weight="bold" officeooo:rsid="02832de4" officeooo:paragraph-rsid="02832de4" style:font-weight-asian="bold" style:font-weight-complex="bold"/>
    </style:style>
    <style:style style:name="P518" style:family="paragraph" style:parent-style-name="Standard" style:list-style-name="L23">
      <style:paragraph-properties fo:text-align="start" style:justify-single-word="false"/>
      <style:text-properties style:text-underline-style="none" fo:font-weight="bold" officeooo:rsid="02862445" officeooo:paragraph-rsid="02862445" style:font-weight-asian="bold" style:font-weight-complex="bold"/>
    </style:style>
    <style:style style:name="P519" style:family="paragraph" style:parent-style-name="Standard" style:list-style-name="L23">
      <style:paragraph-properties fo:text-align="start" style:justify-single-word="false"/>
      <style:text-properties style:text-underline-style="none" fo:font-weight="bold" officeooo:rsid="0288dafe" officeooo:paragraph-rsid="0288dafe" style:font-weight-asian="bold" style:font-weight-complex="bold"/>
    </style:style>
    <style:style style:name="P520" style:family="paragraph" style:parent-style-name="Standard" style:list-style-name="L23">
      <style:paragraph-properties fo:text-align="start" style:justify-single-word="false"/>
      <style:text-properties style:text-underline-style="none" fo:font-weight="bold" officeooo:rsid="0289eaa3" officeooo:paragraph-rsid="0289eaa3" style:font-weight-asian="bold" style:font-weight-complex="bold"/>
    </style:style>
    <style:style style:name="P521" style:family="paragraph" style:parent-style-name="Standard" style:list-style-name="L23">
      <style:paragraph-properties fo:text-align="start" style:justify-single-word="false"/>
      <style:text-properties style:text-underline-style="none" fo:font-weight="bold" officeooo:rsid="028c5b93" officeooo:paragraph-rsid="028c5b93" style:font-weight-asian="bold" style:font-weight-complex="bold"/>
    </style:style>
    <style:style style:name="P522" style:family="paragraph" style:parent-style-name="Standard" style:list-style-name="L24">
      <style:paragraph-properties fo:text-align="start" style:justify-single-word="false"/>
      <style:text-properties style:text-underline-style="none" fo:font-weight="bold" officeooo:rsid="029144ec" officeooo:paragraph-rsid="029144ec" style:font-weight-asian="bold" style:font-weight-complex="bold"/>
    </style:style>
    <style:style style:name="P523" style:family="paragraph" style:parent-style-name="Standard" style:list-style-name="L24">
      <style:paragraph-properties fo:text-align="start" style:justify-single-word="false"/>
      <style:text-properties style:text-underline-style="none" fo:font-weight="bold" officeooo:rsid="0291e103" officeooo:paragraph-rsid="0291e103" style:font-weight-asian="bold" style:font-weight-complex="bold"/>
    </style:style>
    <style:style style:name="P524" style:family="paragraph" style:parent-style-name="Standard" style:list-style-name="L24">
      <style:paragraph-properties fo:text-align="start" style:justify-single-word="false"/>
      <style:text-properties style:text-underline-style="none" fo:font-weight="bold" officeooo:rsid="0295dcc1" officeooo:paragraph-rsid="0295dcc1" style:font-weight-asian="bold" style:font-weight-complex="bold"/>
    </style:style>
    <style:style style:name="P525" style:family="paragraph" style:parent-style-name="Standard" style:list-style-name="L24">
      <style:paragraph-properties fo:text-align="start" style:justify-single-word="false"/>
      <style:text-properties style:text-underline-style="none" fo:font-weight="bold" officeooo:rsid="0295fb6a" officeooo:paragraph-rsid="0295fb6a" style:font-weight-asian="bold" style:font-weight-complex="bold"/>
    </style:style>
    <style:style style:name="P526" style:family="paragraph" style:parent-style-name="Standard" style:list-style-name="L24">
      <style:paragraph-properties fo:text-align="start" style:justify-single-word="false"/>
      <style:text-properties style:text-underline-style="none" fo:font-weight="bold" officeooo:rsid="029718d4" officeooo:paragraph-rsid="029718d4" style:font-weight-asian="bold" style:font-weight-complex="bold"/>
    </style:style>
    <style:style style:name="P527" style:family="paragraph" style:parent-style-name="Standard" style:list-style-name="L24">
      <style:paragraph-properties fo:text-align="start" style:justify-single-word="false"/>
      <style:text-properties style:text-underline-style="none" fo:font-weight="bold" officeooo:rsid="02985df3" officeooo:paragraph-rsid="02985df3" style:font-weight-asian="bold" style:font-weight-complex="bold"/>
    </style:style>
    <style:style style:name="P528" style:family="paragraph" style:parent-style-name="Standard" style:list-style-name="L25">
      <style:paragraph-properties fo:text-align="start" style:justify-single-word="false"/>
      <style:text-properties style:text-underline-style="none" fo:font-weight="bold" officeooo:rsid="02acc869" officeooo:paragraph-rsid="02acc869" style:font-weight-asian="bold" style:font-weight-complex="bold"/>
    </style:style>
    <style:style style:name="P529" style:family="paragraph" style:parent-style-name="Standard" style:list-style-name="L27">
      <style:paragraph-properties fo:text-align="start" style:justify-single-word="false"/>
      <style:text-properties style:text-underline-style="none" fo:font-weight="bold" officeooo:rsid="02bd668e" officeooo:paragraph-rsid="02bd668e" style:font-weight-asian="bold" style:font-weight-complex="bold"/>
    </style:style>
    <style:style style:name="P530" style:family="paragraph" style:parent-style-name="Standard" style:list-style-name="L27">
      <style:paragraph-properties fo:text-align="start" style:justify-single-word="false"/>
      <style:text-properties style:text-underline-style="none" fo:font-weight="bold" officeooo:rsid="02be06a6" officeooo:paragraph-rsid="02be06a6" style:font-weight-asian="bold" style:font-weight-complex="bold"/>
    </style:style>
    <style:style style:name="P531" style:family="paragraph" style:parent-style-name="Standard" style:list-style-name="L27">
      <style:paragraph-properties fo:text-align="start" style:justify-single-word="false"/>
      <style:text-properties style:text-underline-style="none" fo:font-weight="bold" officeooo:rsid="02bf2618" officeooo:paragraph-rsid="02bf2618" style:font-weight-asian="bold" style:font-weight-complex="bold"/>
    </style:style>
    <style:style style:name="P532" style:family="paragraph" style:parent-style-name="Standard" style:list-style-name="L27">
      <style:paragraph-properties fo:text-align="start" style:justify-single-word="false"/>
      <style:text-properties style:text-underline-style="none" fo:font-weight="bold" officeooo:rsid="02bf2618" officeooo:paragraph-rsid="02bfc8c5" style:font-weight-asian="bold" style:font-weight-complex="bold"/>
    </style:style>
    <style:style style:name="P533" style:family="paragraph" style:parent-style-name="Standard" style:list-style-name="L27">
      <style:paragraph-properties fo:text-align="start" style:justify-single-word="false"/>
      <style:text-properties style:text-underline-style="none" fo:font-weight="bold" officeooo:rsid="02bf2618" officeooo:paragraph-rsid="02c1a116" style:font-weight-asian="bold" style:font-weight-complex="bold"/>
    </style:style>
    <style:style style:name="P534" style:family="paragraph" style:parent-style-name="Standard" style:list-style-name="L27">
      <style:paragraph-properties fo:text-align="start" style:justify-single-word="false"/>
      <style:text-properties style:text-underline-style="none" fo:font-weight="bold" officeooo:rsid="02bf2618" officeooo:paragraph-rsid="02c223eb" style:font-weight-asian="bold" style:font-weight-complex="bold"/>
    </style:style>
    <style:style style:name="P535" style:family="paragraph" style:parent-style-name="Standard" style:list-style-name="L27">
      <style:paragraph-properties fo:text-align="start" style:justify-single-word="false"/>
      <style:text-properties style:text-underline-style="none" fo:font-weight="bold" officeooo:rsid="02bf2618" officeooo:paragraph-rsid="02c2ddf3" style:font-weight-asian="bold" style:font-weight-complex="bold"/>
    </style:style>
    <style:style style:name="P536" style:family="paragraph" style:parent-style-name="Standard">
      <style:paragraph-properties fo:text-align="start" style:justify-single-word="false"/>
      <style:text-properties style:text-underline-style="none" fo:font-weight="bold" officeooo:rsid="0003fbb8" officeooo:paragraph-rsid="0003fbb8" style:font-weight-asian="bold" style:font-weight-complex="bold"/>
    </style:style>
    <style:style style:name="P537" style:family="paragraph" style:parent-style-name="Standard" style:list-style-name="L28">
      <style:paragraph-properties fo:text-align="start" style:justify-single-word="false"/>
      <style:text-properties style:text-underline-style="none" fo:font-weight="bold" officeooo:rsid="02c6cd02" officeooo:paragraph-rsid="02c6cd02" style:font-weight-asian="bold" style:font-weight-complex="bold"/>
    </style:style>
    <style:style style:name="P538" style:family="paragraph" style:parent-style-name="Standard" style:list-style-name="L28">
      <style:paragraph-properties fo:text-align="start" style:justify-single-word="false"/>
      <style:text-properties style:text-underline-style="none" fo:font-weight="bold" officeooo:rsid="02c7b4b5" officeooo:paragraph-rsid="02c7b4b5" style:font-weight-asian="bold" style:font-weight-complex="bold"/>
    </style:style>
    <style:style style:name="P539" style:family="paragraph" style:parent-style-name="Standard" style:list-style-name="L28">
      <style:paragraph-properties fo:text-align="start" style:justify-single-word="false"/>
      <style:text-properties style:text-underline-style="none" fo:font-weight="bold" officeooo:rsid="02c7cfa6" officeooo:paragraph-rsid="02c7cfa6" style:font-weight-asian="bold" style:font-weight-complex="bold"/>
    </style:style>
    <style:style style:name="P540" style:family="paragraph" style:parent-style-name="Standard" style:list-style-name="L28">
      <style:paragraph-properties fo:text-align="start" style:justify-single-word="false"/>
      <style:text-properties style:text-underline-style="none" fo:font-weight="bold" officeooo:rsid="02c7dcf9" officeooo:paragraph-rsid="02c7dcf9" style:font-weight-asian="bold" style:font-weight-complex="bold"/>
    </style:style>
    <style:style style:name="P541" style:family="paragraph" style:parent-style-name="Standard" style:list-style-name="L8">
      <style:paragraph-properties fo:text-align="start" style:justify-single-word="false"/>
      <style:text-properties style:text-underline-style="none" fo:font-weight="bold" officeooo:rsid="007d7341" officeooo:paragraph-rsid="007d7341" fo:background-color="transparent" style:font-weight-asian="bold" style:font-weight-complex="bold"/>
    </style:style>
    <style:style style:name="P542" style:family="paragraph" style:parent-style-name="Standard" style:list-style-name="L9">
      <style:paragraph-properties fo:text-align="start" style:justify-single-word="false"/>
      <style:text-properties style:text-underline-style="none" fo:font-weight="bold" officeooo:rsid="0081fe1e" officeooo:paragraph-rsid="0083d053" fo:background-color="transparent" style:font-weight-asian="bold" style:font-weight-complex="bold"/>
    </style:style>
    <style:style style:name="P543" style:family="paragraph" style:parent-style-name="Standard" style:list-style-name="L9">
      <style:paragraph-properties fo:text-align="start" style:justify-single-word="false"/>
      <style:text-properties style:text-underline-style="none" fo:font-weight="bold" officeooo:rsid="00871d88" officeooo:paragraph-rsid="00871d88" fo:background-color="transparent" style:font-weight-asian="bold" style:font-weight-complex="bold"/>
    </style:style>
    <style:style style:name="P544" style:family="paragraph" style:parent-style-name="Standard" style:list-style-name="L3">
      <style:paragraph-properties fo:text-align="start" style:justify-single-word="false"/>
      <style:text-properties style:text-underline-style="solid" style:text-underline-width="auto" style:text-underline-color="font-color" fo:font-weight="bold" officeooo:rsid="00343276" officeooo:paragraph-rsid="00343276" style:font-weight-asian="bold" style:font-weight-complex="bold"/>
    </style:style>
    <style:style style:name="P545" style:family="paragraph" style:parent-style-name="Standard" style:list-style-name="L11">
      <style:paragraph-properties fo:text-align="start" style:justify-single-word="false"/>
      <style:text-properties style:text-underline-style="solid" style:text-underline-width="auto" style:text-underline-color="font-color" fo:font-weight="bold" officeooo:rsid="009684af" officeooo:paragraph-rsid="009684af" style:font-weight-asian="bold" style:font-weight-complex="bold"/>
    </style:style>
    <style:style style:name="P546" style:family="paragraph" style:parent-style-name="Standard" style:list-style-name="L11">
      <style:paragraph-properties fo:text-align="start" style:justify-single-word="false"/>
      <style:text-properties style:text-underline-style="solid" style:text-underline-width="auto" style:text-underline-color="font-color" fo:font-weight="bold" officeooo:rsid="00ad1ac7" officeooo:paragraph-rsid="00ad1ac7" style:font-weight-asian="bold" style:font-weight-complex="bold"/>
    </style:style>
    <style:style style:name="P547" style:family="paragraph" style:parent-style-name="Standard" style:list-style-name="L15">
      <style:paragraph-properties fo:text-align="start" style:justify-single-word="false"/>
      <style:text-properties style:text-underline-style="solid" style:text-underline-width="auto" style:text-underline-color="font-color" fo:font-weight="bold" officeooo:rsid="015c7de8" officeooo:paragraph-rsid="015c7de8" style:font-weight-asian="bold" style:font-weight-complex="bold"/>
    </style:style>
    <style:style style:name="P548" style:family="paragraph" style:parent-style-name="Standard" style:list-style-name="L10">
      <style:paragraph-properties fo:text-align="start" style:justify-single-word="false"/>
      <style:text-properties fo:font-size="12pt" style:text-underline-style="none" fo:font-weight="normal" officeooo:rsid="008f7c25" officeooo:paragraph-rsid="008f7c25" style:font-size-asian="10.5pt" style:font-weight-asian="normal" style:font-size-complex="12pt" style:font-weight-complex="normal"/>
    </style:style>
    <style:style style:name="P549" style:family="paragraph" style:parent-style-name="Standard" style:list-style-name="L10">
      <style:paragraph-properties fo:text-align="start" style:justify-single-word="false"/>
      <style:text-properties fo:font-size="12pt" style:text-underline-style="none" fo:font-weight="normal" officeooo:rsid="00914ae9" officeooo:paragraph-rsid="00914ae9" style:font-size-asian="10.5pt" style:font-weight-asian="normal" style:font-size-complex="12pt" style:font-weight-complex="normal"/>
    </style:style>
    <style:style style:name="P550" style:family="paragraph" style:parent-style-name="Standard">
      <style:paragraph-properties fo:text-align="start" style:justify-single-word="false"/>
      <style:text-properties officeooo:paragraph-rsid="0003fbb8"/>
    </style:style>
    <style:style style:name="P551" style:family="paragraph" style:parent-style-name="Standard" style:list-style-name="L4" style:master-page-name="">
      <style:paragraph-properties fo:margin-left="5.099cm" fo:margin-right="0cm" fo:text-align="start" style:justify-single-word="false" fo:text-indent="-2.2cm" style:auto-text-indent="true" style:page-number="auto">
        <style:tab-stops>
          <style:tab-stop style:position="-1.588cm"/>
          <style:tab-stop style:position="-1.499cm"/>
        </style:tab-stops>
      </style:paragraph-properties>
      <style:text-properties style:text-underline-style="none" fo:font-weight="normal" officeooo:rsid="004b2d68" officeooo:paragraph-rsid="004b2d68" style:font-weight-asian="normal" style:font-weight-complex="normal"/>
    </style:style>
    <style:style style:name="P552" style:family="paragraph" style:parent-style-name="Standard" style:list-style-name="L4">
      <style:paragraph-properties fo:margin-left="2.9cm" fo:margin-right="0cm" fo:text-align="start" style:justify-single-word="false" fo:text-indent="0cm" style:auto-text-indent="true">
        <style:tab-stops>
          <style:tab-stop style:position="-1.588cm"/>
          <style:tab-stop style:position="-1.499cm"/>
        </style:tab-stops>
      </style:paragraph-properties>
      <style:text-properties style:text-underline-style="none" fo:font-weight="normal" officeooo:rsid="004b2d68" officeooo:paragraph-rsid="004b2d68" style:font-weight-asian="normal" style:font-weight-complex="normal"/>
    </style:style>
    <style:style style:name="P553" style:family="paragraph" style:parent-style-name="Standard" style:list-style-name="L4">
      <style:paragraph-properties fo:margin-left="2.9cm" fo:margin-right="0cm" fo:text-align="start" style:justify-single-word="false" fo:text-indent="0cm" style:auto-text-indent="true">
        <style:tab-stops>
          <style:tab-stop style:position="-1.588cm"/>
          <style:tab-stop style:position="-1.499cm"/>
          <style:tab-stop style:position="0.596cm"/>
        </style:tab-stops>
      </style:paragraph-properties>
      <style:text-properties style:text-underline-style="none" fo:font-weight="normal" officeooo:rsid="004e7cbb" officeooo:paragraph-rsid="004e7cbb" style:font-weight-asian="normal" style:font-weight-complex="normal"/>
    </style:style>
    <style:style style:name="P554" style:family="paragraph" style:parent-style-name="Standard" style:list-style-name="L4">
      <style:paragraph-properties fo:margin-left="2.9cm" fo:margin-right="0cm" fo:text-align="start" style:justify-single-word="false" fo:text-indent="0cm" style:auto-text-indent="true">
        <style:tab-stops>
          <style:tab-stop style:position="-1.588cm"/>
          <style:tab-stop style:position="-1.499cm"/>
          <style:tab-stop style:position="0.596cm"/>
        </style:tab-stops>
      </style:paragraph-properties>
      <style:text-properties style:text-underline-style="none" fo:font-weight="normal" officeooo:rsid="004e7cbb" officeooo:paragraph-rsid="00506c05" style:font-weight-asian="normal" style:font-weight-complex="normal"/>
    </style:style>
    <style:style style:name="P555" style:family="paragraph" style:parent-style-name="Standard" style:list-style-name="L4">
      <style:paragraph-properties fo:margin-left="2.9cm" fo:margin-right="0cm" fo:text-align="start" style:justify-single-word="false" fo:text-indent="0cm" style:auto-text-indent="true">
        <style:tab-stops>
          <style:tab-stop style:position="-1.588cm"/>
          <style:tab-stop style:position="-1.499cm"/>
          <style:tab-stop style:position="0.596cm"/>
        </style:tab-stops>
      </style:paragraph-properties>
      <style:text-properties style:text-underline-style="none" fo:font-weight="normal" officeooo:rsid="0052dbf1" officeooo:paragraph-rsid="0052dbf1" style:font-weight-asian="normal" style:font-weight-complex="normal"/>
    </style:style>
    <style:style style:name="P556" style:family="paragraph" style:parent-style-name="Standard" style:list-style-name="L4">
      <style:paragraph-properties fo:margin-left="2.9cm" fo:margin-right="0cm" fo:text-align="start" style:justify-single-word="false" fo:text-indent="0cm" style:auto-text-indent="true">
        <style:tab-stops>
          <style:tab-stop style:position="-1.588cm"/>
          <style:tab-stop style:position="-1.499cm"/>
          <style:tab-stop style:position="0.596cm"/>
        </style:tab-stops>
      </style:paragraph-properties>
      <style:text-properties style:text-underline-style="none" fo:font-weight="normal" officeooo:rsid="00538555" officeooo:paragraph-rsid="00538555" style:font-weight-asian="normal" style:font-weight-complex="normal"/>
    </style:style>
    <style:style style:name="P557" style:family="paragraph" style:parent-style-name="Standard" style:list-style-name="L4">
      <style:paragraph-properties fo:margin-left="2.9cm" fo:margin-right="0cm" fo:text-align="start" style:justify-single-word="false" fo:text-indent="0cm" style:auto-text-indent="true">
        <style:tab-stops>
          <style:tab-stop style:position="-1.588cm"/>
          <style:tab-stop style:position="-1.499cm"/>
          <style:tab-stop style:position="0.596cm"/>
        </style:tab-stops>
      </style:paragraph-properties>
      <style:text-properties style:text-underline-style="solid" style:text-underline-width="auto" style:text-underline-color="font-color" fo:font-weight="bold" officeooo:rsid="004b2d68" officeooo:paragraph-rsid="004e7cbb" style:font-weight-asian="bold" style:font-weight-complex="bold"/>
    </style:style>
    <style:style style:name="P558" style:family="paragraph" style:parent-style-name="Standard" style:list-style-name="L5">
      <style:paragraph-properties fo:margin-left="1.251cm" fo:margin-right="0cm" fo:text-align="start" style:justify-single-word="false" fo:text-indent="-0.635cm" style:auto-text-indent="false">
        <style:tab-stops>
          <style:tab-stop style:position="0.044cm"/>
        </style:tab-stops>
      </style:paragraph-properties>
      <style:text-properties style:text-underline-style="none" fo:font-weight="normal" officeooo:rsid="00631175" officeooo:paragraph-rsid="00631175" style:font-weight-asian="normal" style:font-weight-complex="normal"/>
    </style:style>
    <style:style style:name="P559" style:family="paragraph" style:parent-style-name="Standard" style:list-style-name="L5">
      <style:paragraph-properties fo:margin-left="1.251cm" fo:margin-right="0cm" fo:text-align="start" style:justify-single-word="false" fo:text-indent="-0.635cm" style:auto-text-indent="false">
        <style:tab-stops>
          <style:tab-stop style:position="0.044cm"/>
        </style:tab-stops>
      </style:paragraph-properties>
      <style:text-properties style:text-underline-style="none" fo:font-weight="normal" officeooo:rsid="0066d03c" officeooo:paragraph-rsid="0066d03c"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e29c10" style:font-weight-asian="bold" style:font-weight-complex="bold"/>
    </style:style>
    <style:style style:name="T3" style:family="text">
      <style:text-properties fo:color="#800000" fo:font-size="18pt" style:text-underline-style="solid" style:text-underline-width="auto" style:text-underline-color="font-color" fo:font-weight="bold" officeooo:rsid="0003e141" fo:background-color="#dddddd" loext:char-shading-value="0" style:font-size-asian="18pt" style:font-weight-asian="bold" style:font-size-complex="18pt" style:font-weight-complex="bold"/>
    </style:style>
    <style:style style:name="T4" style:family="text">
      <style:text-properties officeooo:rsid="001a776e"/>
    </style:style>
    <style:style style:name="T5" style:family="text">
      <style:text-properties fo:font-weight="normal" style:font-weight-asian="normal" style:font-weight-complex="normal"/>
    </style:style>
    <style:style style:name="T6" style:family="text">
      <style:text-properties fo:font-weight="normal" officeooo:rsid="007f2973" style:font-weight-asian="normal" style:font-weight-complex="normal"/>
    </style:style>
    <style:style style:name="T7" style:family="text">
      <style:text-properties fo:font-weight="normal" officeooo:rsid="0083d053" style:font-weight-asian="normal" style:font-weight-complex="normal"/>
    </style:style>
    <style:style style:name="T8" style:family="text">
      <style:text-properties fo:font-weight="normal" officeooo:rsid="0106f1b3" style:font-weight-asian="normal" style:font-weight-complex="normal"/>
    </style:style>
    <style:style style:name="T9" style:family="text">
      <style:text-properties fo:font-weight="normal" officeooo:rsid="010a8b12" style:font-weight-asian="normal" style:font-weight-complex="normal"/>
    </style:style>
    <style:style style:name="T10" style:family="text">
      <style:text-properties fo:font-weight="normal" officeooo:rsid="01100d71" style:font-weight-asian="normal" style:font-weight-complex="normal"/>
    </style:style>
    <style:style style:name="T11" style:family="text">
      <style:text-properties fo:font-weight="normal" officeooo:rsid="02c1a116" style:font-weight-asian="normal" style:font-weight-complex="normal"/>
    </style:style>
    <style:style style:name="T12" style:family="text">
      <style:text-properties fo:font-weight="normal" officeooo:rsid="02c223eb" style:font-weight-asian="normal" style:font-weight-complex="normal"/>
    </style:style>
    <style:style style:name="T13" style:family="text">
      <style:text-properties fo:font-weight="normal" officeooo:rsid="02c2ddf3" style:font-weight-asian="normal" style:font-weight-complex="normal"/>
    </style:style>
    <style:style style:name="T14" style:family="text">
      <style:text-properties officeooo:rsid="001c969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e7cbb" style:font-weight-asian="normal" style:font-weight-complex="normal"/>
    </style:style>
    <style:style style:name="T17" style:family="text">
      <style:text-properties style:text-underline-style="none" fo:font-weight="normal" officeooo:rsid="0003fbb8" style:font-weight-asian="normal" style:font-weight-complex="normal"/>
    </style:style>
    <style:style style:name="T18" style:family="text">
      <style:text-properties officeooo:rsid="007f2973"/>
    </style:style>
    <style:style style:name="T19" style:family="text">
      <style:text-properties officeooo:rsid="009a2cf3"/>
    </style:style>
    <style:style style:name="T20" style:family="text">
      <style:text-properties officeooo:rsid="00e29c10"/>
    </style:style>
    <style:style style:name="T21" style:family="text">
      <style:text-properties officeooo:rsid="00f9e2ac"/>
    </style:style>
    <style:style style:name="T22" style:family="text">
      <style:text-properties officeooo:rsid="00fe54ee"/>
    </style:style>
    <style:style style:name="T23" style:family="text">
      <style:text-properties officeooo:rsid="01049b8e"/>
    </style:style>
    <style:style style:name="T24" style:family="text">
      <style:text-properties officeooo:rsid="01064756"/>
    </style:style>
    <style:style style:name="T25" style:family="text">
      <style:text-properties officeooo:rsid="0106f1b3"/>
    </style:style>
    <style:style style:name="T26" style:family="text">
      <style:text-properties officeooo:rsid="010a8b12"/>
    </style:style>
    <style:style style:name="T27" style:family="text">
      <style:text-properties officeooo:rsid="0117d22a"/>
    </style:style>
    <style:style style:name="T28" style:family="text">
      <style:text-properties officeooo:rsid="01256562"/>
    </style:style>
    <style:style style:name="T29" style:family="text">
      <style:text-properties officeooo:rsid="0193b14c"/>
    </style:style>
    <style:style style:name="T30" style:family="text">
      <style:text-properties officeooo:rsid="01a2dc81"/>
    </style:style>
    <style:style style:name="T31" style:family="text">
      <style:text-properties officeooo:rsid="01c8861d"/>
    </style:style>
    <style:style style:name="T32" style:family="text">
      <style:text-properties officeooo:rsid="01c8eda7"/>
    </style:style>
    <style:style style:name="T33" style:family="text">
      <style:text-properties officeooo:rsid="01cacfa3"/>
    </style:style>
    <style:style style:name="T34" style:family="text">
      <style:text-properties officeooo:rsid="01cc1f25"/>
    </style:style>
    <style:style style:name="T35" style:family="text">
      <style:text-properties officeooo:rsid="01ccbcd6"/>
    </style:style>
    <style:style style:name="T36" style:family="text">
      <style:text-properties officeooo:rsid="01e2a3c1"/>
    </style:style>
    <style:style style:name="T37" style:family="text">
      <style:text-properties officeooo:rsid="01e60265"/>
    </style:style>
    <style:style style:name="T38" style:family="text">
      <style:text-properties officeooo:rsid="02016eaa"/>
    </style:style>
    <style:style style:name="T39" style:family="text">
      <style:text-properties officeooo:rsid="0243bbbd"/>
    </style:style>
    <style:style style:name="T40" style:family="text">
      <style:text-properties officeooo:rsid="02a89edc"/>
    </style:style>
    <style:style style:name="T41" style:family="text">
      <style:text-properties officeooo:rsid="02b86780"/>
    </style:style>
    <style:style style:name="T42" style:family="text">
      <style:text-properties officeooo:rsid="02baebd3"/>
    </style:style>
    <style:style style:name="T43" style:family="text">
      <style:text-properties officeooo:rsid="02bfc8c5"/>
    </style:style>
    <style:style style:name="T44" style:family="text">
      <style:text-properties officeooo:rsid="02c1a116"/>
    </style:style>
    <style:style style:name="T45" style:family="text">
      <style:text-properties officeooo:rsid="02c223eb"/>
    </style:style>
    <style:style style:name="T46" style:family="text">
      <style:text-properties officeooo:rsid="02c2dd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fo:text-indent="-0.635cm" fo:margin-left="-1.94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1.309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0.674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0.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596cm" fo:text-indent="-0.635cm" fo:margin-left="0.5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31cm" fo:text-indent="-0.635cm" fo:margin-left="1.2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3">The BSP Layer</text:span></text:p>
      <text:p text:style-name="P57"/>
      <text:p text:style-name="P2"/>
      <text:p text:style-name="P2"/>
      <text:p text:style-name="P35">Creating a custom BSP layer</text:p>
      <text:list xml:id="list7351059201169613012" text:style-name="L1">
        <text:list-item>
          <text:p text:style-name="P60">These custom changes are kept on a separate Yocto layer, called a Board Support Package (BSP) layer.This separation is best for future updates and patches to the system.</text:p>
        </text:list-item>
        <text:list-item>
          <text:p text:style-name="P61">By convention, Yocto layer names start with meta , short for metadata.</text:p>
        </text:list-item>
        <text:list-item>
          <text:p text:style-name="P61">A BSP layer may then add a bsp keyword, and finally a unique name. We will call our layer meta-bsp-custom .</text:p>
        </text:list-item>
        <text:list-item>
          <text:p text:style-name="P62">There are several ways to create a new layer:</text:p>
          <text:list>
            <text:list-item>
              <text:p text:style-name="P63">Manually, once you know what is required</text:p>
            </text:list-item>
            <text:list-item>
              <text:p text:style-name="P63">By copying the meta-skeleton layer included in Poky</text:p>
            </text:list-item>
            <text:list-item>
              <text:p text:style-name="P63">By using the yocto-layer command-line tool</text:p>
            </text:list-item>
          </text:list>
        </text:list-item>
        <text:list-item>
          <text:p text:style-name="P63">You can have a look at the meta-skeleton layer in Poky and see that it includes the following elements:</text:p>
          <text:list>
            <text:list-item>
              <text:list>
                <text:list-item>
                  <text:p text:style-name="P64">A layer.conf file, where the layer configuration variables are set</text:p>
                </text:list-item>
                <text:list-item>
                  <text:p text:style-name="P64">A COPYING.MIT license file</text:p>
                </text:list-item>
                <text:list-item>
                  <text:p text:style-name="P64">Several directories named with the recipes prefix with example recipes for BusyBox,the Linux kernel and an example module, an example service recipe, an example user management recipe, and a multilib example.</text:p>
                </text:list-item>
              </text:list>
            </text:list-item>
          </text:list>
        </text:list-item>
        <text:list-item>
          <text:p text:style-name="P65">yocto-layer tool, which allows us to create a minimal layer.</text:p>
          <text:list>
            <text:list-item>
              <text:p text:style-name="P411">$ yocto-layer create bsp-custom</text:p>
            </text:list-item>
            <text:list-item>
              <text:p text:style-name="P66">Note that the yocto-layer tool will add the meta prefix to your layer</text:p>
              <text:list>
                <text:list-item>
                  <text:p text:style-name="P67">Layer priority default value of 6. This will be stored in the layer's conf/ layer.conf file as BBFILE_PRIORITY .</text:p>
                </text:list-item>
                <text:list-item>
                  <text:p text:style-name="P68">Whether to create example recipes and append files. Let's leave the default no for the time being.</text:p>
                </text:list-item>
                <text:list-item>
                  <text:p text:style-name="P68">Our new layer has the following structure:</text:p>
                  <text:list>
                    <text:list-item>
                      <text:p text:style-name="P68">meta-bsp-custom/</text:p>
                      <text:list>
                        <text:list-item>
                          <text:p text:style-name="P68">conf/layer.conf</text:p>
                        </text:list-item>
                        <text:list-item>
                          <text:p text:style-name="P68">COPYING.MIT </text:p>
                        </text:list-item>
                        <text:list-item>
                          <text:p text:style-name="P68">README</text:p>
                        </text:list-item>
                      </text:list>
                    </text:list-item>
                  </text:list>
                </text:list-item>
              </text:list>
            </text:list-item>
            <text:list-item>
              <text:p text:style-name="P69">The first thing to do is to add this new layer to your project's conf/bblayer.conf file.</text:p>
              <text:list>
                <text:list-item>
                  <text:p text:style-name="P69">It is a good idea to add it to your template conf directory's bblayers.conf.sample file too (for toradex:oe-core/stuff/meta-toradex/buildconf/bblayers.conf)</text:p>
                </text:list-item>
                <text:list-item>
                  <text:p text:style-name="P69">BitBake will also find the following:<text:tab/></text:p>
                  <text:list>
                    <text:list-item>
                      <text:p text:style-name="P412">BBPATH .= ":${LAYERDIR}"</text:p>
                    </text:list-item>
                    <text:list-item>
                      <text:p text:style-name="P70">The BBPATH variable is used to locate the bbclass files and the configuration and files included with the include and require directives.</text:p>
                    </text:list-item>
                    <text:list-item>
                      <text:p text:style-name="P71">Some other variables we might consider defining in our conf/layer.conf file are:</text:p>
                      <text:list>
                        <text:list-item>
                          <text:p text:style-name="P71">LAYERDEPENDS_bsp-custom = "fsl-arm"</text:p>
                          <text:list>
                            <text:list-item>
                              <text:p text:style-name="P72">The LAYERDEPENDS literal is a space-separated list of other layers your layer depends on</text:p>
                            </text:list-item>
                          </text:list>
                        </text:list-item>
                        <text:list-item>
                          <text:p text:style-name="P71">LAYERVERSION_bsp-custom = "1"</text:p>
                          <text:list>
                            <text:list-item>
                              <text:p text:style-name="P73">specifies the version of your layer in case other layers want to add a dependency to a specific version</text:p>
                            </text:list-item>
                          </text:list>
                        </text:list-item>
                      </text:list>
                    </text:list-item>
                  </text:list>
                </text:list-item>
              </text:list>
            </text:list-item>
            <text:list-item>
              <text:p text:style-name="P74">Yocto under MIT Licence and it also compatible with the General Public License (GPL)</text:p>
            </text:list-item>
          </text:list>
        </text:list-item>
      </text:list>
      <text:p text:style-name="P3"/>
      <text:p text:style-name="P3"><text:soft-page-break/></text:p>
      <text:list xml:id="list100351499947143" text:continue-numbering="true" text:style-name="L1">
        <text:list-item>
          <text:p text:style-name="P413">Adding a new machine</text:p>
          <text:list>
            <text:list-item>
              <text:p text:style-name="P75">it is usually a good idea to introduce a new machine for your hardware. These are kept under the conf/machine directory in your BSP layer.</text:p>
            </text:list-item>
            <text:list-item>
              <text:p text:style-name="P76">For example,</text:p>
              <text:list>
                <text:list-header>
                  <text:p text:style-name="P414">include include/wandboard.inc </text:p>
                  <text:p text:style-name="P414">SOC_FAMILY = "mx6:mx6q:wandboard" </text:p>
                  <text:p text:style-name="P414">UBOOT_MACHINE = "wandboard_quad_config" </text:p>
                  <text:p text:style-name="P414">KERNEL_DEVICETREE = "imx6q-wandboard.dtb" </text:p>
                  <text:p text:style-name="P414">MACHINE_FEATURES += "bluetooth wifi" </text:p>
                  <text:p text:style-name="P414">MACHINE_EXTRA_RRECOMMENDS += " \</text:p>
                </text:list-header>
              </text:list>
            </text:list-item>
          </text:list>
        </text:list-item>
      </text:list>
      <text:p text:style-name="P36"><text:tab/><text:tab/><text:tab/><text:tab/><text:tab/><text:tab/><text:tab/><text:span text:style-name="T4">bcm4329-nvram-config \ </text:span></text:p>
      <text:p text:style-name="P37"><text:tab/><text:tab/><text:tab/><text:tab/><text:tab/><text:tab/><text:tab/>bcm4330-nvram-config \ </text:p>
      <text:p text:style-name="P37"><text:tab/><text:tab/><text:tab/><text:tab/><text:tab/><text:tab/><text:tab/>"</text:p>
      <text:p text:style-name="P27">A machine based on the Wandboard design could define its own machine configuration file, </text:p>
      <text:p text:style-name="P27">wandboard-quad-custom.conf , as follows: </text:p>
      <text:p text:style-name="P27"/>
      <text:p text:style-name="P46">include conf/machine/include/wandboard.inc </text:p>
      <text:p text:style-name="P46">SOC_FAMILY = "mx6:mx6q:wandboard" </text:p>
      <text:p text:style-name="P46">UBOOT_MACHINE = "wandboard_quad_custom_config" </text:p>
      <text:p text:style-name="P46">KERNEL_DEVICETREE = "imx6q-wandboard-custom.dtb" </text:p>
      <text:p text:style-name="P38"><text:span text:style-name="T14">MACHINE_FEATURES += "wifi"</text:span><text:tab/></text:p>
      <text:p text:style-name="P35"><text:s/></text:p>
      <text:p text:style-name="P4">The wandboard.inc file now resides on a different layer, so in order for BitBake to find it, </text:p>
      <text:p text:style-name="P4">we need to specify the full path from the BBPATH variable in the corresponding layer. This </text:p>
      <text:p text:style-name="P4">machine defines its own U-Boot configuration file and Linux kernel device tree in addition to </text:p>
      <text:p text:style-name="P4">defining its own set of machine features.</text:p>
      <text:p text:style-name="P35"/>
      <text:list xml:id="list9170349237273310768" text:style-name="L2">
        <text:list-item>
          <text:p text:style-name="P415">Adding a custom device tree to the Linux kernel</text:p>
          <text:list>
            <text:list-item>
              <text:p text:style-name="P77">To add this device tree file to the Linux kernel, we need to add the device tree file to the arch/arm/boot/dts directory under the Linux kernel source and also modify the Linux build system's arch/arm/boot/dts/Makefile file to build it as follows:</text:p>
              <text:list>
                <text:list-item>
                  <text:p text:style-name="P78">dtb-$(CONFIG_ARCH_MXC) += \ </text:p>
                  <text:p text:style-name="P78">+imx6q-wandboard-custom.dtb \</text:p>
                  <text:list>
                    <text:list-item>
                      <text:p text:style-name="P79">This code uses diff formatting, where the lines with a minus prefix are removed, the ones with a plus sign are added, and the ones without a prefix are left as reference.</text:p>
                    </text:list-item>
                  </text:list>
                </text:list-item>
              </text:list>
            </text:list-item>
            <text:list-item>
              <text:p text:style-name="P79">Once the patch is prepared, it can be added to the meta-bsp-custom/recipes-kernel/ linux/linux-wandboard-3.10.17/ directory and the Linux kernel recipe appended adding a meta-bsp-custom/recipes-kernel/linux/linux-wandboard_3.10.17. bbappend file with the following content:</text:p>
              <text:list>
                <text:list-item>
                  <text:p text:style-name="P80">SRC_URI_append = " <text:a xlink:type="simple" xlink:href="smb://0001-ARM-dts-Add-wandboard-custom-dts-/">file://0001-ARM-dts-Add-wandboard-custom-dts-</text:a> file.patch"</text:p>
                </text:list-item>
              </text:list>
              <text:p text:style-name="P80"/>
            </text:list-item>
          </text:list>
        </text:list-item>
        <text:list-item>
          <text:p text:style-name="P416">Adding a custom U-Boot machine</text:p>
          <text:list>
            <text:list-item>
              <text:p text:style-name="P81">The U-Boot source may be patched to add a new custom machine.</text:p>
            </text:list-item>
            <text:list-item>
              <text:p text:style-name="P81">Bootloader modifications are not as likely to be needed as kernel modifications though, and most custom platforms will leave the bootloader unchanged.</text:p>
            </text:list-item>
            <text:list-item>
              <text:p text:style-name="P81">The patch would be added to the meta-bsp-custom/recipes-bsp/u-boot/u-boot-fslc-v2014.10/ directory and the U-Boot recipe appended with a meta-bsp-custom/recipes-bsp/u-boot/u-boot- fslc_2014.10.bbappend file with the following content:</text:p>
              <text:list>
                <text:list-item>
                  <text:p text:style-name="P82">SRC_URI_append = " <text:a xlink:type="simple" xlink:href="smb://0001-boards-Add-wandboard-custom.patch/">file://0001-boards-Add-wandboard-custom.patch</text:a>"</text:p>
                </text:list-item>
              </text:list>
            </text:list-item>
          </text:list>
        </text:list-item>
        <text:list-item>
          <text:p text:style-name="P417"><text:soft-page-break/>Adding a custom formfactor file</text:p>
          <text:list>
            <text:list-item>
              <text:p text:style-name="P83">Custom platforms can also define their own formfactor file with information that the build system cannot obtain from other sources, such as defining whether a touchscreen is available or defining the screen orientation</text:p>
            </text:list-item>
            <text:list-item>
              <text:p text:style-name="P83">These are defined in the recipes-bsp/formfactor/ directory in our meta-bsp-custom layer</text:p>
            </text:list-item>
            <text:list-item>
              <text:p text:style-name="P84">For our new machine, we could define a meta- bsp-custom/recipes-bsp/formfactor/formfactor_0.0.bbappend file to include a formfactor file as follows:</text:p>
              <text:list>
                <text:list-item>
                  <text:p text:style-name="P418">FILESEXTRAPATHS_prepend := "${THISDIR}/${PN}:"</text:p>
                </text:list-item>
              </text:list>
            </text:list-item>
            <text:list-item>
              <text:p text:style-name="P85">And the machine-specific meta-bsp-custom/recipes-bsp/formfactor/formfactor/ wandboard-quadcustom/machconfig file would be as follows:</text:p>
              <text:list>
                <text:list-item>
                  <text:p text:style-name="P419">HAVE_TOUCHSCREEN=1</text:p>
                </text:list-item>
              </text:list>
              <text:p text:style-name="P419"/>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Introducing system development workflows</text:p>
      <text:list xml:id="list4654727051673409350" text:style-name="L3">
        <text:list-item>
          <text:p text:style-name="P86">When customizing the software, there are some system development workflows that are commonly used, and we will introduce them in this recipe</text:p>
        </text:list-item>
        <text:list-item>
          <text:p text:style-name="P87">We will see an overview of the following development workflows:</text:p>
          <text:list>
            <text:list-item>
              <text:p text:style-name="P544">External development</text:p>
              <text:list>
                <text:list-item>
                  <text:p text:style-name="P88">In this workflow, we don't use the Yocto build system to build our packages, just a Yocto toolchain and the package's own build system.</text:p>
                </text:list-item>
                <text:list-item>
                  <text:p text:style-name="P89">The resulting source can be integrated into Yocto in the following ways:</text:p>
                  <text:list>
                    <text:list-item>
                      <text:p text:style-name="P89">With a recipe that fetches a released tarball</text:p>
                    </text:list-item>
                    <text:list-item>
                      <text:p text:style-name="P89">With a recipe that fetches directly from a source-controlled repository</text:p>
                    </text:list-item>
                  </text:list>
                </text:list-item>
                <text:list-item>
                  <text:p text:style-name="P90">External development is usually the preferred method for U-Boot and Linux kernel development, as they can be easily cross-compiled. Third-party packages in Yocto are also developed in this way.</text:p>
                </text:list-item>
              </text:list>
            </text:list-item>
            <text:list-item>
              <text:p text:style-name="P544">Working directory development</text:p>
              <text:list>
                <text:list-item>
                  <text:p text:style-name="P91">In this workflow, we use the working directory inside the build directory, tmp/work</text:p>
                </text:list-item>
                <text:list-item>
                  <text:p text:style-name="P91">Yocto builds a package, it uses the working directory to extract, patch, configure, build, and package the source</text:p>
                </text:list-item>
                <text:list-item>
                  <text:p text:style-name="P92">The workflow is as follows:</text:p>
                  <text:list>
                    <text:list-item>
                      <text:p text:style-name="P93">Remove the package's build directory to start from scratch:</text:p>
                      <text:list>
                        <text:list-item>
                          <text:p text:style-name="P420">$ bitbake -c cleanall &lt;target&gt;</text:p>
                        </text:list-item>
                      </text:list>
                    </text:list-item>
                    <text:list-item>
                      <text:p text:style-name="P93">Tell BitBake to fetch, unpack, and patch the package, but stop there:</text:p>
                      <text:list>
                        <text:list-item>
                          <text:p text:style-name="P420">$ bitbake -c patch &lt;target&gt;</text:p>
                        </text:list-item>
                      </text:list>
                    </text:list-item>
                    <text:list-item>
                      <text:p text:style-name="P93">Enter the package's source directory and modify the source. Usually, we would create a temporary local Git directory to help us with our development and to extract the patches easily.</text:p>
                      <text:list>
                        <text:list-item>
                          <text:p text:style-name="P421">$ bitbake -c devshell &lt;target&gt;</text:p>
                        </text:list-item>
                      </text:list>
                    </text:list-item>
                    <text:list-item>
                      <text:p text:style-name="P94">Build it without losing our changes:</text:p>
                      <text:list>
                        <text:list-item>
                          <text:p text:style-name="P422">$ bitbake -C compile &lt;target&gt;</text:p>
                        </text:list-item>
                        <text:list-item>
                          <text:p text:style-name="P95">Note the capital C . This instructs BitBake to run the compile task and all the tasks that follow it. This is the same as running:</text:p>
                          <text:list>
                            <text:list-item>
                              <text:p text:style-name="P423">$ bitbake -c compile &lt;target&gt;</text:p>
                            </text:list-item>
                            <text:list-item>
                              <text:p text:style-name="P423">$ bitbake &lt;target&gt;</text:p>
                            </text:list-item>
                          </text:list>
                        </text:list-item>
                      </text:list>
                    </text:list-item>
                    <text:list-item>
                      <text:p text:style-name="P96">Optionally, you can also use a package feed as we saw in the Setting up a package feed recipe in Chapter 1, The Build System, in which case you would rebuild the index with the following: </text:p>
                      <text:list>
                        <text:list-item>
                          <text:p text:style-name="P424">$ bitbake package-index</text:p>
                        </text:list-item>
                        <text:list-item>
                          <text:p text:style-name="P97">And then use the smart package management utility on the target to install the package as previously shown.(Same as OPKG )</text:p>
                        </text:list-item>
                      </text:list>
                    </text:list-item>
                    <text:list-item>
                      <text:p text:style-name="P98">Extract the patches and add them to the recipe's bbappend file.</text:p>
                    </text:list-item>
                  </text:list>
                </text:list-item>
              </text:list>
            </text:list-item>
            <text:list-item>
              <text:p text:style-name="P544">External source development</text:p>
              <text:list>
                <text:list-item>
                  <text:p text:style-name="P99">In this workflow, we will use the Yocto build system to build an external directory containing the source.</text:p>
                </text:list-item>
                <text:list-item>
                  <text:p text:style-name="P100">The workflow is as follows:</text:p>
                </text:list-item>
              </text:list>
            </text:list-item>
          </text:list>
        </text:list-item>
      </text:list>
      <text:list xml:id="list8855993459190691772" text:style-name="L4">
        <text:list-item>
          <text:list>
            <text:list-item>
              <text:list>
                <text:list-item>
                  <text:list>
                    <text:list-item>
                      <text:p text:style-name="P551">We perform our development on this external-version-controlled directory and</text:p>
                      <text:p text:style-name="P552">commit our changes locally.</text:p>
                    </text:list-item>
                    <text:list-item>
                      <text:p text:style-name="P557"><text:span text:style-name="T15"><text:s/></text:span><text:span text:style-name="T16">We configure the Yocto build system to use a directory in our host system to fetch the source from, and optionally also to build in. This guarantees that our changes cannot be lost by any action of the Yocto build system. We will see some examples of this later on.</text:span></text:p>
                      <text:p text:style-name="P553"/>
                    </text:list-item>
                    <text:list-item>
                      <text:p text:style-name="P554"><text:soft-page-break/>Build it using Yocto:</text:p>
                      <text:list>
                        <text:list-item>
                          <text:list>
                            <text:list-header>
                              <text:p text:style-name="P425">$ bitbake &lt;target&gt;</text:p>
                            </text:list-header>
                          </text:list>
                        </text:list-item>
                      </text:list>
                    </text:list-item>
                    <text:list-item>
                      <text:p text:style-name="P555">Test it by copying the package to a running system and installing it with the target's package management system.</text:p>
                    </text:list-item>
                    <text:list-item>
                      <text:p text:style-name="P556">Extract the patches and add them to the recipe's bbappend file.</text:p>
                    </text:list-item>
                  </text:list>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Adding a custom kernel and bootloader</text:p>
      <text:p text:style-name="P7"/>
      <text:p text:style-name="P7">The development work is then integrated into Yocto in one of two ways:</text:p>
      <text:list xml:id="list4267676768044292212" text:style-name="L5">
        <text:list-item>
          <text:p text:style-name="P558">With patches added to the kernel and U-Boot bbappend files. This method will build the same source as the reference design board we are using as base, and apply our changes over it.</text:p>
        </text:list-item>
        <text:list-item>
          <text:p text:style-name="P558">Using a different Git repository, forked from the Linux kernel and U-Boot Git repositories being used by the reference design, and using a bbappend file to point the recipe to it. This way, we can directly commit the changes to the repository and the Yocto build system will build them.</text:p>
        </text:list-item>
        <text:list-item>
          <text:p text:style-name="P559">The recommendation is to start with patches, and only use a forked repository when they become difficult to manage.</text:p>
        </text:list-item>
      </text:list>
      <text:p text:style-name="P58"/>
      <text:p text:style-name="P59">Finding the Linux kernel source</text:p>
      <text:list xml:id="list1265046378321524677" text:style-name="L6">
        <text:list-item>
          <text:p text:style-name="P101">The first thing to do is find a machine configuration file:</text:p>
          <text:list>
            <text:list-item>
              <text:p text:style-name="P426">$ find -name wandboard-quad.conf</text:p>
            </text:list-item>
            <text:list-item>
              <text:p text:style-name="P102">The machine configuration file above in turn includes a wandboard.inc file:</text:p>
              <text:list>
                <text:list-item>
                  <text:p text:style-name="P102">PREFERRED_PROVIDER_virtual/kernel ?= "linux-wandboard"</text:p>
                </text:list-item>
              </text:list>
            </text:list-item>
            <text:list-item>
              <text:p text:style-name="P427">$ find tmp/work -name "*linux-wandboard*"</text:p>
            </text:list-item>
            <text:list-item>
              <text:p text:style-name="P103">We can check what the available Linux recipes are with:</text:p>
              <text:list>
                <text:list-item>
                  <text:p text:style-name="P428">$ find -name "*linux*.bb"</text:p>
                </text:list-item>
              </text:list>
            </text:list-item>
            <text:list-item>
              <text:p text:style-name="P104">We have lots of options, but we can use some of our acquired knowledge to filter them out. Let's exclude the poky and meta-openembedded directories, as we know the BSP support is included in the Freescale community BSP layers:</text:p>
              <text:list>
                <text:list-item>
                  <text:p text:style-name="P429">$ find -path ./poky -prune -o -path ./meta-openembedded -prune -o -name "*linux*.bb"</text:p>
                </text:list-item>
              </text:list>
            </text:list-item>
            <text:list-item>
              <text:p text:style-name="P105">Finally, we can also use the bitbake-layers script included</text:p>
              <text:list>
                <text:list-item>
                  <text:p text:style-name="P430">bitbake-layers show-recipes 'linux*'</text:p>
                </text:list-item>
              </text:list>
            </text:list-item>
          </text:list>
        </text:list-item>
      </text:list>
      <text:p text:style-name="P6"/>
      <text:p text:style-name="P5"/>
      <text:p text:style-name="P35"/>
      <text:p text:style-name="P54">Finding the U-Boot source </text:p>
      <text:list xml:id="list5842902809214469221" text:style-name="L7">
        <text:list-item>
          <text:p text:style-name="P106">PREFERRED_PROVIDER_u-boot ??= "u-boot-fslc" </text:p>
        </text:list-item>
        <text:list-item>
          <text:p text:style-name="P106">PREFERRED_PROVIDER_virtual/bootloader ??= "u-boot-fslc"</text:p>
        </text:list-item>
      </text:list>
      <text:p text:style-name="P53">Developing using a Git repository fork</text:p>
      <text:list xml:id="list5344277303363109951" text:style-name="L8">
        <text:list-item>
          <text:p text:style-name="P107">We will fork or branch the repository used in the reference design and use it to specify SRC_URI for the recipe.</text:p>
          <text:p text:style-name="P108">Let's have a look at the linux-wandboard_3.10.17.bb recipe: </text:p>
          <text:p text:style-name="P108"/>
          <text:p text:style-name="P541">include linux-wandboard.inc </text:p>
          <text:p text:style-name="P541">require recipes-kernel/linux/linux-dtb.inc </text:p>
          <text:p text:style-name="P541">DEPENDS += "lzop-native bc-native" </text:p>
          <text:p text:style-name="P541"># Wandboard branch - based on 3.10.17_1.0.2_ga from Freescale git </text:p>
          <text:p text:style-name="P541">SRCBRANCH = "wandboard_imx_3.10.17_1.0.2_ga" </text:p>
          <text:p text:style-name="P541">SRCREV = "be8d6872b5eb4c94c15dac36b028ce7f60472409" </text:p>
          <text:p text:style-name="P541">LOCALVERSION = "-1.0.2-wandboard" </text:p>
          <text:p text:style-name="P541">COMPATIBLE_MACHINE = "(wandboard)"</text:p>
        </text:list-item>
      </text:list>
      <text:p text:style-name="P50"/>
      <text:p text:style-name="P50"/>
      <text:p text:style-name="P50"/>
      <text:p text:style-name="P51"><text:soft-page-break/>linux-dtb.inc <text:span text:style-name="T18">=&gt; </text:span><text:span text:style-name="T6">that allows us to compile Linux kernel device trees.</text:span></text:p>
      <text:list xml:id="list8170066095442236718" text:style-name="L9">
        <text:list-item>
          <text:p text:style-name="P409">Then it declares two package dependencies, lzop-native and bc-native . The native part tells us that these are used in the host system, so they are used during the Linux kernel build process.</text:p>
        </text:list-item>
        <text:list-item>
          <text:p text:style-name="P542"><text:span text:style-name="T6">The lzop tool is used to create the cpio compressed files needed in the initramfs system,</text:span><text:span text:style-name="T7">which is a system that boots from a memory-based root filesystem</text:span></text:p>
        </text:list-item>
        <text:list-item>
          <text:p text:style-name="P410">bc was introduced to avoid a Perl kernel dependency when generating certain kernel files</text:p>
        </text:list-item>
        <text:list-item>
          <text:p text:style-name="P543"><text:span text:style-name="T5">I</text:span><text:span text:style-name="T6">t sets the branch and revision, and finally it sets COMPATIBLE_MACHINE to wandboard .</text:span></text:p>
        </text:list-item>
      </text:list>
      <text:p text:style-name="P52"/>
      <text:p text:style-name="P34">Let's now have a look at the linux-wandboard.inc include file:</text:p>
      <text:p text:style-name="P34"/>
      <text:p text:style-name="P55">SUMMARY = "Linux kernel for Wandboard" </text:p>
      <text:p text:style-name="P55">LICENSE = "GPLv2" </text:p>
      <text:p text:style-name="P55">LIC_FILES_CHKSUM = "file://COPYING;md5=d7810fab7487fb0aad327b76f1be7cd7" </text:p>
      <text:p text:style-name="P55">require recipes-kernel/linux/linux-imx.inc </text:p>
      <text:p text:style-name="P55"># Put a local version until we have a true SRCREV to point to </text:p>
      <text:p text:style-name="P55">SCMVERSION ?= "y" </text:p>
      <text:p text:style-name="P55">SRCBRANCH ??= "master" </text:p>
      <text:p text:style-name="P55">LOCALVERSION ?= "-${SRCBRANCH}" </text:p>
      <text:p text:style-name="P55"># Allow override of WANDBOARD_GITHUB_MIRROR to make use of </text:p>
      <text:p text:style-name="P55"># local repository easier </text:p>
      <text:p text:style-name="P55">WANDBOARD_GITHUB_MIRROR ?= "git://github.com/wandboard- org/linux.git" </text:p>
      <text:p text:style-name="P55"># SRC_URI for wandboard kernel </text:p>
      <text:p text:style-name="P55">SRC_URI = "${WANDBOARD_GITHUB_MIRROR};branch=${SRCBRANCH} \ </text:p>
      <text:p text:style-name="P55">file://defconfig \ </text:p>
      <text:p text:style-name="P55">"</text:p>
      <text:list xml:id="list6245400316560972954" text:style-name="L10">
        <text:list-item>
          <text:p text:style-name="P548">It then offers the WANDBOARD_GITHUB_MIRROR variable, which we can modify in our bbappend file.</text:p>
        </text:list-item>
        <text:list-item>
          <text:p text:style-name="P549">So the logical setup would be to create a GitHub account and fork the provided wandboard- org Linux repository.</text:p>
          <text:p text:style-name="P549"/>
        </text:list-item>
      </text:list>
      <text:p text:style-name="P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Building the U-Boot bootloader</text:p>
      <text:list xml:id="list6977469334660528371" text:style-name="L11">
        <text:list-item>
          <text:p text:style-name="P545">External development</text:p>
          <text:list>
            <text:list-item>
              <text:p text:style-name="P109">Download and install a Yocto project cross-compilation toolchain for your host by going to the following:</text:p>
              <text:list>
                <text:list-item>
                  <text:p text:style-name="P110"><text:a xlink:type="simple" xlink:href="http://downloads.yoctoproject.org/releases/yocto/yocto-1.7.1/">http://downloads.yoctoproject.org/releases/yocto/yocto-1.7.1/</text:a> toolchain/</text:p>
                </text:list-item>
              </text:list>
            </text:list-item>
            <text:list-item>
              <text:p text:style-name="P110">Find the upstream Git repository:</text:p>
              <text:list>
                <text:list-item>
                  <text:p text:style-name="P431">$ bitbake -e u-boot-fslc | grep ^SRC_URI= <text:s/><text:span text:style-name="T19">(Ex.bitbake -e u-boot-toradex | grep ^SRC_URI=)</text:span></text:p>
                </text:list-item>
              </text:list>
            </text:list-item>
            <text:list-item>
              <text:p text:style-name="P111">Clone the U-Boot's source from its upstream repository:</text:p>
              <text:list>
                <text:list-item>
                  <text:p text:style-name="P112">git clone git://github.com/Freescale/u-boot-imx.git</text:p>
                </text:list-item>
                <text:list-item>
                  <text:p text:style-name="P112">cd u-boot-imx</text:p>
                </text:list-item>
                <text:list-item>
                  <text:p text:style-name="P112">The default branch should be patches-2014.10 , but if it's not, you can change it with the following:<text:tab/></text:p>
                  <text:list>
                    <text:list-item>
                      <text:p text:style-name="P432">git checkout -b patches-2014.10 origin/patches-2014.10</text:p>
                    </text:list-item>
                  </text:list>
                </text:list-item>
              </text:list>
            </text:list-item>
            <text:list-item>
              <text:p text:style-name="P113">Set up the environment using the script provided with the toolchain:</text:p>
              <text:list>
                <text:list-item>
                  <text:p text:style-name="P433">$ source /opt/poky/1.7.1/environment-setup-armv7a-vfp-neon- poky-linux-gnueabi</text:p>
                </text:list-item>
              </text:list>
            </text:list-item>
            <text:list-item>
              <text:p text:style-name="P114">Configure U-Boot for wandboard-quad :</text:p>
              <text:list>
                <text:list-item>
                  <text:p text:style-name="P434">$ make wandboard_quad_config</text:p>
                </text:list-item>
              </text:list>
            </text:list-item>
            <text:list-item>
              <text:p text:style-name="P115">If you try to build U-Boot, it will fail. This is because the default Yocto environment setup does not cater to U-Boot's needs. A quick look at the U-Boot recipe shows that it clears some flags before building, so let's do that:</text:p>
              <text:list>
                <text:list-item>
                  <text:p text:style-name="P435">$ unset LDFLAGS CFLAGS CPPFLAGS</text:p>
                </text:list-item>
              </text:list>
            </text:list-item>
            <text:list-item>
              <text:p text:style-name="P116">Now we are ready to build. The U-Boot recipe also passes CC to the make utility in the EXTRA_OEMAKE flags as U-Boot does not read it from the environment, so we also need to run:</text:p>
              <text:list>
                <text:list-item>
                  <text:p text:style-name="P436">$ make CC="${CC}"</text:p>
                </text:list-item>
              </text:list>
              <text:p text:style-name="P437">Note*: <text:span text:style-name="T5">You can optionally pass a -jN argument for multithreaded compilation.Here, N is the number of CPU cores.</text:span></text:p>
            </text:list-item>
            <text:list-item>
              <text:p text:style-name="P117">The U-Boot Makefile looks for libgcc using the following command:</text:p>
              <text:list>
                <text:list-item>
                  <text:p text:style-name="P438">PLATFORM_LIBGCC := -L $(shell dirname `$(CC) $(CFLAGS) -print-libgcc- file-name`) -lgcc</text:p>
                  <text:list>
                    <text:list-item>
                      <text:p text:style-name="P118">If we don't define CC , the expression does not correctly expand to the location of the libgcc library in the toolchain, as the sysroot option is not passed to the compiler.</text:p>
                      <text:p text:style-name="P118"/>
                    </text:list-item>
                  </text:list>
                </text:list-item>
              </text:list>
            </text:list-item>
          </text:list>
        </text:list-item>
        <text:list-item>
          <text:p text:style-name="P546">External source development</text:p>
          <text:list>
            <text:list-item>
              <text:p text:style-name="P119">We will use the Yocto build system from a local directory by cloning a local copy of the source used in the reference design and configuring our project to use it as an external source. We will then develop from it, extract the patches, and add them to a bbappend file on our BSP layer.</text:p>
            </text:list-item>
            <text:list-item>
              <text:p text:style-name="P120">We will use the U-Boot source cloned in the example beforehand.</text:p>
            </text:list-item>
            <text:list-item>
              <text:p text:style-name="P120">To configure our conf/local.conf file to work from the cloned source, modify it as follows:</text:p>
              <text:list>
                <text:list-item>
                  <text:p text:style-name="P121">INHERIT += "externalsrc"</text:p>
                </text:list-item>
                <text:list-item>
                  <text:p text:style-name="P121">EXTERNALSRC_pn-u-boot-fslc = "/opt/yocto/u-boot-imx"</text:p>
                </text:list-item>
                <text:list-item>
                  <text:p text:style-name="P121">EXTERNALSRC_BUILD_pn-u-boot-fslc = "/opt/yocto/u-boot-imx"</text:p>
                </text:list-item>
              </text:list>
            </text:list-item>
            <text:list-item>
              <text:p text:style-name="P121">The EXTERNALSRC variable defines the source location ( S ), while the EXTERNALSRC_BUILD </text:p>
              <text:p text:style-name="P121"/>
            </text:list-item>
            <text:list-item>
              <text:p text:style-name="P121"><text:soft-page-break/>variable defines the build location ( B ). This code will also build on the external source location as the u-boot-fslc recipe does not currently support the separation of the source and build directories.</text:p>
            </text:list-item>
            <text:list-item>
              <text:p text:style-name="P122">Now we can build on a new shell with:</text:p>
              <text:list>
                <text:list-item>
                  <text:p text:style-name="P439">$ bitbake u-boot-fslc</text:p>
                </text:list-item>
              </text:list>
            </text:list-item>
            <text:list-item>
              <text:p text:style-name="P123">When building from an external source, the expansion of SRCPV fails with an error. Recipes need to be temporarily modified to use static versioning while the external source compilation is enabled. In the case of U-Boot, we would make the following change in the meta-fsl-arm/recipes-bsp/u-boot/u-boot-fslc_2014.10.bb file:</text:p>
              <text:list>
                <text:list-item>
                  <text:p text:style-name="P124">- PV = "v2014.10+git${SRCPV}"</text:p>
                </text:list-item>
                <text:list-item>
                  <text:p text:style-name="P124">+ PV = "v2014.10"</text:p>
                </text:list-item>
                <text:list-item>
                  <text:p text:style-name="P124">This uses diff formatting, where the lines with a minus prefix are removed and the ones with a plus sign are added.</text:p>
                </text:list-item>
              </text:list>
            </text:list-item>
            <text:list-item>
              <text:p text:style-name="P125">Development work can now be committed in the local Git repository, and patches can be generated with git format-patch . For example, we could change the board information for the Wandboard with the 0001-wandboard-Change-board-info.patch file:</text:p>
              <text:list>
                <text:list-header>
                  <text:p text:style-name="P126">diff --git a/board/wandboard/wandboard.c </text:p>
                  <text:p text:style-name="P126">b/board/wandboard/wandboard.c </text:p>
                  <text:p text:style-name="P126">index 3c8b7a5d2d0a..a466d4c74b8f 100644 </text:p>
                  <text:p text:style-name="P126">--- a/board/wandboard/wandboard.c </text:p>
                  <text:p text:style-name="P126">+++ b/board/wandboard/wandboard.c </text:p>
                  <text:p text:style-name="P126">@@ -404,7 +404,7 @@ int board_init(void) </text:p>
                  <text:p text:style-name="P126">int checkboard(void) </text:p>
                  <text:p text:style-name="P126">{ </text:p>
                  <text:p text:style-name="P126">- puts("Board: Wandboard\n"); </text:p>
                  <text:p text:style-name="P126">+ puts("Board: Wandboard custom\n"); </text:p>
                  <text:p text:style-name="P126">return 0; </text:p>
                  <text:p text:style-name="P126">}</text:p>
                </text:list-header>
              </text:list>
            </text:list-item>
            <text:list-item>
              <text:p text:style-name="P127">To add this patch to Yocto's U-Boot recipe, we create a meta-bsp-custom/recipes-bsp/ u-boot/u-boot-fslc_2014.10.bbappend file with the following content:</text:p>
              <text:list>
                <text:list-header>
                  <text:p text:style-name="P128"># Copyright Packt Publishing 2015 </text:p>
                  <text:p text:style-name="P128">FILESEXTRAPATHS_prepend := "${THISDIR}/${PN}-${PV}:" </text:p>
                  <text:p text:style-name="P128">SRC_URI_append = " <text:a xlink:type="simple" xlink:href="smb://0001-wandboard-Change-board-info.patch/">file://0001-wandboard-Change-board-info.patch</text:a>"</text:p>
                </text:list-header>
              </text:list>
            </text:list-item>
            <text:list-item>
              <text:p text:style-name="P129">The patch needs to be placed under meta-bsp-custom/recipes-bsp/u-boot/u-boot- fslc-v2014.10/ , as specified in the FILESEXTRAPATHS variable.</text:p>
            </text:list-item>
            <text:list-item>
              <text:p text:style-name="P130">Files added to the SRC_URI variable that end in the patch or diff prefixes will be applied in the order they are found. You can also force a file to be treated as patch by specifying an apply=yes property to it in SRC_URI .</text:p>
            </text:list-item>
          </text:list>
        </text:list-item>
        <text:list-item>
          <text:p text:style-name="P440">Working directory development</text:p>
          <text:list>
            <text:list-item>
              <text:p text:style-name="P131">Start the U-Boot package compilation from scratch:</text:p>
              <text:list>
                <text:list-item>
                  <text:p text:style-name="P441">$ bitbake -c cleanall virtual/bootloader</text:p>
                  <text:list>
                    <text:list-item>
                      <text:p text:style-name="P132">This will erase the build folder, shared state cache, and downloaded package source.</text:p>
                    </text:list-item>
                  </text:list>
                </text:list-item>
              </text:list>
            </text:list-item>
            <text:list-item>
              <text:p text:style-name="P133">Start a development shell:</text:p>
              <text:list>
                <text:list-item>
                  <text:p text:style-name="P442">$ bitbake -c devshell virtual/bootloader</text:p>
                </text:list-item>
                <text:list-item>
                  <text:p text:style-name="P134">This will fetch, unpack, and patch the U-Boot sources and spawn a new shell with the environment ready for U-Boot compilation. The new shell will change to the U-Boot build directory, which contains a local Git repository.</text:p>
                </text:list-item>
              </text:list>
            </text:list-item>
            <text:list-item>
              <text:p text:style-name="P135">Perform your modifications on the local Git repository.</text:p>
            </text:list-item>
          </text:list>
        </text:list-item>
      </text:list>
      <text:p text:style-name="P40"/>
      <text:p text:style-name="P28"/>
      <text:list xml:id="list100353199575562" text:continue-numbering="true" text:style-name="L11">
        <text:list-item>
          <text:list>
            <text:list-item>
              <text:p text:style-name="P136"><text:soft-page-break/>Leave the devshell open and use a different terminal to compile the source without erasing our modifications:</text:p>
              <text:list>
                <text:list-item>
                  <text:p text:style-name="P443">$ bitbake -C compile virtual/bootloader</text:p>
                </text:list-item>
                <text:list-item>
                  <text:p text:style-name="P137">Note the capital C . This invokes the compile task but also all the tasks that follow it.</text:p>
                </text:list-item>
              </text:list>
            </text:list-item>
            <text:list-item>
              <text:p text:style-name="P138">Test your changes. Typically, this means that we need to reprogram the bootloader into the microSD card (as is the case with the Wandboard) or the internal emmc (if available) at the correct offset. We can do it both from the target or from your host computer.</text:p>
              <text:list>
                <text:list-item>
                  <text:p text:style-name="P139">From the host computer, we would use dd to copy the new U-Boot image to an offset of 0x400, which is where the i.MX6 bootrom expects to find it.</text:p>
                </text:list-item>
                <text:list-item>
                  <text:p text:style-name="P140">sudo dd if=u-boot.imx of=/dev/sdN bs=512 seek=2 &amp;&amp; sync</text:p>
                </text:list-item>
                <text:list-item>
                  <text:p text:style-name="P141">This writes with an offset of 2 blocks, which, given a 512-byte block size, is 0x400 (1024) bytes.</text:p>
                </text:list-item>
                <text:list-item>
                  <text:p text:style-name="P142">From the device itself, we can use U-Boot's mmc command as follows:</text:p>
                  <text:list>
                    <text:list-item>
                      <text:p text:style-name="P143">Load the U-Boot image to memory:</text:p>
                      <text:list>
                        <text:list-item>
                          <text:p text:style-name="P144">&gt; setenv ipaddr &lt;target_ip&gt;</text:p>
                        </text:list-item>
                        <text:list-item>
                          <text:p text:style-name="P144">&gt; setenv serverip &lt;host_ip&gt;</text:p>
                        </text:list-item>
                        <text:list-item>
                          <text:p text:style-name="P144">&gt; tftp ${loadaddr} u-boot.imx</text:p>
                        </text:list-item>
                      </text:list>
                    </text:list-item>
                  </text:list>
                </text:list-item>
                <text:list-item>
                  <text:p text:style-name="P145">Select the MMC device to operate on. You can use the mmc part to discover which is the correct device.</text:p>
                  <text:list>
                    <text:list-item>
                      <text:p text:style-name="P146">&gt; mmc dev 0</text:p>
                    </text:list-item>
                    <text:list-item>
                      <text:p text:style-name="P146">&gt; mmc part</text:p>
                    </text:list-item>
                    <text:list-item>
                      <text:p text:style-name="P147">We can see that partition 1 starts at sector 8192 , leaving enough space to program U-Boot.</text:p>
                      <text:list>
                        <text:list-item>
                          <text:p text:style-name="P148">With a 512-byte block size, we calculate the number of blocks as follows:</text:p>
                          <text:list>
                            <text:list-item>
                              <text:p text:style-name="P148">&gt; setexpr filesizeblks $filesize / 0x200</text:p>
                            </text:list-item>
                            <text:list-item>
                              <text:p text:style-name="P148">&gt; setexpr filesizeblks $filesizeblks + 1</text:p>
                            </text:list-item>
                          </text:list>
                        </text:list-item>
                        <text:list-item>
                          <text:p text:style-name="P149">We then write to an offset of two blocks with the numbers of blocks occupied by our image.</text:p>
                          <text:list>
                            <text:list-item>
                              <text:p text:style-name="P150">&gt; mmc write ${loadaddr} 0x2 ${filesizeblks}</text:p>
                            </text:list-item>
                          </text:list>
                        </text:list-item>
                      </text:list>
                    </text:list-item>
                  </text:list>
                </text:list-item>
              </text:list>
            </text:list-item>
            <text:list-item>
              <text:p text:style-name="P151">Go back to the devshell and commit your change to the local Git repository.</text:p>
              <text:list>
                <text:list-item>
                  <text:p text:style-name="P152">$ git add --all .</text:p>
                </text:list-item>
                <text:list-item>
                  <text:p text:style-name="P152">$ git commit -s -m "Well thought commit message"</text:p>
                </text:list-item>
              </text:list>
            </text:list-item>
            <text:list-item>
              <text:p text:style-name="P152">Generate a patch into the U-Boot recipe patch directory as follows:</text:p>
              <text:list>
                <text:list-item>
                  <text:p text:style-name="P153">$ git format-patch -1 -o /opt/yocto/fsl-community- bsp/sources/meta-bsp-custom/recipes-bsp/u-boot/u-boot-fslc- v2014.10/</text:p>
                </text:list-item>
              </text:list>
            </text:list-item>
            <text:list-item>
              <text:p text:style-name="P154">Finally, add the patch to the U-Boot recipe as explained before.</text:p>
            </text:list-item>
          </text:list>
        </text:list-item>
      </text:list>
      <text:p text:style-name="P3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Explaining Yocto's Linux kernel support</text:p>
      <text:list xml:id="list3952659116594345259" text:style-name="L12">
        <text:list-item>
          <text:p text:style-name="P155">Long Term Support Initiative <text:span text:style-name="T1">(LTSI)</text:span> releases</text:p>
        </text:list-item>
        <text:list-item>
          <text:p text:style-name="P156">Metadata variables that are used to define the build include:</text:p>
          <text:list>
            <text:list-item>
              <text:list>
                <text:list-item>
                  <text:p text:style-name="P157"><text:span text:style-name="T1">KMACHINE </text:span>: This is usually the same as the MACHINE variable, but not always. It defines the kernel's machine type.</text:p>
                </text:list-item>
                <text:list-item>
                  <text:p text:style-name="P158"><text:span text:style-name="T1">KBRANCH</text:span> : This explicitly sets the kernel branch to build. It is optional.</text:p>
                </text:list-item>
                <text:list-item>
                  <text:p text:style-name="P159"><text:span text:style-name="T1">KBRANCH_DEFAULT</text:span> : This is the default value for KBRANCH, initially master .</text:p>
                </text:list-item>
                <text:list-item>
                  <text:p text:style-name="P160"><text:span text:style-name="T1">KERNEL_FEATURES</text:span> : This adds additional metadata that is used to specify <text:span text:style-name="T20">configuration and patches. It appears above the defined KMACHINE and KBRANCH . It is defined in </text:span><text:span text:style-name="T2">Series Configuration Control </text:span><text:span text:style-name="T20">(SCC) files as described soon.</text:span></text:p>
                </text:list-item>
                <text:list-item>
                  <text:p text:style-name="P161">LINUX_KERNEL_TYPE : This defaults to standard, but may also be tiny or preempt-rt . It is defined in its own SCC description files, or explicitly defined using the KTYPE variable in the SCC files.</text:p>
                </text:list-item>
              </text:list>
            </text:list-item>
          </text:list>
        </text:list-item>
        <text:list-item>
          <text:p text:style-name="P162">The metadata included in the Linux kernel manages the configuration and source selection to support multiple BSPs and kernel types. The tools that manage this metadata are built in the kern-tools package.</text:p>
        </text:list-item>
        <text:list-item>
          <text:p text:style-name="P163">The metadata can be set either in recipes, for small changes or if you are using a kernel repository you do not have access to, or most usually inside the kernel Git repository in meta branches.</text:p>
          <text:list>
            <text:list-item>
              <text:p text:style-name="P164">The meta branch that is to be used defaults to a meta directory in the same repository branch as the sources, but can be specified using the KMETA variable in your kernel recipe.</text:p>
            </text:list-item>
            <text:list-item>
              <text:p text:style-name="P165">If it does not reside in the same branch as the kernel source, it is kept in an orphan branch; that is, a branch with its own history. To create an orphan branch, use the following commands:</text:p>
              <text:list>
                <text:list-item>
                  <text:p text:style-name="P444">$ git checkout --orphan meta</text:p>
                </text:list-item>
                <text:list-item>
                  <text:p text:style-name="P444">$ git rm -rf .</text:p>
                </text:list-item>
                <text:list-item>
                  <text:p text:style-name="P444">$ git commit --allow-empty -m "Meta branch"</text:p>
                </text:list-item>
              </text:list>
            </text:list-item>
            <text:list-item>
              <text:p text:style-name="P166">Your recipe must then include SRCREV_meta to point to the revision of the meta branch to use.</text:p>
            </text:list-item>
            <text:list-item>
              <text:p text:style-name="P167">The metadata is described in SCC files, which can include a series of commands:</text:p>
              <text:list>
                <text:list-item>
                  <text:p text:style-name="P168">kconf : This command applies a configuration fragment to the kernel configuration.</text:p>
                </text:list-item>
                <text:list-item>
                  <text:p text:style-name="P169">patch : This command applies the specified patch.</text:p>
                </text:list-item>
                <text:list-item>
                  <text:p text:style-name="P169">define : This introduces the variable definitions.</text:p>
                </text:list-item>
                <text:list-item>
                  <text:p text:style-name="P169">include : This includes another SCC file.</text:p>
                </text:list-item>
                <text:list-item>
                  <text:p text:style-name="P169">git merge : This merges the specified branch into the current branch.</text:p>
                </text:list-item>
                <text:list-item>
                  <text:p text:style-name="P169">branch : This creates a new branch relative to the current branch, usually KTYPE or as specified.</text:p>
                </text:list-item>
              </text:list>
            </text:list-item>
            <text:list-item>
              <text:p text:style-name="P170">SCC files are broadly divided into the following logical groupings:</text:p>
              <text:list>
                <text:list-item>
                  <text:p text:style-name="P171"><text:span text:style-name="T1">configuration ( cfg )</text:span>: This contains one or more kernel configuration fragments and an SCC file to describe them. For example:</text:p>
                  <text:list>
                    <text:list-header>
                      <text:p text:style-name="P172">cfg/spidev.scc: </text:p>
                      <text:p text:style-name="P172">define KFEATURE_DESCRIPTION "Enable SPI device </text:p>
                      <text:p text:style-name="P172">support"</text:p>
                      <text:list>
                        <text:list-header>
                          <text:p text:style-name="P172">kconf hardware spidev.cfg</text:p>
                        </text:list-header>
                      </text:list>
                      <text:p text:style-name="P173">cfg/spidev.cfg: </text:p>
                      <text:p text:style-name="P173">CONFIG_SPI_SPIDEV=y</text:p>
                      <text:p text:style-name="P173"/>
                    </text:list-header>
                  </text:list>
                </text:list-item>
                <text:list-item>
                  <text:p text:style-name="P174"><text:soft-page-break/><text:span text:style-name="T1">patches</text:span>:<text:span text:style-name="T21">This contains one or more kernel patches and an SCC file to describe them. For example:</text:span></text:p>
                  <text:list>
                    <text:list-header>
                      <text:p text:style-name="P175">patches/fix.scc: </text:p>
                      <text:list>
                        <text:list-header>
                          <text:p text:style-name="P175">patch fix.patch </text:p>
                        </text:list-header>
                      </text:list>
                      <text:p text:style-name="P175">patches/fix.patch</text:p>
                    </text:list-header>
                  </text:list>
                </text:list-item>
                <text:list-item>
                  <text:p text:style-name="P176"><text:span text:style-name="T1">features</text:span>: <text:span text:style-name="T22">This contains mix configurations and patches to define complex features. It can also include other description files. For example:</text:span></text:p>
                  <text:list>
                    <text:list-header>
                      <text:p text:style-name="P177">features/feature.scc</text:p>
                      <text:list>
                        <text:list-header>
                          <text:p text:style-name="P178">define KFEATURE_DESCRIPTION "Enable feature"</text:p>
                        </text:list-header>
                      </text:list>
                    </text:list-header>
                  </text:list>
                </text:list-item>
              </text:list>
            </text:list-item>
          </text:list>
          <text:p text:style-name="P178"><text:tab/><text:tab/><text:tab/> patch 0001-feature.patch</text:p>
          <text:p text:style-name="P178"><text:tab/><text:tab/> include cfg/feature_dependency.scc</text:p>
          <text:p text:style-name="P178"><text:tab/><text:tab/> kconf non-hardware feature.cfg</text:p>
          <text:list>
            <text:list-item>
              <text:list>
                <text:list-item text:start-value="1">
                  <text:p text:style-name="P181"><text:span text:style-name="T1">kernel types</text:span>: <text:span text:style-name="T23">This contains features that define a high-level kernel policy. By default, three kernel types are defined in SCC files:</text:span></text:p>
                  <text:list>
                    <text:list-item>
                      <text:list>
                        <text:list-item>
                          <text:p text:style-name="P182"><text:span text:style-name="T1">standard </text:span>: <text:span text:style-name="T24">This is a generic kernel definition policy</text:span></text:p>
                        </text:list-item>
                        <text:list-item>
                          <text:p text:style-name="P445">tiny: <text:span text:style-name="T8">This is a bare minimum kernel definition policy and is independent of the standard type</text:span></text:p>
                        </text:list-item>
                        <text:list-item>
                          <text:p text:style-name="P446"><text:span text:style-name="T25">preempt-rt: </text:span><text:span text:style-name="T9">This inherits from the standard type to define a real-time kernel where the PREEMTP-RT patches are applied</text:span></text:p>
                        </text:list-item>
                        <text:list-item>
                          <text:p text:style-name="P183">Other kernel types can be defined by using the KTYPE variable on an SCC file.</text:p>
                        </text:list-item>
                      </text:list>
                    </text:list-item>
                  </text:list>
                </text:list-item>
                <text:list-item>
                  <text:p text:style-name="P447"><text:span text:style-name="T26">Board Support Packages (BSP): </text:span><text:span text:style-name="T10">A combination of kernel types and hardware features. BSP types should include KMACHINE for the kernel machine and KARCH for the kernel architecture.</text:span></text:p>
                </text:list-item>
              </text:list>
              <text:p text:style-name="P184"/>
              <text:list>
                <text:list-item>
                  <text:list>
                    <text:list-header>
                      <text:p text:style-name="P179"/>
                    </text:list-header>
                  </text:list>
                </text:list-item>
              </text:list>
            </text:list-item>
          </text:list>
        </text:list-item>
      </text:list>
      <text:p text:style-name="P12"/>
      <text:list xml:id="list7580210803320642011" text:style-name="L13">
        <text:list-item>
          <text:p text:style-name="P180"/>
        </text:list-item>
      </text:list>
      <text:p text:style-name="P11"/>
      <text:p text:style-name="P10"><text:tab/></text:p>
      <text:p text:style-name="P9"><text:tab/><text:tab/></text:p>
      <text:p text:style-name="P9"/>
      <text:p text:style-name="P9"/>
      <text:p text:style-name="P9"/>
      <text:p text:style-name="P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Describing Linux's build system</text:p>
      <text:list xml:id="list6901103918309809273" text:style-name="L14">
        <text:list-item>
          <text:p text:style-name="P185">The Linux kernel is a monolithic kernel and as such shares the same address space.Although it has the ability to load modules at runtime, the kernel must contain all the symbols the module uses at compilation time. Once the module is loaded, it will share the kernel's address space.</text:p>
        </text:list-item>
        <text:list-item>
          <text:p text:style-name="P186">The kernel build system, or kbuild, uses conditional compilation to decide which parts of the kernel are compiled. The kernel build system is independent of the Yocto build system.</text:p>
        </text:list-item>
        <text:list-item>
          <text:p text:style-name="P187">The kernel configuration is stored in a .config text file in the kernel root directory.<text:span text:style-name="T27">The .config file is referred to as the kernel configuration file.</text:span></text:p>
        </text:list-item>
        <text:list-item>
          <text:p text:style-name="P188">There are multiple ways to define a kernel configuration file:</text:p>
          <text:list>
            <text:list-item>
              <text:list>
                <text:list-item>
                  <text:p text:style-name="P189">Manually editing the .config file, although this is not recommended.</text:p>
                </text:list-item>
                <text:list-item>
                  <text:p text:style-name="P190">Using one of the user interfaces the kernel offers (type the make help command for other options):</text:p>
                  <text:list>
                    <text:list-item>
                      <text:p text:style-name="P191">menuconfig : An ncurses menu-based interface ( make menuconfig )</text:p>
                    </text:list-item>
                    <text:list-item>
                      <text:p text:style-name="P191">xconfig : A Qt-based interface ( make xconfig )</text:p>
                    </text:list-item>
                    <text:list-item>
                      <text:p text:style-name="P191">gconfig : A GTK-based interface ( make gconfig )</text:p>
                    </text:list-item>
                  </text:list>
                </text:list-item>
                <text:list-item>
                  <text:p text:style-name="P192">Automatically via a build system such as Yocto.</text:p>
                </text:list-item>
              </text:list>
            </text:list-item>
          </text:list>
        </text:list-item>
        <text:list-item>
          <text:p text:style-name="P193">Each machine also defines a default configuration in the kernel tree. For ARM platforms, these are stored in the arch/arm/configs directory.<text:span text:style-name="T28">To configure an ARM kernel, that is, to produce a .config file from a default configuration, you run:</text:span></text:p>
          <text:list>
            <text:list-item>
              <text:list>
                <text:list-item>
                  <text:p text:style-name="P448">$ make ARCH=arm &lt;platform&gt;_defconfig</text:p>
                </text:list-item>
              </text:list>
            </text:list-item>
            <text:list-item>
              <text:p text:style-name="P194">For example we can build a default configuration for Freescale i.MX6 processors by running:</text:p>
              <text:list>
                <text:list-item>
                  <text:p text:style-name="P449">$ make ARCH=arm colibri_vf_defconfig</text:p>
                </text:list-item>
              </text:list>
              <text:p text:style-name="P449"/>
            </text:list-item>
          </text:list>
        </text:list-item>
        <text:list-item>
          <text:p text:style-name="P195">Kbuild uses Makefile and Kconfig files to build the kernel source. Kconfig files define configuration symbols and attributes, and Makefile file match configuration symbols to source files.</text:p>
          <text:list>
            <text:list-item>
              <text:p text:style-name="P196">The kbuild system options and targets can be seen by running:</text:p>
              <text:list>
                <text:list-item>
                  <text:p text:style-name="P450">$ make ARCH=arm help</text:p>
                </text:list-item>
              </text:list>
            </text:list-item>
          </text:list>
        </text:list-item>
        <text:list-item>
          <text:p text:style-name="P197">In recent kernels, a default configuration contains all the information needed to expand to a full configuration file. It is a minimal kernel configuration file where all dependencies are removed. To create a default configuration file from a current .config file, you run:</text:p>
          <text:list>
            <text:list-item>
              <text:list>
                <text:list-item>
                  <text:p text:style-name="P451">$ make ARCH=arm savedefconfig</text:p>
                </text:list-item>
                <text:list-item>
                  <text:p text:style-name="P198">This creates a defconfig file in the current kernel directory. This make target can be seen as the opposite of the &lt;platform&gt;_defconfig target explained before. The former creates a configuration file from a minimal configuration, and the other expands the minimal configuration into a full configuration file.</text:p>
                  <text:p text:style-name="P198"/>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Configuring the Linux kernel</text:p>
      <text:list xml:id="list8362857832556672732" text:style-name="L15">
        <text:list-item>
          <text:p text:style-name="P199">Before configuring the kernel, we need to provide a default configuration for our machine, which is the one the Yocto project uses to configure a kernel. When defining a new machine in your BSP layer, you need to provide a defconfig file.</text:p>
        </text:list-item>
        <text:list-item>
          <text:p text:style-name="P200">The Wandboard's defconfig file is stored under sources/meta-fsl-arm-extra/ recipes-kernel/linux/linux-wandboard-3.10.17/defconfig .</text:p>
        </text:list-item>
        <text:list-item>
          <text:p text:style-name="P201">This would be the base defconfig file for our custom hardware, so we copy it to our BSP layer:</text:p>
          <text:list>
            <text:list-item>
              <text:list>
                <text:list-item>
                  <text:p text:style-name="P202">mkdir -p meta-bsp-custom/recipes-kernel/linux/linux-wandboard- 3.10.17/</text:p>
                </text:list-item>
                <text:list-item>
                  <text:p text:style-name="P202">cp meta-fsl-arm-extra/recipes-kernel/linux/linux-wandboard- 3.10.17/defconfig meta-bsp-custom/recipes-kernel/linux/linux- wandboard-3.10.17/</text:p>
                </text:list-item>
              </text:list>
            </text:list-item>
          </text:list>
        </text:list-item>
        <text:list-item>
          <text:p text:style-name="P203">We then add it to our kernel using meta-bsp-custom/recipes-kernel/linux/linux- wandboard_3.10.17.bbappend as follows:</text:p>
          <text:p text:style-name="P204"/>
          <text:p text:style-name="P204"># Copyright Packt Publishing 2015 </text:p>
          <text:p text:style-name="P204">FILESEXTRAPATHS_prepend := "${THISDIR}/${PN}-${PV}:" </text:p>
          <text:p text:style-name="P204">SRC_URI_append = " <text:a xlink:type="simple" xlink:href="smb://defconfig/">file://defconfig</text:a>"</text:p>
        </text:list-item>
      </text:list>
      <text:p text:style-name="P13"/>
      <text:list xml:id="list100353379574254" text:continue-numbering="true" text:style-name="L15">
        <text:list-item>
          <text:p text:style-name="P205">Kernel configuration changes to your platform can be made directly in this defconfig file.</text:p>
          <text:p text:style-name="P205"/>
        </text:list-item>
        <text:list-item>
          <text:p text:style-name="P206">To create a .config file from the machine defconfig file, execute the following command:</text:p>
          <text:list>
            <text:list-item>
              <text:list>
                <text:list-item>
                  <text:p text:style-name="P452">$ bitbake -c configure virtual/kernel</text:p>
                </text:list-item>
              </text:list>
            </text:list-item>
            <text:list-item>
              <text:p text:style-name="P207">We can then configure the Linux kernel from the BitBake command line using the following:</text:p>
              <text:list>
                <text:list-item>
                  <text:p text:style-name="P453">$ bitbake -c menuconfig virtual/kernel</text:p>
                </text:list-item>
              </text:list>
            </text:list-item>
          </text:list>
        </text:list-item>
        <text:list-item>
          <text:p text:style-name="P208">When you save your changes, a new .config file is created on the kernel's build directory, which you can find using the following command:</text:p>
          <text:list>
            <text:list-item>
              <text:p text:style-name="P454">$ bitbake -e virtual/kernel | grep ^B=</text:p>
            </text:list-item>
          </text:list>
        </text:list-item>
        <text:list-item>
          <text:p text:style-name="P209">You can also modify the configuration using a graphical UI, but not from the BitBake command line. This is because graphical UIs need host dependencies, which are not natively built by Yocto.</text:p>
        </text:list-item>
        <text:list-item>
          <text:p text:style-name="P210">To make sure your Ubuntu system has the needed dependencies, execute the following command:</text:p>
          <text:list>
            <text:list-item>
              <text:p text:style-name="P455">$ sudo apt-get install git-core libncurses5 libncurses5-dev libelf- dev asciidoc binutils-dev qt3-dev-tools libqt3-mt-dev libncurses5 libncurses5-dev fakeroot build-essential crash kexec-tools makedumpfile libgtk2.0-dev libglib2.0-dev libglade2-dev</text:p>
            </text:list-item>
          </text:list>
        </text:list-item>
        <text:list-item>
          <text:p text:style-name="P211">Then change to the kernel build directory, which you found before, with:</text:p>
          <text:list>
            <text:list-item>
              <text:p text:style-name="P456">$ cd /opt/yocto/fsl-community-bsp/wandboard- quad/tmp/work/wandboard_quad-poky-linux-gnueabi/linux- wandboard/3.10.17-r0/git</text:p>
            </text:list-item>
          </text:list>
        </text:list-item>
        <text:list-item>
          <text:p text:style-name="P212">Next, run the following:</text:p>
          <text:list>
            <text:list-item>
              <text:p text:style-name="P457">$ make ARCH=arm xconfig</text:p>
            </text:list-item>
          </text:list>
        </text:list-item>
      </text:list>
      <text:p text:style-name="P42"/>
      <text:p text:style-name="P42"/>
      <text:p text:style-name="P42"/>
      <text:p text:style-name="P42"/>
      <text:p text:style-name="P42"/>
      <text:list xml:id="list100351673570394" text:continue-numbering="true" text:style-name="L15">
        <text:list-item>
          <text:p text:style-name="P458">You can make your kernel changes permanent with the following steps:</text:p>
          <text:list>
            <text:list-item>
              <text:p text:style-name="P213">Create a default configuration from your .config file from the kernel source directory and a clean environment (not configured with the setup-environment script) by running:</text:p>
              <text:list>
                <text:list-item>
                  <text:p text:style-name="P459">$ make ARCH=arm savedefconfig</text:p>
                </text:list-item>
              </text:list>
            </text:list-item>
            <text:list-item>
              <text:p text:style-name="P214"><text:soft-page-break/>Copy the defconfig file from your kernel build folder to your kernel recipe's defconfig file as follows:</text:p>
              <text:list>
                <text:list-item>
                  <text:p text:style-name="P460">$ cp defconfig /opt/yocto/fsl-community-bsp/sources/meta-bsp- custom/recipes-kernel/linux/linux-wandboard-3.10.17</text:p>
                </text:list-item>
              </text:list>
            </text:list-item>
            <text:list-item>
              <text:p text:style-name="P215">Alternatively, you may use BitBake from the build directory as follows:</text:p>
              <text:list>
                <text:list-item>
                  <text:p text:style-name="P461">$ bitbake -c savedefconfig virtual/kernel</text:p>
                </text:list-item>
                <text:list-item>
                  <text:p text:style-name="P216">This also creates a defconfig file in the Linux kernel's source directory, which needs to be copied to your recipe.</text:p>
                </text:list-item>
              </text:list>
            </text:list-item>
          </text:list>
          <text:p text:style-name="P216"/>
        </text:list-item>
        <text:list-item>
          <text:p text:style-name="P547">Using configuration fragments</text:p>
          <text:list>
            <text:list-item>
              <text:p text:style-name="P217">The linux-yocto style kernels can also apply isolated kernel configuration changes defined in the kernel configuration fragments; for example:</text:p>
              <text:p text:style-name="P218"/>
              <text:p text:style-name="P218">spidev.cfg: </text:p>
              <text:p text:style-name="P218">CONFIG_SPI_SPIDEV=y</text:p>
            </text:list-item>
            <text:list-item>
              <text:p text:style-name="P219">Kernel configuration fragments are appended to SRC_URI in the same way, and are applied over the defconfig file.</text:p>
            </text:list-item>
            <text:list-item>
              <text:p text:style-name="P220">The linux-yocto style kernels (not the one for the Wandboard though) also provide a set of tools to manage kernel configuration:</text:p>
              <text:list>
                <text:list-item>
                  <text:p text:style-name="P221">To configure the kernel from the defconfig file and the supplied configuration fragments, execute:</text:p>
                  <text:list>
                    <text:list-item>
                      <text:p text:style-name="P462">$ bitbake -f -c kernel_configme linux-yocto</text:p>
                    </text:list-item>
                  </text:list>
                </text:list-item>
                <text:list-item>
                  <text:p text:style-name="P222">To create a configuration fragment with your changes, execute:</text:p>
                  <text:list>
                    <text:list-item>
                      <text:p text:style-name="P463">$ bitbake -c diffconfig linux-yoctoa</text:p>
                    </text:list-item>
                  </text:list>
                </text:list-item>
                <text:list-item>
                  <text:p text:style-name="P223">To validate the kernel configuration, you may run:</text:p>
                  <text:list>
                    <text:list-item>
                      <text:p text:style-name="P464">$ bitbake -f -c kernel_configcheck linux-yocto</text:p>
                    </text:list-item>
                  </text:list>
                </text:list-item>
              </text:list>
            </text:list-item>
          </text:list>
          <text:p text:style-name="P464"/>
        </text:list-item>
      </text:list>
      <text:p text:style-name="P29"/>
      <text:p text:style-name="P14"/>
      <text:p text:style-name="P41"/>
      <text:p text:style-name="P35"><text:tab/></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Building the Linux kernel</text:p>
      <text:list xml:id="list8288559972075748067" text:style-name="L16">
        <text:list-item>
          <text:p text:style-name="P465">External development</text:p>
          <text:list>
            <text:list-item>
              <text:p text:style-name="P224">When compiling outside of the Yocto build environment, we can still use the Yocto-provided toolchain to build. The process is as follows:</text:p>
              <text:list>
                <text:list-item>
                  <text:p text:style-name="P225">We will use the Yocto project cross-compilation toolchain already installed in your host.</text:p>
                </text:list-item>
                <text:list-item>
                  <text:p text:style-name="P226">Clone the wandboard-org linux-wandboard repository locally:</text:p>
                  <text:list>
                    <text:list-item>
                      <text:p text:style-name="P466">$ git clone https://github.com/wandboard-org/linux.git linux- wandboard</text:p>
                    </text:list-item>
                  </text:list>
                </text:list-item>
                <text:list-item>
                  <text:p text:style-name="P227">Go to the branch specified in the linux-wandboard_3.10.17.bb recipe:</text:p>
                  <text:list>
                    <text:list-item>
                      <text:p text:style-name="P467">$ git checkout -b wandboard_imx_3.10.17_1.0.2_ga origin/wandboard_imx_3.10.17_1.0.2_ga</text:p>
                    </text:list-item>
                  </text:list>
                </text:list-item>
                <text:list-item>
                  <text:p text:style-name="P228">Compile the kernel source as follows:</text:p>
                  <text:list>
                    <text:list-item>
                      <text:p text:style-name="P229">Prepare the environment as follows:</text:p>
                      <text:list>
                        <text:list-item>
                          <text:p text:style-name="P468">$ source /opt/poky/1.7.1/environment-setup-armv7a-vfp-neon- poky-linux-gnueabi</text:p>
                        </text:list-item>
                        <text:list-item>
                          <text:p text:style-name="P230">Configure the kernel with the default machine configuration:</text:p>
                          <text:list>
                            <text:list-item>
                              <text:p text:style-name="P469">$ cp /opt/yocto/fsl-community-bsp/sources/meta-bsp-custom/ recipes-ernel/linux/linux-wandboard-3.10.17/defconfig arch/ arm/configs/wandboard-quad_defconfig</text:p>
                            </text:list-item>
                            <text:list-item>
                              <text:p text:style-name="P470">$ make wandboard-quad_defconfig</text:p>
                            </text:list-item>
                          </text:list>
                        </text:list-item>
                        <text:list-item>
                          <text:p text:style-name="P231">Compile the kernel image, modules, and the device tree file with:</text:p>
                          <text:list>
                            <text:list-item>
                              <text:p text:style-name="P471">$ make</text:p>
                            </text:list-item>
                          </text:list>
                        </text:list-item>
                        <text:list-item>
                          <text:p text:style-name="P232">To build only modules, you may run:</text:p>
                          <text:list>
                            <text:list-item>
                              <text:p text:style-name="P472">$ make modules</text:p>
                            </text:list-item>
                          </text:list>
                        </text:list-item>
                        <text:list-item>
                          <text:p text:style-name="P233">And to build only device tree files, you may run:</text:p>
                          <text:list>
                            <text:list-item>
                              <text:p text:style-name="P473">$ make dtbs</text:p>
                            </text:list-item>
                          </text:list>
                        </text:list-item>
                        <text:list-item>
                          <text:p text:style-name="P234">Copy the kernel image and device tree file to the TFTP root to test using network booting:</text:p>
                          <text:list>
                            <text:list-item>
                              <text:p text:style-name="P474">$ cp arch/arm/boot/zImage arch/arm/boot/dts/imx6q- wandboard.dtb /var/lib/tftpboot</text:p>
                            </text:list-item>
                          </text:list>
                        </text:list-item>
                        <text:list-item>
                          <text:p text:style-name="P235">Some other embedded Linux targets might need to compile a uImage if the U-Boot bootloader is not compiled with zImage booting support:</text:p>
                          <text:list>
                            <text:list-item>
                              <text:p text:style-name="P475">$ make LOADADDR=0x10800000 uImage</text:p>
                            </text:list-item>
                            <text:list-item>
                              <text:p text:style-name="P236">Extra: <text:span text:style-name="T1">$ sudo apt-get install u-boot-tools</text:span></text:p>
                            </text:list-item>
                          </text:list>
                        </text:list-item>
                        <text:list-item>
                          <text:p text:style-name="P237">LOADADDR is the U-Boot entry point; that is, the address where U-Boot will place the kernel in memory. It is defined in the meta-fsl-arm imx-base.inc file:</text:p>
                          <text:list>
                            <text:list-item>
                              <text:p text:style-name="P238">UBOOT_ENTRYPOINT_mx6 = "0x10008000"</text:p>
                            </text:list-item>
                          </text:list>
                        </text:list-item>
                      </text:list>
                    </text:list-item>
                  </text:list>
                </text:list-item>
              </text:list>
            </text:list-item>
          </text:list>
        </text:list-item>
      </text:list>
      <text:p text:style-name="P15"/>
      <text:p text:style-name="P15"/>
      <text:list xml:id="list100353247367995" text:continue-numbering="true" text:style-name="L16">
        <text:list-item>
          <text:p text:style-name="P476">External source development</text:p>
          <text:list>
            <text:list-item>
              <text:p text:style-name="P239">We configure for external development in our conf/local.conf file using the following code:</text:p>
              <text:list>
                <text:list-item>
                  <text:p text:style-name="P240">INHERIT += "externalsrc"</text:p>
                </text:list-item>
                <text:list-item>
                  <text:p text:style-name="P240">EXTERNALSRC_pn-linux-wandboard = "/opt/yocto/linux-wandboard"</text:p>
                </text:list-item>
                <text:list-item>
                  <text:p text:style-name="P240">EXTERNALSRC_BUILD_pn-linux-wandboard = "/opt/yocto/linux- wandboard"</text:p>
                </text:list-item>
              </text:list>
            </text:list-item>
            <text:list-item>
              <text:p text:style-name="P241">But, just as before, the compilation fails with U-Boot.<text:span text:style-name="T29">is not prepared for external source compilation and it fails in the configuration task.</text:span></text:p>
            </text:list-item>
          </text:list>
        </text:list-item>
      </text:list>
      <text:p text:style-name="P16"/>
      <text:p text:style-name="P16"/>
      <text:list xml:id="list100353022965078" text:continue-numbering="true" text:style-name="L16">
        <text:list-item>
          <text:p text:style-name="P477"><text:soft-page-break/>Working directory development</text:p>
          <text:list>
            <text:list-item>
              <text:p text:style-name="P242">Typically we work with patches and use this development workflow when we have a small amount of changes or we don't own the source repository.</text:p>
            </text:list-item>
            <text:list-item>
              <text:p text:style-name="P243">A typical workflow when working on a modification would be:</text:p>
            </text:list-item>
          </text:list>
        </text:list-item>
      </text:list>
      <text:list xml:id="list6292874275729575882" text:style-name="L17">
        <text:list-item>
          <text:list>
            <text:list-item>
              <text:list>
                <text:list-item>
                  <text:p text:style-name="P244">Start the kernel package compilation from scratch:</text:p>
                  <text:list>
                    <text:list-item>
                      <text:p text:style-name="P478">$ bitbake -c cleanall virtual/kernel</text:p>
                    </text:list-item>
                  </text:list>
                </text:list-item>
                <text:list-item>
                  <text:p text:style-name="P245">Configure the kernel as follows:</text:p>
                  <text:list>
                    <text:list-item>
                      <text:p text:style-name="P479">$ bitbake -c configure virtual/kernel</text:p>
                    </text:list-item>
                    <text:list-item>
                      <text:p text:style-name="P246">This will convert the machine defconfig file into a .config file and call oldconfig to validate the configuration with the kernel source.<text:span text:style-name="T30">You can optionally add your own configuration changes with:</text:span></text:p>
                      <text:list>
                        <text:list-item>
                          <text:p text:style-name="P480">$ bitbake -c menuconfig virtual/kernel</text:p>
                        </text:list-item>
                      </text:list>
                    </text:list-item>
                  </text:list>
                </text:list-item>
                <text:list-item>
                  <text:p text:style-name="P248">Start a development shell on the kernel:</text:p>
                  <text:list>
                    <text:list-item>
                      <text:p text:style-name="P481">$ bitbake -c devshell virtual/kernel</text:p>
                    </text:list-item>
                  </text:list>
                </text:list-item>
                <text:list-item>
                  <text:p text:style-name="P249">Perform our modifications, including kernel configuration changes.</text:p>
                </text:list-item>
                <text:list-item>
                  <text:p text:style-name="P249">Leave the devshell open and go back to the terminal with the sourced Yocto environment to compile the source without erasing our modifications as follows:</text:p>
                  <text:list>
                    <text:list-item>
                      <text:p text:style-name="P482">$ bitbake -C compile virtual/kernel</text:p>
                    </text:list-item>
                  </text:list>
                </text:list-item>
                <text:list-item>
                  <text:p text:style-name="P250">Test your changes.</text:p>
                </text:list-item>
              </text:list>
            </text:list-item>
          </text:list>
        </text:list-item>
      </text:list>
      <text:list xml:id="list4556250322151087803" text:style-name="L18">
        <text:list-item>
          <text:p text:style-name="P251">Refer to the Configuring network booting for a development setup recipe in Chapter</text:p>
          <text:list>
            <text:list-item>
              <text:p text:style-name="P252">The Build System for details</text:p>
              <text:list>
                <text:list-item>
                  <text:p text:style-name="P253">Alternatively, the U-Boot bootloader can boot a Linux zImage kernel from memory with its corresponding device tree using the following syntax:</text:p>
                  <text:list>
                    <text:list-item>
                      <text:p text:style-name="P483">&gt; bootz &lt;kernel_addr&gt; - &lt;dtb_addr&gt;</text:p>
                    </text:list-item>
                  </text:list>
                </text:list-item>
                <text:list-item>
                  <text:p text:style-name="P254">For example, we can fetch images from TFTP and boot the Wandboard images as follows:</text:p>
                  <text:list>
                    <text:list-item>
                      <text:p text:style-name="P484">&gt; tftp ${loadaddr} ${image}</text:p>
                    </text:list-item>
                    <text:list-item>
                      <text:p text:style-name="P484">&gt; tftp ${fdt_addr} ${fdt_file}</text:p>
                    </text:list-item>
                    <text:list-item>
                      <text:p text:style-name="P484">&gt; bootz ${loadaddr} - ${fdt_addr}</text:p>
                    </text:list-item>
                  </text:list>
                </text:list-item>
                <text:list-item>
                  <text:p text:style-name="P255">If we were using an initramdisk, we would pass it as the second argument. Since we aren't, we use a dash instead.</text:p>
                  <text:list>
                    <text:list-item>
                      <text:p text:style-name="P256">The command to boot a uImage Linux kernel image from memory would use bootm instead, as in:</text:p>
                      <text:list>
                        <text:list-item>
                          <text:p text:style-name="P485">&gt; bootm &lt;kernel_addr&gt; - &lt;dtb_addr&gt;</text:p>
                        </text:list-item>
                      </text:list>
                    </text:list-item>
                  </text:list>
                </text:list-item>
              </text:list>
            </text:list-item>
          </text:list>
        </text:list-item>
        <text:list-item>
          <text:p text:style-name="P257">Go back to the devshell and commit your change to the local Git repository:</text:p>
          <text:list>
            <text:list-item>
              <text:p text:style-name="P486">$ git add --all .</text:p>
            </text:list-item>
            <text:list-item>
              <text:p text:style-name="P486">$ git commit -s -m "Well thought commit message"</text:p>
            </text:list-item>
          </text:list>
        </text:list-item>
        <text:list-item>
          <text:p text:style-name="P258">Generate a patch into the kernel recipe patch directory:</text:p>
          <text:list>
            <text:list-item>
              <text:p text:style-name="P487">$ git format-patch -1 -o /opt/yocto/fsl-community- bsp/sources/meta-bsp-ustom/recipes-kernel/linux/linux- wandboard-3.10.17</text:p>
            </text:list-item>
          </text:list>
        </text:list-item>
        <text:list-item>
          <text:p text:style-name="P259">Finally, add the patch to the kernel recipe as previously described.</text:p>
        </text:list-item>
      </text:list>
      <text:list xml:id="list100352264722992" text:continue-list="list6292874275729575882" text:style-name="L17">
        <text:list-item>
          <text:list>
            <text:list-item>
              <text:list>
                <text:list-header>
                  <text:p text:style-name="P247"/>
                </text:list-header>
              </text:list>
            </text:list-item>
          </text:list>
        </text:list-item>
      </text:list>
      <text:p text:style-name="P35"/>
      <text:p text:style-name="P35"/>
      <text:p text:style-name="P35"/>
      <text:p text:style-name="P35"/>
      <text:p text:style-name="P35"/>
      <text:p text:style-name="P35"/>
      <text:p text:style-name="P35"/>
      <text:p text:style-name="P35"/>
      <text:p text:style-name="P35"><text:soft-page-break/>Building external kernel modules</text:p>
      <text:list xml:id="list7510329505974806401" text:style-name="L19">
        <text:list-item>
          <text:p text:style-name="P260">The Linux kernel has the ability to load modules at runtime that extend the kernel functionality.</text:p>
        </text:list-item>
        <text:list-item>
          <text:p text:style-name="P261">Kernel modules share the kernel's address space and have to be linked against the kernel they are going to be loaded onto.</text:p>
        </text:list-item>
        <text:list-item>
          <text:p text:style-name="P262">Most device drivers in the Linux kernel can either be compiled into the kernel itself (built-in) or as loadable kernel modules that need to be placed in the root filesystem under the /lib/modules directory.</text:p>
        </text:list-item>
        <text:list-item>
          <text:p text:style-name="P263">A module in the kernel tree uses the kernel's kbuild system to build itself</text:p>
        </text:list-item>
        <text:list-item>
          <text:p text:style-name="P263">It's worth remembering that the Linux kernel is covered under a GPLv2 license, so Linux kernel modules should be released with a compatible license.</text:p>
        </text:list-item>
        <text:list-item>
          <text:p text:style-name="P264">To compile an external kernel module with Yocto, we first need to know how we would link the module source with the kernel itself.</text:p>
        </text:list-item>
        <text:list-item>
          <text:p text:style-name="P265">An external kernel module is also built using the kbuild system of the Linux kernel it is going to be linked against, so the first thing we need is a Makefile :</text:p>
          <text:p text:style-name="P265"/>
        </text:list-item>
      </text:list>
      <text:p text:style-name="P17"><text:tab/><text:tab/><text:span text:style-name="T31">obj-m:= hello_world.o <text:tab/></text:span></text:p>
      <text:p text:style-name="P19"><text:tab/><text:tab/>SRC := $(shell pwd)</text:p>
      <text:p text:style-name="P18"><text:tab/><text:tab/><text:span text:style-name="T32">all: </text:span></text:p>
      <text:p text:style-name="P20"><text:tab/><text:tab/><text:tab/>$(MAKE) -C $(KERNEL_SRC) M=$(SRC)</text:p>
      <text:p text:style-name="P21"><text:tab/><text:tab/><text:span text:style-name="T33">modules_install: </text:span></text:p>
      <text:p text:style-name="P22"><text:tab/><text:tab/><text:tab/>$(MAKE) -C $(KERNEL_SRC) M=$(SRC) modules_install</text:p>
      <text:p text:style-name="P23"><text:tab/><text:tab/><text:span text:style-name="T34">clean:</text:span></text:p>
      <text:p text:style-name="P24"><text:tab/><text:tab/><text:tab/><text:span text:style-name="T35">rm -f *.o *~ core .depend .*.cmd *.ko *.mod.c </text:span></text:p>
      <text:p text:style-name="P25"><text:tab/><text:tab/><text:tab/>rm -f Module.markers Module.symvers modules.order </text:p>
      <text:p text:style-name="P25"><text:tab/><text:tab/><text:tab/>rm -rf .tmp_versions Modules.symvers</text:p>
      <text:p text:style-name="P25"/>
      <text:list xml:id="list100352857636641" text:continue-numbering="true" text:style-name="L19">
        <text:list-item>
          <text:list>
            <text:list-item>
              <text:list>
                <text:list-item>
                  <text:list>
                    <text:list-item>
                      <text:p text:style-name="P266">The Makefile file just wraps the make command used to compile a module on a Linux system:</text:p>
                      <text:list>
                        <text:list-item>
                          <text:p text:style-name="P488">make -C $(KERNEL_SRC) M=$(SRC)</text:p>
                        </text:list-item>
                      </text:list>
                    </text:list-item>
                    <text:list-item>
                      <text:p text:style-name="P267">Here, make is instructed to build in the location of the kernel source, and the M argument tells kbuild it is building a module at the specified location.</text:p>
                    </text:list-item>
                    <text:list-item>
                      <text:p text:style-name="P268">And then we code the source of the module itself ( hello_world.c ):</text:p>
                      <text:list>
                        <text:list-header>
                          <text:p text:style-name="P269">#include &lt;linux/module.h&gt; </text:p>
                          <text:p text:style-name="P269">static int hello_world_init(void) </text:p>
                          <text:p text:style-name="P269">{ </text:p>
                          <text:p text:style-name="P269">printk("Hello world\n");</text:p>
                          <text:p text:style-name="P269"><text:s/>return 0; </text:p>
                          <text:p text:style-name="P269">} </text:p>
                          <text:p text:style-name="P269">static void hello_world_exit(void) </text:p>
                          <text:p text:style-name="P269">{ </text:p>
                          <text:p text:style-name="P269">printk("Bye world\n"); </text:p>
                          <text:p text:style-name="P269">} </text:p>
                          <text:p text:style-name="P269">module_init(hello_world_init); </text:p>
                          <text:p text:style-name="P269">module_exit(hello_world_exit); </text:p>
                          <text:p text:style-name="P269">MODULE_LICENSE("GPL v2");</text:p>
                        </text:list-header>
                      </text:list>
                    </text:list-item>
                  </text:list>
                </text:list-item>
              </text:list>
            </text:list-item>
            <text:list-item>
              <text:p text:style-name="P270">It's worth remembering that we need to compile against a kernel source that has already been built. Use the following steps for compilation:</text:p>
              <text:list>
                <text:list-item>
                  <text:p text:style-name="P271">We prepare the environment using the Yocto toolchain environment setup script:</text:p>
                  <text:list>
                    <text:list-item>
                      <text:p text:style-name="P272">$ source /opt/poky/1.7.1/environment-setup-armv7a-vfp-neon-poky-linux-gnueabi</text:p>
                    </text:list-item>
                    <text:list-item>
                      <text:p text:style-name="P273"><text:soft-page-break/>Next we build the module. We execute the following from the module source directory:</text:p>
                      <text:list>
                        <text:list-item>
                          <text:p text:style-name="P489">$ KERNEL_SRC=/opt/yocto/linux-wandboard make</text:p>
                        </text:list-item>
                      </text:list>
                    </text:list-item>
                  </text:list>
                </text:list-item>
              </text:list>
            </text:list-item>
            <text:list-item>
              <text:p text:style-name="P274">Once we know how to compile the module externally, we are ready to prepare a Linux kernel module Yocto recipe for it.</text:p>
            </text:list-item>
            <text:list-item>
              <text:p text:style-name="P275">We place the module source file and Makefile in recipes-kernel/hello-world/ files/ inside our meta-bsp-custom layer. We then create a recipes-kernel/hello- world/hello-world.bb file with the following content:</text:p>
              <text:list>
                <text:list-item>
                  <text:list>
                    <text:list-header>
                      <text:p text:style-name="P490"># Copyright (C) 2015 Packt Publishing.</text:p>
                      <text:p text:style-name="P490">SUMMARY = "Simplest hello world kernel module." </text:p>
                      <text:p text:style-name="P490">LICENSE = "GPLv2" </text:p>
                      <text:p text:style-name="P490">LIC_FILES_CHKSUM = "file://${COMMON_LICENSE_DIR}/GPL- </text:p>
                      <text:p text:style-name="P490">2.0;md5=801f80980d171dd6425610833a22dbe6" </text:p>
                      <text:p text:style-name="P490">inherit module </text:p>
                      <text:p text:style-name="P490">SRC_URI = " \</text:p>
                      <text:list>
                        <text:list-item>
                          <text:list>
                            <text:list-header>
                              <text:p text:style-name="P490">file://hello_world.c \ </text:p>
                              <text:p text:style-name="P490">file://Makefile \ </text:p>
                              <text:p text:style-name="P490">"</text:p>
                            </text:list-header>
                          </text:list>
                        </text:list-item>
                      </text:list>
                    </text:list-header>
                  </text:list>
                </text:list-item>
              </text:list>
            </text:list-item>
          </text:list>
        </text:list-item>
      </text:list>
      <text:p text:style-name="P43"><text:tab/><text:tab/> <text:s text:c="5"/><text:span text:style-name="T36">S = "${WORKDIR}"</text:span></text:p>
      <text:p text:style-name="P44"><text:tab/><text:tab/> <text:s text:c="5"/><text:span text:style-name="T37">COMPATIBLE_MACHINE = "(wandboard)"</text:span></text:p>
      <text:list xml:id="list100351858923317" text:continue-numbering="true" text:style-name="L19">
        <text:list-item>
          <text:list>
            <text:list-item>
              <text:list>
                <text:list-header>
                  <text:p text:style-name="P491"/>
                </text:list-header>
              </text:list>
            </text:list-item>
            <text:list-item>
              <text:p text:style-name="P276">The recipe defines the source directory and the two module files after inheriting the module class, which takes care of everything. The KERNEL_SRC argument in our Makefile is set by the module class to STAGING_KERNEL_DIR , the location where the kernel class places the Linux kernel headers needed for external module compilation.</text:p>
            </text:list-item>
            <text:list-item>
              <text:p text:style-name="P277">We build it with the following command:</text:p>
              <text:list>
                <text:list-item>
                  <text:p text:style-name="P492">$ bitbake hello-world</text:p>
                </text:list-item>
              </text:list>
            </text:list-item>
            <text:list-item>
              <text:p text:style-name="P278">The resulting module is called hello_world.ko , with the kernel-module prefix being added to the package name by the module bbclass automatically</text:p>
            </text:list-item>
          </text:list>
        </text:list-item>
        <text:list-item>
          <text:p text:style-name="P279">The previous instructions will build the module but will not install it in the root filesystem.For that, we need to add a dependency to the root filesystem. This is usually done in machine configuration files using MACHINE_ESSENTIAL (for modules that are needed to boot) or MACHINE_EXTRA (if they are not essential for boot but needed otherwise), variables.</text:p>
          <text:list>
            <text:list-item>
              <text:list>
                <text:list-item>
                  <text:p text:style-name="P280">The dependencies that are essential to boot are:</text:p>
                  <text:list>
                    <text:list-item>
                      <text:p text:style-name="P281"><text:span text:style-name="T1">MACHINE_ESSENTIAL_EXTRA_RDEPENDS</text:span> : The build will fail if they can't be found</text:p>
                    </text:list-item>
                    <text:list-item>
                      <text:p text:style-name="P281"><text:span text:style-name="T1">MACHINE_ESSENTIAL_EXTRA_RRECOMMENDS</text:span> : The build will not fail if they can't be found</text:p>
                    </text:list-item>
                  </text:list>
                </text:list-item>
                <text:list-item>
                  <text:p text:style-name="P282">The dependencies that are not essential to boot are:</text:p>
                  <text:list>
                    <text:list-item>
                      <text:p text:style-name="P283"><text:span text:style-name="T1">MACHINE_EXTRA_RDEPENDS</text:span> : The build will fail if they can't be found</text:p>
                    </text:list-item>
                    <text:list-item>
                      <text:p text:style-name="P284"><text:span text:style-name="T1">MACHINE_ESSENTIAL_EXTRA_RRECOMMENDS</text:span> : The build will not fail if they can't be found</text:p>
                    </text:list-item>
                  </text:list>
                </text:list-item>
              </text:list>
              <text:p text:style-name="P284"/>
            </text:list-item>
          </text:list>
        </text:list-item>
      </text:list>
      <text:p text:style-name="P56"/>
      <text:p text:style-name="P35"/>
      <text:p text:style-name="P35"/>
      <text:p text:style-name="P35"/>
      <text:p text:style-name="P35"/>
      <text:p text:style-name="P35"/>
      <text:p text:style-name="P35"/>
      <text:p text:style-name="P35"><text:soft-page-break/>Debugging the Linux kernel and modules</text:p>
      <text:list xml:id="list1508322726168331042" text:style-name="L20">
        <text:list-item>
          <text:p text:style-name="P285">debugging the Linux kernel remains a manual process, and the most important developer tool is the ability to print debug messages.<text:span text:style-name="T38">(uses the printk function)</text:span></text:p>
        </text:list-item>
        <text:list-item>
          <text:p text:style-name="P286">The printk functionality needs to be compiled into the kernel with the CONFIG_PRINTK configuration variable.</text:p>
        </text:list-item>
        <text:list-item>
          <text:p text:style-name="P287">it is commonly removed on production kernels for small embedded systems.</text:p>
        </text:list-item>
        <text:list-item>
          <text:p text:style-name="P288">The printk function can be used in any context, interrupt, non-maskable interrupt (NMI), or scheduler. Note that using it inside interrupt context is not recommended.</text:p>
        </text:list-item>
        <text:list-item>
          <text:p text:style-name="P289">A useful debug statement to be used during development could be: </text:p>
          <text:list>
            <text:list-header>
              <text:p text:style-name="P289">printk(KERN_INFO "[%s:%d] %pf -&gt; var1: %d var2: %d\n", </text:p>
              <text:p text:style-name="P289">__FUNCTION__, __LINE__, __builtin_return_address(0), var1, </text:p>
              <text:p text:style-name="P289">var2);</text:p>
            </text:list-header>
          </text:list>
        </text:list-item>
        <text:list-item>
          <text:p text:style-name="P290">The first thing to note is that there is no comma between the log level macro and the print format. We then print the function and line where the debug statement is placed and then the parent function.</text:p>
        </text:list-item>
        <text:list-item>
          <text:p text:style-name="P291">The available log levels in printk are presented in the following table:</text:p>
          <text:list>
            <text:list-item>
              <text:list>
                <text:list-item>
                  <text:p text:style-name="P292">Emergency<text:tab/>KERN_EMERG<text:tab/>System is unstable and about to crash</text:p>
                </text:list-item>
                <text:list-item>
                  <text:p text:style-name="P292">Alert<text:tab/><text:tab/>KERN_ALERT<text:tab/>Immediate action is needed</text:p>
                </text:list-item>
                <text:list-item>
                  <text:p text:style-name="P292">Critical<text:tab/>KERN_CRIT<text:tab/><text:tab/>Critical software or hardware failure</text:p>
                </text:list-item>
                <text:list-item>
                  <text:p text:style-name="P292">Error<text:tab/><text:tab/>KERN_ERR<text:tab/><text:tab/>Error condition</text:p>
                </text:list-item>
                <text:list-item>
                  <text:p text:style-name="P292">Warning<text:tab/>KERN_WARNING<text:tab/>Nothing serious, but might indicate a problem</text:p>
                </text:list-item>
                <text:list-item>
                  <text:p text:style-name="P292">Notice<text:tab/><text:tab/>KERN_NOTICE<text:tab/>Nothing serious, but user should take note</text:p>
                </text:list-item>
                <text:list-item>
                  <text:p text:style-name="P292">Information<text:tab/>KERN_INFO<text:tab/><text:tab/>System information</text:p>
                </text:list-item>
                <text:list-item>
                  <text:p text:style-name="P293">Debug<text:tab/><text:tab/>KERN_DEBUG<text:tab/>Debug messages<text:tab/></text:p>
                </text:list-item>
              </text:list>
            </text:list-item>
          </text:list>
        </text:list-item>
        <text:list-item>
          <text:p text:style-name="P294">By default, this is KERN_WARNING log level</text:p>
        </text:list-item>
        <text:list-item>
          <text:p text:style-name="P295">Buffer size should be set in the CONFIG_LOG_BUF_SHIFT kernel configuration variable</text:p>
        </text:list-item>
        <text:list-item>
          <text:p text:style-name="P295">We print the kernel log buffer with the dmesg command.</text:p>
        </text:list-item>
        <text:list-item>
          <text:p text:style-name="P296">Yocto user space will have a kernel log daemon running that will log kernel messages to disk under /var/log/ messages</text:p>
        </text:list-item>
        <text:list-item>
          <text:p text:style-name="P297">The ignore_loglevel kernel command-line argument, also available under /sys/ module/printk/parameters , may be used to print all kernel messages to the console independently of the log level.</text:p>
        </text:list-item>
        <text:list-item>
          <text:p text:style-name="P298">You can also change the log level at runtime via the proc filesystem. The /proc/sys/ kernel/printk file contains the current, default, minimum, and boot time default log levels. To change the current log level to the maximum, execute:</text:p>
          <text:list>
            <text:list-item>
              <text:list>
                <text:list-item>
                  <text:p text:style-name="P493">$ echo 8 &gt; /proc/sys/kernel/printk</text:p>
                </text:list-item>
              </text:list>
            </text:list-item>
            <text:list-item>
              <text:p text:style-name="P299">You can also set the console log level with the dmesg tool as follows:</text:p>
              <text:list>
                <text:list-item>
                  <text:p text:style-name="P494">$ dmesg -n 8</text:p>
                </text:list-item>
              </text:list>
            </text:list-item>
          </text:list>
        </text:list-item>
        <text:list-item>
          <text:p text:style-name="P300">To make the change persistent, you can pass a log level command-line parameter to the kernel, or on some Yocto root filesystem images, you could also use a /etc/sysctl.conf file (those that install the procps package).</text:p>
          <text:p text:style-name="P301"/>
        </text:list-item>
        <text:list-item>
          <text:p text:style-name="P301">To enable the debug messages within a driver, you may do either of these:</text:p>
          <text:list>
            <text:list-item>
              <text:list>
                <text:list-item>
                  <text:p text:style-name="P302">Define DEBUG in a macro before any other header file in your driver source, as follows: #define DEBUG</text:p>
                </text:list-item>
                <text:list-item>
                  <text:p text:style-name="P303">Use the dynamic debug kernel feature. You can then enable/disable all dev_dbg and pr_debug debug messages with granularity through debugfs .</text:p>
                </text:list-item>
              </text:list>
            </text:list-item>
          </text:list>
        </text:list-item>
      </text:list>
      <text:p text:style-name="P26"/>
      <text:p text:style-name="P35"/>
      <text:p text:style-name="P35"/>
      <text:p text:style-name="P45"><text:soft-page-break/>Using dynamic debug</text:p>
      <text:list xml:id="list3563224930084647190" text:style-name="L21">
        <text:list-item>
          <text:p text:style-name="P304">To use the dynamic debug functionality in the Linux kernel, follow these steps:</text:p>
          <text:list>
            <text:list-item>
              <text:list>
                <text:list-item>
                  <text:p text:style-name="P304">Make sure your kernel is compiled with dynamic debugging ( CONFIG_DYNAMIC_ DEBUG ).</text:p>
                </text:list-item>
                <text:list-item>
                  <text:p text:style-name="P305">Mount the debug filesystem if it hasn't already been mounted:</text:p>
                  <text:list>
                    <text:list-item>
                      <text:p text:style-name="P495">$ mount -t debugfs nodev /sys/kernel/debug</text:p>
                    </text:list-item>
                  </text:list>
                </text:list-item>
                <text:list-item>
                  <text:p text:style-name="P306">Configure the debug though the dynamic_debug/control folder. It accepts a whitespace-separated sequence of words:</text:p>
                  <text:list>
                    <text:list-item>
                      <text:p text:style-name="P307">func &lt;function name&gt;</text:p>
                    </text:list-item>
                    <text:list-item>
                      <text:p text:style-name="P307">file &lt;filename&gt;</text:p>
                    </text:list-item>
                    <text:list-item>
                      <text:p text:style-name="P307">module &lt;module name&gt;</text:p>
                    </text:list-item>
                    <text:list-item>
                      <text:p text:style-name="P307">format &lt;pattern&gt;</text:p>
                    </text:list-item>
                    <text:list-item>
                      <text:p text:style-name="P307">line &lt;line or line range&gt;</text:p>
                    </text:list-item>
                    <text:list-item>
                      <text:p text:style-name="P307">+ &lt;flag&gt; : This adds the specified flag</text:p>
                    </text:list-item>
                    <text:list-item>
                      <text:p text:style-name="P307">- &lt;flag&gt; : This one removes the specified flag</text:p>
                    </text:list-item>
                    <text:list-item>
                      <text:p text:style-name="P307">= &lt;flag&gt; : This sets the specified flag</text:p>
                    </text:list-item>
                  </text:list>
                </text:list-item>
                <text:list-item>
                  <text:p text:style-name="P307">The flags are defined as follows:</text:p>
                  <text:list>
                    <text:list-item>
                      <text:p text:style-name="P308">f : This flag includes the function name in the message</text:p>
                    </text:list-item>
                    <text:list-item>
                      <text:p text:style-name="P308">l : This flag includes the line number in the message</text:p>
                    </text:list-item>
                    <text:list-item>
                      <text:p text:style-name="P308">m : This flag includes the module name in the message</text:p>
                    </text:list-item>
                    <text:list-item>
                      <text:p text:style-name="P308">p : This flag enables the debug message</text:p>
                    </text:list-item>
                    <text:list-item>
                      <text:p text:style-name="P308">t : This flag includes the thread ID in non-interrupt context messages</text:p>
                    </text:list-item>
                  </text:list>
                </text:list-item>
                <text:list-item>
                  <text:p text:style-name="P309">By default all debug messages are disabled. The control file contains all the available debug points, and by default they have no flags enabled (marked as = _).</text:p>
                </text:list-item>
                <text:list-item>
                  <text:p text:style-name="P310">Now we will enable the debug as follows:</text:p>
                  <text:list>
                    <text:list-item>
                      <text:p text:style-name="P311">Enable all debug statements in a file</text:p>
                      <text:list>
                        <text:list-item>
                          <text:p text:style-name="P496">echo -n 'file &lt;filename&gt; +p' &gt; /sys/kernel/debug/dynamic_debug/control</text:p>
                        </text:list-item>
                      </text:list>
                    </text:list-item>
                    <text:list-item>
                      <text:p text:style-name="P312">Optionally, you could run a specific debug statement:</text:p>
                      <text:list>
                        <text:list-item>
                          <text:p text:style-name="P497">$ echo -n 'file &lt;filename&gt; line nnnn +p' &gt; /sys/kernel/debug/dynamic_debug/control</text:p>
                        </text:list-item>
                      </text:list>
                    </text:list-item>
                  </text:list>
                </text:list-item>
                <text:list-item>
                  <text:p text:style-name="P313">To list all enabled debug statements, we use the following command:</text:p>
                  <text:list>
                    <text:list-item>
                      <text:p text:style-name="P498">$ awk '$3 != "=_"' /sys/kernel/debug/dynamic_debug/control</text:p>
                    </text:list-item>
                  </text:list>
                </text:list-item>
              </text:list>
            </text:list-item>
          </text:list>
        </text:list-item>
        <text:list-item>
          <text:p text:style-name="P314">To make the debug changes persistent, we can pass dyndbg="&lt;query&gt;" or module. dyndbg="&lt;query&gt;" to the kernel in the command-line arguments.</text:p>
          <text:p text:style-name="P314"/>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Debugging the Linux kernel booting process</text:p>
      <text:list xml:id="list7875966031491254178" text:style-name="L22">
        <text:list-item>
          <text:p text:style-name="P315">Debugging booting problems have two distinctive phases, before and after the serial console is initialized.</text:p>
          <text:list>
            <text:list-item>
              <text:p text:style-name="P316">After the serial is initialized and we can see serial output from the kernel</text:p>
            </text:list-item>
            <text:list-item>
              <text:p text:style-name="P316">Before the serial is initialized, however, there is a basic UART support in ARM kernels that allows you to use the serial from early boot. This support is compiled in with the CONFIG_ DEBUG_LL configuration variable.</text:p>
            </text:list-item>
            <text:list-item>
              <text:p text:style-name="P317">This adds supports for a debug-only series of assembly functions that allow you to output data to a UART.</text:p>
            </text:list-item>
            <text:list-item>
              <text:p text:style-name="P318">The low-level support is platform specific, and for the i.MX6, it can be found under arch/arm/include/debug/imx.S . The code allows for this low-level UART to be configured through the CONFIG_DEBUG_IMX_UART_PORT configuration variable.</text:p>
            </text:list-item>
            <text:list-item>
              <text:p text:style-name="P319">We can use this support directly by using the printascii function as follows:</text:p>
              <text:list>
                <text:list-item>
                  <text:p text:style-name="P499">extern void printascii(const char *);</text:p>
                </text:list-item>
                <text:list-item>
                  <text:p text:style-name="P499">printascii("Literal string\n");</text:p>
                </text:list-item>
              </text:list>
            </text:list-item>
            <text:list-item>
              <text:p text:style-name="P320">However, much more preferred would be to use the early_print function</text:p>
              <text:list>
                <text:list-item>
                  <text:p text:style-name="P321">formatted input in printf style</text:p>
                </text:list-item>
                <text:list-item>
                  <text:p text:style-name="P321">for example:</text:p>
                  <text:list>
                    <text:list-item>
                      <text:p text:style-name="P500">early_print("%08x\t%s\n", p-&gt;nr, p-&gt;name);</text:p>
                    </text:list-item>
                  </text:list>
                </text:list-item>
              </text:list>
            </text:list-item>
          </text:list>
        </text:list-item>
        <text:list-item>
          <text:p text:style-name="P501">Dumping the kernel's printk buffer from the bootloader</text:p>
          <text:list>
            <text:list-item>
              <text:p text:style-name="P322">Another useful technique to debug Linux kernel crashes at boot is to analyze the kernel log after the crash. <text:span text:style-name="T39">This is only possible if the RAM memory is persistent across reboots and does not get initialized by the bootloader.</text:span></text:p>
            </text:list-item>
            <text:list-item>
              <text:p text:style-name="P323">As U-Boot keeps the memory intact, we can use this method to peek at the kernel login memory in search of clues.</text:p>
            </text:list-item>
            <text:list-item>
              <text:p text:style-name="P324">Looking at the kernel source, we can see how the log ring buffer is set up in kernel/ printk/printk.c and also note that it is stored in __log_buf .</text:p>
            </text:list-item>
            <text:list-item>
              <text:p text:style-name="P325">To find the location of the kernel buffer, we will use the System.map file created by the Linux build process, which maps symbols with virtual addresses using the following command:</text:p>
              <text:list>
                <text:list-item>
                  <text:p text:style-name="P502">$grep __log_buf System.map</text:p>
                  <text:p text:style-name="P326">80f450c0 b __log_buf</text:p>
                </text:list-item>
              </text:list>
            </text:list-item>
            <text:list-item>
              <text:p text:style-name="P327">To convert the virtual address to physical address, we look at how __virt_to_phys() is defined for ARM:</text:p>
              <text:list>
                <text:list-item>
                  <text:p text:style-name="P503">x - PAGE_OFFSET + PHYS_OFFSET</text:p>
                </text:list-item>
                <text:list-item>
                  <text:p text:style-name="P328">The PAGE_OFFSET variable is defined in the kernel configuration as:</text:p>
                  <text:list>
                    <text:list-item>
                      <text:p text:style-name="P329">config PAGE_OFFSET</text:p>
                      <text:list>
                        <text:list-item>
                          <text:list>
                            <text:list-item>
                              <text:p text:style-name="P329">hex</text:p>
                            </text:list-item>
                            <text:list-item>
                              <text:p text:style-name="P329">default 0x40000000 if VMSPLIT_1G</text:p>
                            </text:list-item>
                            <text:list-item>
                              <text:p text:style-name="P329">default 0x80000000 if VMSPLIT_2G</text:p>
                            </text:list-item>
                            <text:list-item>
                              <text:p text:style-name="P329">default 0xC0000000</text:p>
                            </text:list-item>
                          </text:list>
                        </text:list-item>
                      </text:list>
                    </text:list-item>
                  </text:list>
                </text:list-item>
              </text:list>
            </text:list-item>
            <text:list-item>
              <text:p text:style-name="P330">We can then force a reboot using a magic SysRq key, which needs to be enabled in the kernel configuration with CONFIG_MAGIC_SYSRQ</text:p>
              <text:list>
                <text:list-item>
                  <text:p text:style-name="P504">$ echo b &gt; /proc/sysrq-trigger</text:p>
                </text:list-item>
              </text:list>
            </text:list-item>
            <text:list-item>
              <text:p text:style-name="P331">We then dump that memory address from U-Boot as follows:</text:p>
              <text:list>
                <text:list-item>
                  <text:p text:style-name="P505">&gt; md.l 0x10f450c0</text:p>
                </text:list-item>
              </text:list>
            </text:list-item>
          </text:list>
        </text:list-item>
        <text:list-item>
          <text:p text:style-name="P332">Another method is to store the kernel log messages and kernel panics or oops into persistent storage.</text:p>
        </text:list-item>
        <text:list-item>
          <text:p text:style-name="P333">The Linux kernel's persistent store support ( CONFIG_PSTORE ) allows you to log in to the persistent memory kept across reboots.</text:p>
        </text:list-item>
        <text:list-item>
          <text:p text:style-name="P334"><text:soft-page-break/>To log panic and oops messages into persistent memory, we need to configure the kernel with the CONFIG_PSTORE_RAM configuration variable, and to log kernel messages, we need to configure the kernel with CONFIG_PSTORE_CONSOLE .</text:p>
        </text:list-item>
        <text:list-item>
          <text:p text:style-name="P335">We then need to configure the location of the persistent storage on an unused memory location, but keep the last 1 MB of memory free.</text:p>
        </text:list-item>
        <text:list-item>
          <text:p text:style-name="P335">For example, we could pass the following kernel command-line arguments to reserve a 128 KB region starting at 0x30000000: </text:p>
          <text:list>
            <text:list-header>
              <text:p text:style-name="P506">ramoops.mem_address=0x30000000 ramoops.mem_size=0x200000</text:p>
            </text:list-header>
          </text:list>
        </text:list-item>
        <text:list-item>
          <text:p text:style-name="P336">We would then mount the persistent storage by adding it to /etc/fstab so that it is available on the next boot as well:</text:p>
          <text:list>
            <text:list-header>
              <text:p text:style-name="P337">/etc/fstab:</text:p>
              <text:p text:style-name="P337">pstore /pstore pstore <text:s/>defaults <text:s/>0 <text:s/>0</text:p>
            </text:list-header>
          </text:list>
          <text:p text:style-name="P338">We then mount it as follows:</text:p>
          <text:list text:continue-numbering="true">
            <text:list-item>
              <text:p text:style-name="P338"># mkdir /pstore</text:p>
            </text:list-item>
            <text:list-item>
              <text:p text:style-name="P338"># mount /pstore</text:p>
            </text:list-item>
          </text:list>
        </text:list-item>
        <text:list-item>
          <text:p text:style-name="P338">Next, we force a reboot with the magic SysRq key:</text:p>
          <text:list>
            <text:list-item>
              <text:p text:style-name="P338"># echo b &gt; /proc/sysrq-trigger</text:p>
            </text:list-item>
          </text:list>
        </text:list-item>
      </text:list>
      <text:p text:style-name="P4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Using the kernel function tracing system</text:p>
      <text:list xml:id="list164615918427788959" text:style-name="L23">
        <text:list-item>
          <text:p text:style-name="P339">Linux kernel contain a set of tracers that, by instrumenting the kernel, allow you to analyze different areas like:</text:p>
          <text:list>
            <text:list-item>
              <text:p text:style-name="P340">Interrupt latency</text:p>
            </text:list-item>
            <text:list-item>
              <text:p text:style-name="P340">Preemption latency</text:p>
            </text:list-item>
            <text:list-item>
              <text:p text:style-name="P340">Scheduling latency</text:p>
            </text:list-item>
            <text:list-item>
              <text:p text:style-name="P341">Process context switches</text:p>
            </text:list-item>
            <text:list-item>
              <text:p text:style-name="P341">Event tracing</text:p>
            </text:list-item>
            <text:list-item>
              <text:p text:style-name="P341">Syscalls</text:p>
            </text:list-item>
            <text:list-item>
              <text:p text:style-name="P341">Maximum stack</text:p>
            </text:list-item>
            <text:list-item>
              <text:p text:style-name="P341">Block layer</text:p>
            </text:list-item>
            <text:list-item>
              <text:p text:style-name="P341">Functions</text:p>
            </text:list-item>
          </text:list>
        </text:list-item>
        <text:list-item>
          <text:p text:style-name="P342">The tracers have no performance overhead when not enabled.</text:p>
        </text:list-item>
        <text:list-item>
          <text:p text:style-name="P343">The tracing system can be used in a wide variety of debugging scenarios, but one of the most common tracers used is the function tracer</text:p>
          <text:list>
            <text:list-item>
              <text:p text:style-name="P344">It instruments every kernel function with a NOP call that is replaced and used to trace the kernel functions when a trace point is enabled.</text:p>
            </text:list-item>
            <text:list-item>
              <text:p text:style-name="P344">To enable the function tracer in the kernel, use the CONFIG_FUNCTION_TRACER and CONFIG_FUNCTION_GRAPH_TRACER configuration variables.</text:p>
            </text:list-item>
            <text:list-item>
              <text:p text:style-name="P345">The kernel tracing system is controlled via a tracing file in the debug filesystem, which is mounted by default on Yocto's default images. If not, you can mount it with:</text:p>
              <text:list>
                <text:list-item>
                  <text:p text:style-name="P507">$ mount -t debugfs nodev /sys/kernel/debug</text:p>
                </text:list-item>
              </text:list>
            </text:list-item>
            <text:list-item>
              <text:p text:style-name="P346">We can list the available tracers in our kernel by executing:</text:p>
              <text:list>
                <text:list-item>
                  <text:p text:style-name="P508">$ cat /sys/kernel/debug/tracing/available_tracers</text:p>
                  <text:p text:style-name="P508">function_graph function nop</text:p>
                </text:list-item>
              </text:list>
            </text:list-item>
          </text:list>
        </text:list-item>
        <text:list-item>
          <text:p text:style-name="P347">You can enable a tracer by echoing its name to the current_tracer file. No tracers are enabled by default:</text:p>
          <text:list>
            <text:list-item>
              <text:p text:style-name="P509">$ cat /sys/kernel/debug/tracing/current_tracer</text:p>
              <text:p text:style-name="P509">nop</text:p>
            </text:list-item>
            <text:list-item>
              <text:p text:style-name="P348">You can disable all tracers by executing the following command:</text:p>
              <text:list>
                <text:list-item>
                  <text:p text:style-name="P510">$ echo -n nop &gt; /sys/kernel/debug/tracing/current_tracer</text:p>
                </text:list-item>
              </text:list>
            </text:list-item>
          </text:list>
        </text:list-item>
        <text:list-item>
          <text:p text:style-name="P348">We use echo -n to avoid the trailing newline when echoing to files in sysfs.</text:p>
        </text:list-item>
        <text:list-item>
          <text:p text:style-name="P349">To enable the function tracer, you would execute:</text:p>
          <text:list>
            <text:list-item>
              <text:p text:style-name="P511">$ echo -n function &gt; /sys/kernel/debug/tracing/current_tracer</text:p>
            </text:list-item>
          </text:list>
        </text:list-item>
        <text:list-item>
          <text:p text:style-name="P350">A prettier graph can be obtained by using the function graph tracer as follows:</text:p>
          <text:list>
            <text:list-item>
              <text:p text:style-name="P512">$ echo -n function_graph &gt; /sys/kernel/debug/tracing/current_tracer</text:p>
            </text:list-item>
          </text:list>
        </text:list-item>
        <text:list-item>
          <text:p text:style-name="P351">You can look at the captured trace in human-readable format via the trace and trace_ pipe files, with the latter blocking on read and consuming the data.</text:p>
          <text:list>
            <text:list-item>
              <text:p text:style-name="P513">$ cat /sys/kernel/debug/tracing/trace_pipe</text:p>
            </text:list-item>
          </text:list>
        </text:list-item>
        <text:list-item>
          <text:p text:style-name="P352">The format for the function tracer output is:</text:p>
          <text:list>
            <text:list-item>
              <text:p text:style-name="P352">task-PID [cpu-nr] irqs-off need-resched hard/softirq preempt-depth delay-timestamp function</text:p>
            </text:list-item>
          </text:list>
        </text:list-item>
        <text:list-item>
          <text:p text:style-name="P353">The kernel tracing system allows us to insert traces in the code by using the trace_printk function call.</text:p>
          <text:list>
            <text:list-item>
              <text:p text:style-name="P353">Its advantage is that as it prints to the tracing buffer in memory and not to the console, it has much lower delays than printk , so it is useful to debug scenarios where printk is affecting the system's behavior; for example, when masking a timing bug.</text:p>
            </text:list-item>
          </text:list>
        </text:list-item>
        <text:list-item>
          <text:p text:style-name="P354">Tracing is enabled once a tracer is configured, but whether the trace writes to the ring buffer or not can be controlled. To disable the writing to the buffer, use the following command:</text:p>
          <text:list>
            <text:list-item>
              <text:list>
                <text:list-item>
                  <text:p text:style-name="P514"><text:soft-page-break/>$ echo 0 &gt; /sys/kernel/debug/tracing/tracing_on</text:p>
                </text:list-item>
              </text:list>
            </text:list-item>
            <text:list-item>
              <text:p text:style-name="P355">And to re-enable it, use the following command:</text:p>
              <text:list>
                <text:list-item>
                  <text:p text:style-name="P515">$ echo 1 &gt; /sys/kernel/debug/tracing/tracing_on</text:p>
                </text:list-item>
              </text:list>
            </text:list-item>
          </text:list>
        </text:list-item>
        <text:list-item>
          <text:p text:style-name="P356">You can also enable and disable the tracing from kernel space by using the tracing_on and tracing_off functions.</text:p>
          <text:p text:style-name="P356"/>
        </text:list-item>
        <text:list-item>
          <text:p text:style-name="P516">Filtering function traces</text:p>
          <text:list>
            <text:list-item>
              <text:p text:style-name="P357">You can get finer granularity in the functions being traced by using the dynamic tracer, which can be enabled with the CONFIG_DYNAMIC_FTRACE configuration variable.</text:p>
            </text:list-item>
            <text:list-item>
              <text:p text:style-name="P358">This is enabled with the tracing functionality by default</text:p>
            </text:list-item>
            <text:list-item>
              <text:p text:style-name="P359">This adds two more files, set_ftrace_filter and set_ftrace_notrace . Adding functions to set_ftrace_filter will trace only those functions, and adding them to set_ftrace_notrace will not trace them, even if they are also added to set_ftrace_filter .</text:p>
            </text:list-item>
            <text:list-item>
              <text:p text:style-name="P360">The set of available function names that can be filtered may be obtained by executing the following command:</text:p>
              <text:list>
                <text:list-item>
                  <text:p text:style-name="P517">$ cat /sys/kernel/debug/tracing/available_filter_functions</text:p>
                </text:list-item>
              </text:list>
            </text:list-item>
            <text:list-item>
              <text:p text:style-name="P361">Functions can be added with:</text:p>
              <text:list>
                <text:list-item>
                  <text:p text:style-name="P518">$ echo -n &lt;function_name&gt; &gt;&gt; /sys/kernel/debug/tracing/set_ftrace_filter</text:p>
                </text:list-item>
                <text:list-item>
                  <text:p text:style-name="P362">Note that we use the concatenation operator ( &gt;&gt; ) so that the new function is appended to the existing ones.</text:p>
                </text:list-item>
              </text:list>
            </text:list-item>
            <text:list-item>
              <text:p text:style-name="P363">And functions can also be removed with:</text:p>
              <text:list>
                <text:list-item>
                  <text:p text:style-name="P519">$ echo -n '!&lt;function&gt;' &gt;&gt; /sys/kernel/debug/tracing/set_ftrace_filter</text:p>
                </text:list-item>
              </text:list>
            </text:list-item>
            <text:list-item>
              <text:p text:style-name="P364">To remove all functions, just echo a blank line into the file:</text:p>
              <text:list>
                <text:list-item>
                  <text:p text:style-name="P520">$ echo &gt; /sys/kernel/debug/tracing/set_ftrace_filter</text:p>
                </text:list-item>
              </text:list>
            </text:list-item>
            <text:list-item>
              <text:p text:style-name="P365">There is a special syntax that adds extra flexibility to the filtering: &lt;function&gt;:&lt;command&gt;: [&lt;parameter&gt;]</text:p>
              <text:list>
                <text:list-item>
                  <text:p text:style-name="P366">Let's explain each of the components individually:</text:p>
                  <text:list>
                    <text:list-item>
                      <text:p text:style-name="P521">function : <text:span text:style-name="T5">This specifies the function name. Wildcards are allowed.</text:span></text:p>
                    </text:list-item>
                    <text:list-item>
                      <text:p text:style-name="P521">command<text:span text:style-name="T5"> : This has the following attributes:</text:span></text:p>
                      <text:list>
                        <text:list-item>
                          <text:p text:style-name="P366">mod : This enables the given function name only in the module specified in the parameter</text:p>
                        </text:list-item>
                        <text:list-item>
                          <text:p text:style-name="P366">traceon/traceoff : This enables or disables tracing when the specified function is hit the numbers of times given in the parameter, or always if no parameter is given.</text:p>
                        </text:list-item>
                        <text:list-item>
                          <text:p text:style-name="P366">dump : Dump the contents of the tracing buffer when the given function is hit.</text:p>
                        </text:list-item>
                      </text:list>
                    </text:list-item>
                  </text:list>
                </text:list-item>
                <text:list-item>
                  <text:p text:style-name="P367">Here are some examples:</text:p>
                  <text:list>
                    <text:list-item>
                      <text:p text:style-name="P368">$ echo -n 'ipu_*:mod:ipu' &gt; </text:p>
                      <text:p text:style-name="P368">/sys/kernel/debug/tracing/set_ftrace_filter </text:p>
                    </text:list-item>
                    <text:list-item>
                      <text:p text:style-name="P368">$ echo -n 'suspend_enter:dump' &gt; </text:p>
                      <text:p text:style-name="P368">/sys/kernel/debug/tracing/set_ftrace_filter </text:p>
                    </text:list-item>
                    <text:list-item>
                      <text:p text:style-name="P368">$ echo -n 'suspend_enter:traceon' &gt; </text:p>
                      <text:p text:style-name="P368">/sys/kernel/debug/tracing/set_ftrace_filter</text:p>
                      <text:p text:style-name="P368"/>
                    </text:list-item>
                  </text:list>
                </text:list-item>
              </text:list>
            </text:list-item>
          </text:list>
        </text:list-item>
      </text:list>
      <text:p text:style-name="P48">Enabling trace options :</text:p>
      <text:list xml:id="list7799063695817901623" text:style-name="L24">
        <text:list-item>
          <text:p text:style-name="P369">Traces have a set of options that can be individually enabled in the /sys/kernel/debug/ tracing/options directory. Some of the most useful options include:</text:p>
          <text:list>
            <text:list-item>
              <text:p text:style-name="P369">print-parent : This option displays the caller function too</text:p>
            </text:list-item>
            <text:list-item>
              <text:p text:style-name="P369">trace_printk : This option disables trace_printk writing</text:p>
            </text:list-item>
          </text:list>
        </text:list-item>
      </text:list>
      <text:p text:style-name="P30"/>
      <text:list xml:id="list100351512698035" text:continue-numbering="true" text:style-name="L24">
        <text:list-item>
          <text:p text:style-name="P522"><text:soft-page-break/>Using the function tracer on oops :</text:p>
          <text:list>
            <text:list-item>
              <text:p text:style-name="P369">Another alternative to log the kernel messages on oops or panic is to configure the function tracer to dump its buffer contents to the console so that the events leading up to the crash can be analyzed. Use the following command:</text:p>
              <text:list>
                <text:list-item>
                  <text:p text:style-name="P523">$ echo 1 &gt; /proc/sys/kernel/ftrace_dump_on_oops</text:p>
                </text:list-item>
              </text:list>
            </text:list-item>
            <text:list-item>
              <text:p text:style-name="P370">The sysrq-z combination will also dump the contents of the tracing buffer to the console, as does calling ftrace_dump() from the kernel code.</text:p>
            </text:list-item>
          </text:list>
          <text:p text:style-name="P370"/>
        </text:list-item>
        <text:list-item>
          <text:p text:style-name="P524">Getting a stack trace for a given function</text:p>
          <text:list>
            <text:list-item>
              <text:p text:style-name="P371">The tracing code can create a backtrace for every function called.</text:p>
            </text:list-item>
            <text:list-item>
              <text:p text:style-name="P371">Have a look at the following commands:</text:p>
              <text:list>
                <text:list-item>
                  <text:p text:style-name="P525">$ echo -n &lt;function_name&gt; &gt; /sys/kernel/debug/tracing/set_ftrace_filter</text:p>
                </text:list-item>
                <text:list-item>
                  <text:p text:style-name="P525">$ echo -n function &gt; /sys/kernel/debug/tracing/current_tracer</text:p>
                </text:list-item>
                <text:list-item>
                  <text:p text:style-name="P525">$ echo 1 &gt; /sys/kernel/debug/tracing/options/func_stack_trace</text:p>
                </text:list-item>
                <text:list-item>
                  <text:p text:style-name="P525">$ cat /sys/kernel/debug/tracing/trace</text:p>
                </text:list-item>
                <text:list-item>
                  <text:p text:style-name="P525">$ echo 0 &gt; /sys/kernel/debug/tracing/options/func_stack_trace</text:p>
                </text:list-item>
                <text:list-item>
                  <text:p text:style-name="P525">$ echo &gt; /sys/kernel/debug/tracing/set_ftrace_filters </text:p>
                  <text:p text:style-name="P525"><text:s/></text:p>
                  <text:p text:style-name="P525"/>
                </text:list-item>
              </text:list>
            </text:list-item>
          </text:list>
        </text:list-item>
        <text:list-item>
          <text:p text:style-name="P526">Configuring the function tracer at boot :</text:p>
          <text:list>
            <text:list-item>
              <text:p text:style-name="P372">The function tracer can be configured in the kernel command-line arguments and started as early as possible in the boot process. For example, to configure the graphic function tracer and filter some functions, we would pass the following arguments from the U-Boot bootloader to the kernel:</text:p>
              <text:list>
                <text:list-item>
                  <text:p text:style-name="P527">ftrace=function_graph ftrace_filter=mxc_hdmi*,fb_show*</text:p>
                </text:list-item>
              </text:list>
            </text:list-item>
          </text:list>
        </text:list-item>
      </text:list>
      <text:p text:style-name="P49"/>
      <text:p text:style-name="P49"/>
      <text:p text:style-name="P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Managing the device tree</text:p>
      <text:list xml:id="list5211393676361546446" text:style-name="L25">
        <text:list-item>
          <text:p text:style-name="P373">The device tree is a data structure that is passed to the Linux kernel to describe the physical devices in a system.</text:p>
        </text:list-item>
        <text:list-item>
          <text:p text:style-name="P374">The device tree replaces the legacy platform data where hardware characteristics were hardcoded in the kernel source so that platform devices can be instantiated.</text:p>
        </text:list-item>
        <text:list-item>
          <text:p text:style-name="P374">Before device trees came into use, the bootloader (for example, U-Boot) had to tell the kernel what machine type it was booting. Moreover, it had to pass other information such as memory size and location, kernel command line, and more.</text:p>
        </text:list-item>
        <text:list-item>
          <text:p text:style-name="P375">The device tree should not be confused with the Linux kernel configuration. The device tree specifies what devices are available and how they are accessed, not whether the hardware is used.</text:p>
        </text:list-item>
        <text:list-item>
          <text:p text:style-name="P376">DT : It was defined by the Open Firmware specification, which defined the flattened device tree format in Power.org Standard for Embedded Power Architecture Platform Requirements (ePAPR), which describes an interface between a boot program and a client.</text:p>
        </text:list-item>
        <text:list-item>
          <text:p text:style-name="P377">Platform customization changes will usually happen in the device tree without the need to modify the kernel source.</text:p>
        </text:list-item>
      </text:list>
      <text:p text:style-name="P31"/>
      <text:list xml:id="list100352720208207" text:continue-numbering="true" text:style-name="L25">
        <text:list-item>
          <text:p text:style-name="P378">A device tree is defined in a human-readable device tree syntax ( .dts ) text file.</text:p>
        </text:list-item>
        <text:list-item>
          <text:p text:style-name="P378">Every board has one or several DTS files that correspond to different hardware configurations.</text:p>
        </text:list-item>
        <text:list-item>
          <text:p text:style-name="P378">These DTS files are compiled into <text:span text:style-name="T1">Device Tree Binary (DTB) blobs</text:span>, which have the following properties:</text:p>
          <text:list>
            <text:list-item>
              <text:list>
                <text:list-item>
                  <text:p text:style-name="P379">They are relocatable, so pointers are never used internally</text:p>
                </text:list-item>
                <text:list-item>
                  <text:p text:style-name="P379">They allow for dynamic node insertion and removal</text:p>
                </text:list-item>
                <text:list-item>
                  <text:p text:style-name="P379">They are small in size</text:p>
                </text:list-item>
              </text:list>
            </text:list-item>
          </text:list>
        </text:list-item>
        <text:list-item>
          <text:p text:style-name="P380">Device tree blobs can either be attached to the kernel binary (for legacy compatibility) or, as is more commonly done, passed to the kernel by a bootloader like U-Boot.</text:p>
        </text:list-item>
        <text:list-item>
          <text:p text:style-name="P381">To compile them, we use a Device Tree Compiler (DTC), which is included in the kernel source inside scripts/dtc and is compiled along with the kernel itself.</text:p>
        </text:list-item>
        <text:list-item>
          <text:p text:style-name="P381">It is recommended to use the DTC compiler included in the kernel tree.</text:p>
        </text:list-item>
        <text:list-item>
          <text:p text:style-name="P382">The device trees can be compiled independently or with the Linux kernel kbuild system</text:p>
        </text:list-item>
        <text:list-item>
          <text:p text:style-name="P382">It's important to note that the DTC currently performs syntax checking but no binding checking, so invalid DTS files may be compiled, and the resulting DTB file may result in a non- booting kernel. Invalid DTB files usually hang the Linux kernel very early on so there will be no serial output.</text:p>
        </text:list-item>
        <text:list-item>
          <text:p text:style-name="P383">The bootloader might also modify the device tree before passing it to the kernel.</text:p>
          <text:p text:style-name="P383"/>
          <text:p text:style-name="P383"><text:span text:style-name="T40">Example : for understanding...</text:span> </text:p>
          <text:p text:style-name="P384">#include "imx6qdl-wandboard.dtsi" </text:p>
          <text:p text:style-name="P384">/ { </text:p>
          <text:p text:style-name="P384">model = "Wandboard i.MX6 Quad Board"; </text:p>
          <text:p text:style-name="P384">compatible = "wand,imx6q-wandboard", "fsl,imx6q"; </text:p>
          <text:p text:style-name="P384">memory { </text:p>
          <text:p text:style-name="P384">reg = &lt;0x10000000 0x80000000&gt;; </text:p>
          <text:p text:style-name="P384">}; </text:p>
          <text:p text:style-name="P384">};</text:p>
        </text:list-item>
      </text:list>
      <text:p text:style-name="P32"/>
      <text:p text:style-name="P32"/>
      <text:list xml:id="list100352960124086" text:continue-numbering="true" text:style-name="L25">
        <text:list-item>
          <text:list>
            <text:list-item>
              <text:list>
                <text:list-item>
                  <text:p text:style-name="P385">What we see here is the device tree root node that has no parents.</text:p>
                </text:list-item>
                <text:list-item>
                  <text:p text:style-name="P385">The rest of the nodes will have a parent</text:p>
                </text:list-item>
                <text:list-item>
                  <text:p text:style-name="P385">The structure of a node can be represented as follows:</text:p>
                  <text:list>
                    <text:list-header>
                      <text:p text:style-name="P385"><text:soft-page-break/>node@0{ </text:p>
                      <text:p text:style-name="P385">an-empty-property; </text:p>
                      <text:p text:style-name="P385">a-string-property = "a string"; </text:p>
                      <text:p text:style-name="P385">a-string-list-property = "first string", "second string"; </text:p>
                      <text:p text:style-name="P385">a-cell-property = &lt;1&gt;; </text:p>
                      <text:p text:style-name="P385">a-cell-property = &lt;0x1 0x2&gt;; </text:p>
                      <text:p text:style-name="P385">a-byte-data-property = [0x1 0x2 0x3 0x4]; </text:p>
                      <text:p text:style-name="P385">a-phandle-property = &lt;&amp;node1&gt;; </text:p>
                      <text:p text:style-name="P385">}</text:p>
                    </text:list-header>
                  </text:list>
                </text:list-item>
                <text:list-item>
                  <text:p text:style-name="P385">The node properties can be:</text:p>
                  <text:list>
                    <text:list-item>
                      <text:p text:style-name="P386">Empty</text:p>
                    </text:list-item>
                    <text:list-item>
                      <text:p text:style-name="P386">Contain one or more strings</text:p>
                    </text:list-item>
                    <text:list-item>
                      <text:p text:style-name="P386">Contain one or more unsigned 32-bit numbers, called cells</text:p>
                    </text:list-item>
                    <text:list-item>
                      <text:p text:style-name="P386">Contain a binary byte stream</text:p>
                    </text:list-item>
                    <text:list-item>
                      <text:p text:style-name="P386">Be a reference to another node, called a phandle</text:p>
                    </text:list-item>
                  </text:list>
                </text:list-item>
              </text:list>
            </text:list-item>
          </text:list>
        </text:list-item>
        <text:list-item>
          <text:p text:style-name="P387">The device tree is initially parsed by the C preprocessor and it can include other DTS files. These include files have the same syntax and are usually appended with the dtsi suffix. File inclusion can also be performed with the device tree /include/ operator, although #include is recommended, and they should not be mixed.</text:p>
        </text:list-item>
        <text:list-item>
          <text:p text:style-name="P388">Device tree nodes are documented in bindings contained in the Documentation/ devicetree/bindings/ directory of the kernel source. </text:p>
          <text:p text:style-name="P388"><text:s/></text:p>
          <text:p text:style-name="P388"/>
        </text:list-item>
        <text:list-item>
          <text:p text:style-name="P528">The compatible property</text:p>
          <text:list>
            <text:list-item>
              <text:list>
                <text:list-item>
                  <text:p text:style-name="P389">The most important property in a device tree node is the compatible property.</text:p>
                </text:list-item>
                <text:list-item>
                  <text:p text:style-name="P390">In the root node, it defines the machine types the device tree is compatible with.</text:p>
                </text:list-item>
                <text:list-item>
                  <text:p text:style-name="P391">On a non-root node, it will define the driver match for the device tree node, binding a device with the driver.</text:p>
                </text:list-item>
                <text:list-item>
                  <text:p text:style-name="P391">For example</text:p>
                  <text:list>
                    <text:list-header>
                      <text:p text:style-name="P392">static const struct of_device_id of_imx_thermal_match[] = { </text:p>
                      <text:p text:style-name="P392">{ .compatible = "fsl,imx6q-tempmon", }, </text:p>
                      <text:p text:style-name="P392">{ /* end */ } </text:p>
                      <text:p text:style-name="P392">}; </text:p>
                      <text:p text:style-name="P392">MODULE_DEVICE_TABLE(of, of_imx_thermal_match); </text:p>
                      <text:p text:style-name="P392">static struct platform_driver imx_thermal = { </text:p>
                      <text:p text:style-name="P392">.driver = { </text:p>
                      <text:p text:style-name="P392">.name </text:p>
                      <text:p text:style-name="P392">= "imx_thermal", </text:p>
                      <text:p text:style-name="P392">.owner = THIS_MODULE, </text:p>
                      <text:p text:style-name="P392">.of_match_table = of_imx_thermal_match, </text:p>
                      <text:p text:style-name="P392">}, </text:p>
                      <text:p text:style-name="P392">.probe </text:p>
                      <text:p text:style-name="P392">= imx_thermal_probe, </text:p>
                      <text:p text:style-name="P392">.remove </text:p>
                      <text:p text:style-name="P392">= imx_thermal_remove, </text:p>
                      <text:p text:style-name="P392">}; </text:p>
                      <text:p text:style-name="P392">module_platform_driver(imx_thermal);</text:p>
                    </text:list-header>
                  </text:list>
                </text:list-item>
              </text:list>
            </text:list-item>
          </text:list>
        </text:list-item>
      </text:list>
      <text:p text:style-name="P33"/>
      <text:p text:style-name="P33"/>
      <text:p text:style-name="P33"/>
      <text:p text:style-name="P33"/>
      <text:list xml:id="list100353453823266" text:continue-numbering="true" text:style-name="L25">
        <text:list-item>
          <text:p text:style-name="P393"><text:soft-page-break/>Usually, the first DTSI file to be included is skeleton.dtsi,which is the minimum device tree needed to boot, once a compatible property is added.</text:p>
          <text:list>
            <text:list-header>
              <text:p text:style-name="P394">/ { </text:p>
              <text:p text:style-name="P394">#address-cells = &lt;1&gt;; </text:p>
              <text:p text:style-name="P394">#size-cells = &lt;1&gt;; </text:p>
              <text:p text:style-name="P394">chosen { }; </text:p>
              <text:p text:style-name="P394">aliases { }; </text:p>
              <text:p text:style-name="P394">memory { device_type = "memory"; reg = &lt;0 0&gt;; }; </text:p>
              <text:p text:style-name="P394">};</text:p>
            </text:list-header>
          </text:list>
        </text:list-item>
        <text:list-item>
          <text:p text:style-name="P395">Here are the other common top nodes:</text:p>
          <text:list>
            <text:list-item>
              <text:list>
                <text:list-item>
                  <text:p text:style-name="P396"><text:span text:style-name="T1">chosen</text:span>: This node defines fixed parameters set at boot, such as the Linux kernel command line or the initramfs memory location. It replaces the information traditionally passed in ARM tags ( ATAGS ).</text:p>
                </text:list-item>
                <text:list-item>
                  <text:p text:style-name="P396"><text:span text:style-name="T1">memory</text:span>: This node is used to define the location and size of RAM. This is usually filled in by the bootloader.</text:p>
                </text:list-item>
                <text:list-item>
                  <text:p text:style-name="P397"><text:span text:style-name="T1">Aliases</text:span>: <text:span text:style-name="T41">This defines shortcuts to other nodes.</text:span></text:p>
                </text:list-item>
                <text:list-item>
                  <text:p text:style-name="P398"><text:span text:style-name="T1">address-cells </text:span>and <text:span text:style-name="T1">size-cells</text:span>: These are used for memory addressability</text:p>
                </text:list-item>
              </text:list>
            </text:list-item>
          </text:list>
          <text:p text:style-name="P398"/>
        </text:list-item>
      </text:list>
      <text:p text:style-name="P399"><text:tab/><text:span text:style-name="T42">#include "skeleton.dtsi"</text:span></text:p>
      <text:p text:style-name="P400"><text:tab/>/ {</text:p>
      <text:p text:style-name="P400"><text:tab/>model = "Wandboard i.MX6 Quad Board";</text:p>
      <text:p text:style-name="P400"><text:tab/>compatible = "wand,imx6q-wandboard", "fsl,imx6q";</text:p>
      <text:p text:style-name="P400"><text:tab/>memory {};</text:p>
      <text:p text:style-name="P400"><text:tab/>aliases {};</text:p>
      <text:p text:style-name="P400"><text:tab/>intc: interrupt-controller@00a01000 {};</text:p>
      <text:p text:style-name="P400"><text:tab/>soc {</text:p>
      <text:p text:style-name="P400"><text:tab/><text:tab/>compatible = "simple-bus";</text:p>
      <text:p text:style-name="P400"><text:tab/><text:tab/>dma_apbh: dma-apbh@00110000 {};</text:p>
      <text:p text:style-name="P400"><text:tab/><text:tab/>timer@00a00600 {};</text:p>
      <text:p text:style-name="P400"><text:tab/><text:tab/>L2: l2-cache@00a02000 {};</text:p>
      <text:p text:style-name="P400"><text:tab/><text:tab/>pcie: pcie@0x01000000 {};</text:p>
      <text:p text:style-name="P400"><text:tab/><text:tab/>aips-bus@02000000 { /* AIPS1 */</text:p>
      <text:p text:style-name="P400"><text:tab/><text:tab/>compatible = "fsl,aips-bus", "simple-bus";</text:p>
      <text:p text:style-name="P400"><text:tab/><text:tab/>spba-bus@02000000 {</text:p>
      <text:p text:style-name="P400"><text:tab/><text:tab/>compatible = "fsl,spba-bus", "simple-bus";</text:p>
      <text:p text:style-name="P400"><text:tab/><text:tab/>};</text:p>
      <text:p text:style-name="P400"><text:tab/>aipstz@0207c000 {};</text:p>
      <text:p text:style-name="P400"><text:tab/>clks: ccm@020c4000 {};</text:p>
      <text:p text:style-name="P400"><text:tab/>iomuxc: iomuxc@020e0000 {};</text:p>
      <text:p text:style-name="P400"><text:tab/>};</text:p>
      <text:p text:style-name="P399"><text:tab/><text:span text:style-name="T42">aips-bus@02100000 {</text:span></text:p>
      <text:p text:style-name="P400"><text:tab/>compatible = "fsl,aips-bus", "simple-bus";</text:p>
      <text:p text:style-name="P400"><text:tab/>};</text:p>
      <text:p text:style-name="P400"><text:tab/>};</text:p>
      <text:p text:style-name="P400">};</text:p>
      <text:p text:style-name="P400"/>
      <text:p text:style-name="P400"/>
      <text:p text:style-name="P400"/>
      <text:p text:style-name="P400"/>
      <text:list xml:id="list8677845368180290301" text:style-name="L27">
        <text:list-item>
          <text:p text:style-name="P401">On this DTS, we can find several nodes defining system on chip (SoC) buses and several other nodes defining on-board devices</text:p>
          <text:p text:style-name="P401"/>
        </text:list-item>
        <text:list-item>
          <text:p text:style-name="P529"><text:soft-page-break/>Defining buses and memory-addressable devices</text:p>
          <text:list>
            <text:list-item>
              <text:p text:style-name="P402">Buses are typically defined by the compatible property or the simple-bus property (todefine a memory-mapped bus with no specific driver binding) or both.</text:p>
            </text:list-item>
            <text:list-item>
              <text:p text:style-name="P402">The simple-bus property is needed so that children nodes to the bus are registered as platform devices.</text:p>
            </text:list-item>
            <text:list-item>
              <text:p text:style-name="P402">For example, the soc node is defined as follows:</text:p>
              <text:list>
                <text:list-header>
                  <text:p text:style-name="P402">soc {</text:p>
                  <text:p text:style-name="P402">compatible = "simple-bus";</text:p>
                  <text:p text:style-name="P402">#address-cells = &lt;1&gt;;</text:p>
                  <text:p text:style-name="P402">#size-cells = &lt;1&gt;;</text:p>
                  <text:p text:style-name="P402">ranges;</text:p>
                  <text:p text:style-name="P402">aips-bus@02000000 { /* AIPS1 */</text:p>
                  <text:p text:style-name="P402">compatible = "fsl,aips-bus", "simple-bus";</text:p>
                  <text:p text:style-name="P402">reg = &lt;0x02000000 0x100000&gt;;</text:p>
                  <text:p text:style-name="P402">}</text:p>
                  <text:p text:style-name="P402">}</text:p>
                </text:list-header>
                <text:list-item>
                  <text:p text:style-name="P403">The properties on the soc node are used to specify the memory addressability of thechildren nodes.</text:p>
                  <text:list>
                    <text:list-item>
                      <text:p text:style-name="P403"><text:span text:style-name="T1">address-cells </text:span>: This property indicates how many base address cells are needed in the reg property</text:p>
                    </text:list-item>
                    <text:list-item>
                      <text:p text:style-name="P403"><text:span text:style-name="T1">size-cells </text:span>: This property indicates how many size cells are needed in the regproperty.</text:p>
                    </text:list-item>
                    <text:list-item>
                      <text:p text:style-name="P403"><text:span text:style-name="T1">ranges</text:span> : This one describes an address translation between parent and child buses.In here, there is no translation and parent and child addressing is identical.</text:p>
                    </text:list-item>
                  </text:list>
                </text:list-item>
              </text:list>
            </text:list-item>
            <text:list-item>
              <text:p text:style-name="P403">In this case, any child of soc needs to define its memory addressing with a reg property that contains one cell for the address and one cell for the size. The aips-bus node does that with the following property:</text:p>
              <text:list>
                <text:list-item>
                  <text:p text:style-name="P530">reg = &lt;0x02000000 0x100000&gt;;</text:p>
                </text:list-item>
              </text:list>
            </text:list-item>
            <text:list-item>
              <text:p text:style-name="P531"><text:span text:style-name="T5">When the device tree binary blob is loaded in memory by the Linux kernel, it is expanded into a flattened device tree that is accessed by offset.</text:span></text:p>
            </text:list-item>
            <text:list-item>
              <text:p text:style-name="P531"><text:span text:style-name="T5">The fdt_* kernel functions are used to access the flattened device tree. This fdt is then parsed and transformed into a tree memory structure that can be efficiently accessed with the of_* family of functions</text:span></text:p>
              <text:p text:style-name="P531"><text:span text:style-name="T5"/></text:p>
            </text:list-item>
          </text:list>
        </text:list-item>
        <text:list-item>
          <text:p text:style-name="P532"><text:span text:style-name="T43">Modifying and compiling the device tree in Yocto</text:span></text:p>
          <text:list>
            <text:list-item>
              <text:p text:style-name="P533"><text:span text:style-name="T44">bitbake -c devshell virtual/kernel</text:span></text:p>
            </text:list-item>
            <text:list-item>
              <text:p text:style-name="P533"><text:span text:style-name="T11">We then edit arch/arm/boot/dts/imx6q-wandboard.dts and compile the changes with:</text:span></text:p>
              <text:list>
                <text:list-item>
                  <text:p text:style-name="P534"><text:span text:style-name="T11">make dtbs</text:span></text:p>
                </text:list-item>
              </text:list>
            </text:list-item>
            <text:list-item>
              <text:p text:style-name="P534"><text:span text:style-name="T12">If we want to create a device tree with extra space, let's say 1024 bytes (for example, to add nodes dynamically as explained in the next recipe), we need to specify it with a DTC flag as follows:</text:span></text:p>
              <text:list>
                <text:list-item>
                  <text:p text:style-name="P535"><text:span text:style-name="T45">DTC_FLAGS="-p 1024" make dtbs</text:span></text:p>
                </text:list-item>
              </text:list>
            </text:list-item>
            <text:list-item>
              <text:p text:style-name="P535"><text:span text:style-name="T13">To deploy it, we exit the devshell and build the kernel from the project's build directory:</text:span></text:p>
              <text:list>
                <text:list-item>
                  <text:p text:style-name="P535"><text:span text:style-name="T46">$ bitbake -c deploy -f virtual/kernel</text:span></text:p>
                </text:list-item>
              </text:list>
              <text:p text:style-name="P535"><text:span text:style-name="T5"><text:line-break/></text:span></text:p>
            </text:list-item>
          </text:list>
        </text:list-item>
      </text:list>
      <text:p text:style-name="P550"><text:span text:style-name="T17"><text:tab/><text:tab/></text:span></text:p>
      <text:p text:style-name="P2"/>
      <text:p text:style-name="P2"/>
      <text:p text:style-name="P2"/>
      <text:p text:style-name="P2"/>
      <text:p text:style-name="P35"><text:soft-page-break/>Debugging device tree issues</text:p>
      <text:list xml:id="list1953324253486320164" text:style-name="L28">
        <text:list-item>
          <text:p text:style-name="P404">problems with the syntax of device tree files usually result in the kernel crashing early in the boot process. Other type of problems are more subtle and usually appear once a driver is making use of the information provided by the device tree.</text:p>
        </text:list-item>
        <text:list-item>
          <text:p text:style-name="P537">Looking at the device tree from U-Boot</text:p>
          <text:list>
            <text:list-item>
              <text:p text:style-name="P405">The U-Boot bootloader offers the fdt command to interact with a device tree blob.</text:p>
            </text:list-item>
            <text:list-item>
              <text:p text:style-name="P405">There are two variables related to the device tree :</text:p>
              <text:list>
                <text:list-item>
                  <text:p text:style-name="P405"><text:span text:style-name="T1">fdt_file</text:span> : This variable contains the name of the device tree file used</text:p>
                </text:list-item>
                <text:list-item>
                  <text:p text:style-name="P405"><text:span text:style-name="T1">fdt_addr </text:span>: This variable contains the location in memory to load the device tree</text:p>
                </text:list-item>
              </text:list>
            </text:list-item>
            <text:list-item>
              <text:p text:style-name="P406">To fetch the Wandboard's device tree from the TFTP server location and place it in memory, we use the following command:</text:p>
              <text:list>
                <text:list-item>
                  <text:p text:style-name="P538">&gt; tftp ${fdt_addr} ${fdt_file}</text:p>
                </text:list-item>
              </text:list>
            </text:list-item>
            <text:list-item>
              <text:p text:style-name="P406">Once we have the device tree blob in memory, we tell U-Boot where it is located:</text:p>
              <text:list>
                <text:list-item>
                  <text:p text:style-name="P538">fdt addr ${fdt_addr}</text:p>
                </text:list-item>
              </text:list>
            </text:list-item>
            <text:list-item>
              <text:p text:style-name="P538"><text:span text:style-name="T5">we can inspect nodes from the device tree using the full path to them from the root node.To inspect the selected levels, we use the list command, and to print completesubtrees, we use the print command:</text:span></text:p>
              <text:list>
                <text:list-item>
                  <text:p text:style-name="P538">fdt list /cpus</text:p>
                </text:list-item>
              </text:list>
            </text:list-item>
            <text:list-item>
              <text:p text:style-name="P407">U-Boot can also attach new nodes to the tree assuming there is extra space in the device tree:</text:p>
              <text:list>
                <text:list-item>
                  <text:p text:style-name="P539">fdt mknode / new-node</text:p>
                </text:list-item>
                <text:list-item>
                  <text:p text:style-name="P539">fdt list /new-node</text:p>
                  <text:list>
                    <text:list-header>
                      <text:p text:style-name="P539">new-node {</text:p>
                      <text:p text:style-name="P539">};</text:p>
                    </text:list-header>
                  </text:list>
                </text:list-item>
                <text:list-item>
                  <text:p text:style-name="P407">It can also create or remove properties:</text:p>
                  <text:list>
                    <text:list-item>
                      <text:p text:style-name="P539">fdt set /new-node testprop testvalue</text:p>
                    </text:list-item>
                    <text:list-item>
                      <text:p text:style-name="P539">fdt print /new-node</text:p>
                      <text:p text:style-name="P407">new-node {</text:p>
                      <text:p text:style-name="P407">testprop = "testvalue";</text:p>
                      <text:p text:style-name="P407">};</text:p>
                      <text:p text:style-name="P407">&gt; fdt rm /new-node testprop</text:p>
                      <text:p text:style-name="P407">&gt; fdt print /new-node</text:p>
                      <text:p text:style-name="P407">new-node {</text:p>
                      <text:p text:style-name="P407">};</text:p>
                    </text:list-item>
                  </text:list>
                </text:list-item>
              </text:list>
            </text:list-item>
          </text:list>
          <text:p text:style-name="P407"><text:s/></text:p>
        </text:list-item>
        <text:list-item>
          <text:p text:style-name="P539">Looking at the device tree from the Linux kernel</text:p>
          <text:list>
            <text:list-item>
              <text:p text:style-name="P408">Once the Linux kernel is booted, it can be useful to expose the device tree to user spaceso that it can be explored.</text:p>
            </text:list-item>
            <text:list-item>
              <text:p text:style-name="P408">You can do this by configuring the Linux kernel with the <text:span text:style-name="T1">CONFIG_PROC_DEVICETREE </text:span>configuration variable.</text:p>
            </text:list-item>
            <text:list-item>
              <text:p text:style-name="P540">ls /proc/device-tree/cpus/</text:p>
            </text:list-item>
          </text:list>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1T14:40:10.564872413</meta:creation-date>
    <dc:date>2016-04-22T10:03:51.135930583</dc:date>
    <meta:editing-duration>PT4H49M24S</meta:editing-duration>
    <meta:editing-cycles>681</meta:editing-cycles>
    <meta:generator>LibreOffice/4.2.8.2$Linux_X86_64 LibreOffice_project/420m0$Build-2</meta:generator>
    <meta:document-statistic meta:table-count="0" meta:image-count="0" meta:object-count="0" meta:page-count="31" meta:paragraph-count="911" meta:word-count="10046" meta:character-count="61557" meta:non-whitespace-character-count="52859"/>
  </office:meta>
</office:document-meta>
</file>